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02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0.935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an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7" table:number-columns-repeated="3" table:default-cell-style-name="ce12"/>
        <table:table-column table:style-name="co9" table:default-cell-style-name="ce12"/>
        <table:table-column table:style-name="co7" table:number-columns-repeated="1010" table:default-cell-style-name="ce12"/>
        <table:table-row table:style-name="ro1"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r.</text:p>
          </table:table-cell>
          <table:table-cell office:value-type="string" calcext:value-type="string">
            <text:p>nom. pr.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263</text:p>
          </table:table-cell>
          <table:table-cell table:formula="of:=[.I2]/[.J2]" office:value-type="float" office:value="0.134733036707453" calcext:value-type="float">
            <text:p>0,134733036707453</text:p>
          </table:table-cell>
          <table:table-cell table:formula="of:=COMBIN([.D2]-[.C2];[.E2])" office:value-type="float" office:value="30421755" calcext:value-type="float">
            <text:p>30421755</text:p>
          </table:table-cell>
          <table:table-cell table:formula="of:=COMBIN([.D2];[.E2])" office:value-type="float" office:value="225792840" calcext:value-type="float">
            <text:p>225792840</text:p>
          </table:table-cell>
          <table:table-cell table:formula="of:=[.E2]/[.D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9</text:p>
          </table:table-cell>
          <table:table-cell table:formula="of:=[.I3]/[.J3]" office:value-type="float" office:value="0.134733036707453" calcext:value-type="float">
            <text:p>0,134733036707453</text:p>
          </table:table-cell>
          <table:table-cell table:formula="of:=COMBIN([.D3]-[.C3];[.E3])" office:value-type="float" office:value="30421755" calcext:value-type="float">
            <text:p>30421755</text:p>
          </table:table-cell>
          <table:table-cell table:formula="of:=COMBIN([.D3];[.E3])" office:value-type="float" office:value="225792840" calcext:value-type="float">
            <text:p>225792840</text:p>
          </table:table-cell>
          <table:table-cell table:formula="of:=[.E3]/[.D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333</text:p>
          </table:table-cell>
          <table:table-cell table:formula="of:=[.I4]/[.J4]" office:value-type="float" office:value="0.134733036707453" calcext:value-type="float">
            <text:p>0,134733036707453</text:p>
          </table:table-cell>
          <table:table-cell table:formula="of:=COMBIN([.D4]-[.C4];[.E4])" office:value-type="float" office:value="30421755" calcext:value-type="float">
            <text:p>30421755</text:p>
          </table:table-cell>
          <table:table-cell table:formula="of:=COMBIN([.D4];[.E4])" office:value-type="float" office:value="225792840" calcext:value-type="float">
            <text:p>225792840</text:p>
          </table:table-cell>
          <table:table-cell table:formula="of:=[.E4]/[.D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formula="of:=[.I5]/[.J5]" office:value-type="float" office:value="0.134733036707453" calcext:value-type="float">
            <text:p>0,134733036707453</text:p>
          </table:table-cell>
          <table:table-cell table:formula="of:=COMBIN([.D5]-[.C5];[.E5])" office:value-type="float" office:value="30421755" calcext:value-type="float">
            <text:p>30421755</text:p>
          </table:table-cell>
          <table:table-cell table:formula="of:=COMBIN([.D5];[.E5])" office:value-type="float" office:value="225792840" calcext:value-type="float">
            <text:p>225792840</text:p>
          </table:table-cell>
          <table:table-cell table:formula="of:=[.E5]/[.D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667</text:p>
          </table:table-cell>
          <table:table-cell table:formula="of:=[.I6]/[.J6]" office:value-type="float" office:value="0.134733036707453" calcext:value-type="float">
            <text:p>0,134733036707453</text:p>
          </table:table-cell>
          <table:table-cell table:formula="of:=COMBIN([.D6]-[.C6];[.E6])" office:value-type="float" office:value="30421755" calcext:value-type="float">
            <text:p>30421755</text:p>
          </table:table-cell>
          <table:table-cell table:formula="of:=COMBIN([.D6];[.E6])" office:value-type="float" office:value="225792840" calcext:value-type="float">
            <text:p>225792840</text:p>
          </table:table-cell>
          <table:table-cell table:formula="of:=[.E6]/[.D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0112</text:p>
          </table:table-cell>
          <table:table-cell table:formula="of:=[.I7]/[.J7]" office:value-type="float" office:value="0.134733036707453" calcext:value-type="float">
            <text:p>0,134733036707453</text:p>
          </table:table-cell>
          <table:table-cell table:formula="of:=COMBIN([.D7]-[.C7];[.E7])" office:value-type="float" office:value="30421755" calcext:value-type="float">
            <text:p>30421755</text:p>
          </table:table-cell>
          <table:table-cell table:formula="of:=COMBIN([.D7];[.E7])" office:value-type="float" office:value="225792840" calcext:value-type="float">
            <text:p>225792840</text:p>
          </table:table-cell>
          <table:table-cell table:formula="of:=[.E7]/[.D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5</text:p>
          </table:table-cell>
          <table:table-cell table:formula="of:=[.I8]/[.J8]" office:value-type="float" office:value="0.134733036707453" calcext:value-type="float">
            <text:p>0,134733036707453</text:p>
          </table:table-cell>
          <table:table-cell table:formula="of:=COMBIN([.D8]-[.C8];[.E8])" office:value-type="float" office:value="30421755" calcext:value-type="float">
            <text:p>30421755</text:p>
          </table:table-cell>
          <table:table-cell table:formula="of:=COMBIN([.D8];[.E8])" office:value-type="float" office:value="225792840" calcext:value-type="float">
            <text:p>225792840</text:p>
          </table:table-cell>
          <table:table-cell table:formula="of:=[.E8]/[.D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table:formula="of:=[.I9]/[.J9]" office:value-type="float" office:value="0.134733036707453" calcext:value-type="float">
            <text:p>0,134733036707453</text:p>
          </table:table-cell>
          <table:table-cell table:formula="of:=COMBIN([.D9]-[.C9];[.E9])" office:value-type="float" office:value="30421755" calcext:value-type="float">
            <text:p>30421755</text:p>
          </table:table-cell>
          <table:table-cell table:formula="of:=COMBIN([.D9];[.E9])" office:value-type="float" office:value="225792840" calcext:value-type="float">
            <text:p>225792840</text:p>
          </table:table-cell>
          <table:table-cell table:formula="of:=[.E9]/[.D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625</text:p>
          </table:table-cell>
          <table:table-cell table:formula="of:=[.I10]/[.J10]" office:value-type="float" office:value="0.134733036707453" calcext:value-type="float">
            <text:p>0,134733036707453</text:p>
          </table:table-cell>
          <table:table-cell table:formula="of:=COMBIN([.D10]-[.C10];[.E10])" office:value-type="float" office:value="30421755" calcext:value-type="float">
            <text:p>30421755</text:p>
          </table:table-cell>
          <table:table-cell table:formula="of:=COMBIN([.D10];[.E10])" office:value-type="float" office:value="225792840" calcext:value-type="float">
            <text:p>225792840</text:p>
          </table:table-cell>
          <table:table-cell table:formula="of:=[.E10]/[.D1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5</text:p>
          </table:table-cell>
          <table:table-cell table:formula="of:=[.I11]/[.J11]" office:value-type="float" office:value="0.134733036707453" calcext:value-type="float">
            <text:p>0,134733036707453</text:p>
          </table:table-cell>
          <table:table-cell table:formula="of:=COMBIN([.D11]-[.C11];[.E11])" office:value-type="float" office:value="30421755" calcext:value-type="float">
            <text:p>30421755</text:p>
          </table:table-cell>
          <table:table-cell table:formula="of:=COMBIN([.D11];[.E11])" office:value-type="float" office:value="225792840" calcext:value-type="float">
            <text:p>225792840</text:p>
          </table:table-cell>
          <table:table-cell table:formula="of:=[.E11]/[.D1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204</text:p>
          </table:table-cell>
          <table:table-cell table:formula="of:=[.I12]/[.J12]" office:value-type="float" office:value="0.134733036707453" calcext:value-type="float">
            <text:p>0,134733036707453</text:p>
          </table:table-cell>
          <table:table-cell table:formula="of:=COMBIN([.D12]-[.C12];[.E12])" office:value-type="float" office:value="30421755" calcext:value-type="float">
            <text:p>30421755</text:p>
          </table:table-cell>
          <table:table-cell table:formula="of:=COMBIN([.D12];[.E12])" office:value-type="float" office:value="225792840" calcext:value-type="float">
            <text:p>225792840</text:p>
          </table:table-cell>
          <table:table-cell table:formula="of:=[.E12]/[.D1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333</text:p>
          </table:table-cell>
          <table:table-cell table:formula="of:=[.I13]/[.J13]" office:value-type="float" office:value="0.134733036707453" calcext:value-type="float">
            <text:p>0,134733036707453</text:p>
          </table:table-cell>
          <table:table-cell table:formula="of:=COMBIN([.D13]-[.C13];[.E13])" office:value-type="float" office:value="30421755" calcext:value-type="float">
            <text:p>30421755</text:p>
          </table:table-cell>
          <table:table-cell table:formula="of:=COMBIN([.D13];[.E13])" office:value-type="float" office:value="225792840" calcext:value-type="float">
            <text:p>225792840</text:p>
          </table:table-cell>
          <table:table-cell table:formula="of:=[.E13]/[.D1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435</text:p>
          </table:table-cell>
          <table:table-cell table:formula="of:=[.I14]/[.J14]" office:value-type="float" office:value="0.134733036707453" calcext:value-type="float">
            <text:p>0,134733036707453</text:p>
          </table:table-cell>
          <table:table-cell table:formula="of:=COMBIN([.D14]-[.C14];[.E14])" office:value-type="float" office:value="30421755" calcext:value-type="float">
            <text:p>30421755</text:p>
          </table:table-cell>
          <table:table-cell table:formula="of:=COMBIN([.D14];[.E14])" office:value-type="float" office:value="225792840" calcext:value-type="float">
            <text:p>225792840</text:p>
          </table:table-cell>
          <table:table-cell table:formula="of:=[.E14]/[.D14]" office:value-type="float" office:value="0.375" calcext:value-type="float">
            <text:p>0,375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table:formula="of:=[.I15]/[.J15]" office:value-type="float" office:value="0.134733036707453" calcext:value-type="float">
            <text:p>0,134733036707453</text:p>
          </table:table-cell>
          <table:table-cell table:formula="of:=COMBIN([.D15]-[.C15];[.E15])" office:value-type="float" office:value="30421755" calcext:value-type="float">
            <text:p>30421755</text:p>
          </table:table-cell>
          <table:table-cell table:formula="of:=COMBIN([.D15];[.E15])" office:value-type="float" office:value="225792840" calcext:value-type="float">
            <text:p>225792840</text:p>
          </table:table-cell>
          <table:table-cell table:formula="of:=[.E15]/[.D1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278</text:p>
          </table:table-cell>
          <table:table-cell table:formula="of:=[.I16]/[.J16]" office:value-type="float" office:value="0.134733036707453" calcext:value-type="float">
            <text:p>0,134733036707453</text:p>
          </table:table-cell>
          <table:table-cell table:formula="of:=COMBIN([.D16]-[.C16];[.E16])" office:value-type="float" office:value="30421755" calcext:value-type="float">
            <text:p>30421755</text:p>
          </table:table-cell>
          <table:table-cell table:formula="of:=COMBIN([.D16];[.E16])" office:value-type="float" office:value="225792840" calcext:value-type="float">
            <text:p>225792840</text:p>
          </table:table-cell>
          <table:table-cell table:formula="of:=[.E16]/[.D1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table:formula="of:=[.I17]/[.J17]" office:value-type="float" office:value="0.134733036707453" calcext:value-type="float">
            <text:p>0,134733036707453</text:p>
          </table:table-cell>
          <table:table-cell table:formula="of:=COMBIN([.D17]-[.C17];[.E17])" office:value-type="float" office:value="30421755" calcext:value-type="float">
            <text:p>30421755</text:p>
          </table:table-cell>
          <table:table-cell table:formula="of:=COMBIN([.D17];[.E17])" office:value-type="float" office:value="225792840" calcext:value-type="float">
            <text:p>225792840</text:p>
          </table:table-cell>
          <table:table-cell table:formula="of:=[.E17]/[.D1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526</text:p>
          </table:table-cell>
          <table:table-cell table:formula="of:=[.I18]/[.J18]" office:value-type="float" office:value="0.134733036707453" calcext:value-type="float">
            <text:p>0,134733036707453</text:p>
          </table:table-cell>
          <table:table-cell table:formula="of:=COMBIN([.D18]-[.C18];[.E18])" office:value-type="float" office:value="30421755" calcext:value-type="float">
            <text:p>30421755</text:p>
          </table:table-cell>
          <table:table-cell table:formula="of:=COMBIN([.D18];[.E18])" office:value-type="float" office:value="225792840" calcext:value-type="float">
            <text:p>225792840</text:p>
          </table:table-cell>
          <table:table-cell table:formula="of:=[.E18]/[.D1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table:formula="of:=[.I19]/[.J19]" office:value-type="float" office:value="0.134733036707453" calcext:value-type="float">
            <text:p>0,134733036707453</text:p>
          </table:table-cell>
          <table:table-cell table:formula="of:=COMBIN([.D19]-[.C19];[.E19])" office:value-type="float" office:value="30421755" calcext:value-type="float">
            <text:p>30421755</text:p>
          </table:table-cell>
          <table:table-cell table:formula="of:=COMBIN([.D19];[.E19])" office:value-type="float" office:value="225792840" calcext:value-type="float">
            <text:p>225792840</text:p>
          </table:table-cell>
          <table:table-cell table:formula="of:=[.E19]/[.D19]" office:value-type="float" office:value="0.375" calcext:value-type="float">
            <text:p>0,375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Time (sec.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I20]/[.J20]" office:value-type="float" office:value="0.134733036707453" calcext:value-type="float">
            <text:p>0,134733036707453</text:p>
          </table:table-cell>
          <table:table-cell table:formula="of:=COMBIN([.D20]-[.C20];[.E20])" office:value-type="float" office:value="30421755" calcext:value-type="float">
            <text:p>30421755</text:p>
          </table:table-cell>
          <table:table-cell table:formula="of:=COMBIN([.D20];[.E20])" office:value-type="float" office:value="225792840" calcext:value-type="float">
            <text:p>225792840</text:p>
          </table:table-cell>
          <table:table-cell table:formula="of:=[.E20]/[.D20]" office:value-type="float" office:value="0.375" calcext:value-type="float">
            <text:p>0,375</text:p>
          </table:table-cell>
          <table:table-cell office:value-type="float" office:value="55" calcext:value-type="float">
            <text:p>55</text:p>
          </table:table-cell>
          <table:table-cell table:formula="of:=2/27" office:value-type="float" office:value="0.0740740740740741" calcext:value-type="float">
            <text:p>0,0740740740740741</text:p>
          </table:table-cell>
          <table:table-cell table:formula="of:=ROUND([.O20];0)" office:value-type="float" office:value="13" calcext:value-type="float">
            <text:p>13</text:p>
          </table:table-cell>
          <table:table-cell table:formula="of:=AVERAGEIFS([.F2:.F494];[.B2:.B494];5;[.C2:.C494];5)" office:value-type="float" office:value="13.0571428571429" calcext:value-type="float">
            <text:p>13,0571428571429</text:p>
          </table:table-cell>
          <table:table-cell table:formula="of:=AVERAGEIFS([.G2:.G494];[.$B$2:.$B$494];5;[.$C$2:.$C$494];5)"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formula="of:=[.I21]/[.J21]" office:value-type="float" office:value="0.134733036707453" calcext:value-type="float">
            <text:p>0,134733036707453</text:p>
          </table:table-cell>
          <table:table-cell table:formula="of:=COMBIN([.D21]-[.C21];[.E21])" office:value-type="float" office:value="30421755" calcext:value-type="float">
            <text:p>30421755</text:p>
          </table:table-cell>
          <table:table-cell table:formula="of:=COMBIN([.D21];[.E21])" office:value-type="float" office:value="225792840" calcext:value-type="float">
            <text:p>225792840</text:p>
          </table:table-cell>
          <table:table-cell table:formula="of:=[.E21]/[.D21]" office:value-type="float" office:value="0.375" calcext:value-type="float">
            <text:p>0,375</text:p>
          </table:table-cell>
          <table:table-cell office:value-type="float" office:value="69" calcext:value-type="float">
            <text:p>69</text:p>
          </table:table-cell>
          <table:table-cell table:style-name="ce15" office:value-type="float" office:value="0.15" calcext:value-type="float">
            <text:p>0,15</text:p>
          </table:table-cell>
          <table:table-cell table:formula="of:=ROUND([.O21];0)" office:value-type="float" office:value="3407" calcext:value-type="float">
            <text:p>3407</text:p>
          </table:table-cell>
          <table:table-cell table:formula="of:=AVERAGEIFS([.F3:.F495];[.B3:.B495];6;[.C3:.C495];9)" office:value-type="float" office:value="3407.11428571429" calcext:value-type="float">
            <text:p>3407,114285714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217</text:p>
          </table:table-cell>
          <table:table-cell table:formula="of:=[.I22]/[.J22]" office:value-type="float" office:value="0.134733036707453" calcext:value-type="float">
            <text:p>0,134733036707453</text:p>
          </table:table-cell>
          <table:table-cell table:formula="of:=COMBIN([.D22]-[.C22];[.E22])" office:value-type="float" office:value="30421755" calcext:value-type="float">
            <text:p>30421755</text:p>
          </table:table-cell>
          <table:table-cell table:formula="of:=COMBIN([.D22];[.E22])" office:value-type="float" office:value="225792840" calcext:value-type="float">
            <text:p>225792840</text:p>
          </table:table-cell>
          <table:table-cell table:formula="of:=[.E22]/[.D22]" office:value-type="float" office:value="0.375" calcext:value-type="float">
            <text:p>0,375</text:p>
          </table:table-cell>
          <table:table-cell office:value-type="float" office:value="68" calcext:value-type="float">
            <text:p>68</text:p>
          </table:table-cell>
          <table:table-cell table:style-name="ce15" office:value-type="float" office:value="0.25" calcext:value-type="float">
            <text:p>0,25</text:p>
          </table:table-cell>
          <table:table-cell table:formula="of:=ROUND([.O22];0)" office:value-type="float" office:value="6991" calcext:value-type="float">
            <text:p>6991</text:p>
          </table:table-cell>
          <table:table-cell table:formula="of:=AVERAGEIFS([.F4:.F496];[.B4:.B496];6;[.C4:.C496];8)" office:value-type="float" office:value="6990.7" calcext:value-type="float">
            <text:p>6990,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table:formula="of:=[.I23]/[.J23]" office:value-type="float" office:value="0.134733036707453" calcext:value-type="float">
            <text:p>0,134733036707453</text:p>
          </table:table-cell>
          <table:table-cell table:formula="of:=COMBIN([.D23]-[.C23];[.E23])" office:value-type="float" office:value="30421755" calcext:value-type="float">
            <text:p>30421755</text:p>
          </table:table-cell>
          <table:table-cell table:formula="of:=COMBIN([.D23];[.E23])" office:value-type="float" office:value="225792840" calcext:value-type="float">
            <text:p>225792840</text:p>
          </table:table-cell>
          <table:table-cell table:formula="of:=[.E23]/[.D23]" office:value-type="float" office:value="0.375" calcext:value-type="float">
            <text:p>0,375</text:p>
          </table:table-cell>
          <table:table-cell office:value-type="float" office:value="67" calcext:value-type="float">
            <text:p>67</text:p>
          </table:table-cell>
          <table:table-cell table:style-name="ce15" table:formula="of:=22/64" office:value-type="float" office:value="0.34375" calcext:value-type="float">
            <text:p>0,34</text:p>
          </table:table-cell>
          <table:table-cell table:formula="of:=ROUND([.O23];0)" office:value-type="float" office:value="6849" calcext:value-type="float">
            <text:p>6849</text:p>
          </table:table-cell>
          <table:table-cell table:formula="of:=AVERAGEIFS([.F5:.F497];[.B5:.B497];6;[.C5:.C497];7)" office:value-type="float" office:value="6849.47368421053" calcext:value-type="float">
            <text:p>6849,47368421053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table:formula="of:=[.I24]/[.J24]" office:value-type="float" office:value="0.134733036707453" calcext:value-type="float">
            <text:p>0,134733036707453</text:p>
          </table:table-cell>
          <table:table-cell table:formula="of:=COMBIN([.D24]-[.C24];[.E24])" office:value-type="float" office:value="30421755" calcext:value-type="float">
            <text:p>30421755</text:p>
          </table:table-cell>
          <table:table-cell table:formula="of:=COMBIN([.D24];[.E24])" office:value-type="float" office:value="225792840" calcext:value-type="float">
            <text:p>225792840</text:p>
          </table:table-cell>
          <table:table-cell table:formula="of:=[.E24]/[.D24]" office:value-type="float" office:value="0.375" calcext:value-type="float">
            <text:p>0,375</text:p>
          </table:table-cell>
          <table:table-cell office:value-type="float" office:value="54" calcext:value-type="float">
            <text:p>54</text:p>
          </table:table-cell>
          <table:table-cell table:style-name="ce15" table:formula="of:=12/32" office:value-type="float" office:value="0.375" calcext:value-type="float">
            <text:p>0,38</text:p>
          </table:table-cell>
          <table:table-cell table:formula="of:=ROUND([.O24];0)" office:value-type="float" office:value="70" calcext:value-type="float">
            <text:p>70</text:p>
          </table:table-cell>
          <table:table-cell table:formula="of:=AVERAGEIFS([.F6:.F498];[.B6:.B498];5;[.C6:.C498];4)" office:value-type="float" office:value="69.9388888888889" calcext:value-type="float">
            <text:p>69,938888888888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formula="of:=[.I25]/[.J25]" office:value-type="float" office:value="0.134733036707453" calcext:value-type="float">
            <text:p>0,134733036707453</text:p>
          </table:table-cell>
          <table:table-cell table:formula="of:=COMBIN([.D25]-[.C25];[.E25])" office:value-type="float" office:value="30421755" calcext:value-type="float">
            <text:p>30421755</text:p>
          </table:table-cell>
          <table:table-cell table:formula="of:=COMBIN([.D25];[.E25])" office:value-type="float" office:value="225792840" calcext:value-type="float">
            <text:p>225792840</text:p>
          </table:table-cell>
          <table:table-cell table:formula="of:=[.E25]/[.D25]" office:value-type="float" office:value="0.375" calcext:value-type="float">
            <text:p>0,375</text:p>
          </table:table-cell>
          <table:table-cell office:value-type="float" office:value="64" calcext:value-type="float">
            <text:p>64</text:p>
          </table:table-cell>
          <table:table-cell table:style-name="ce15" table:formula="of:=40/64" office:value-type="float" office:value="0.625" calcext:value-type="float">
            <text:p>0,63</text:p>
          </table:table-cell>
          <table:table-cell table:formula="of:=ROUND([.O25];0)" office:value-type="float" office:value="1792" calcext:value-type="float">
            <text:p>1792</text:p>
          </table:table-cell>
          <table:table-cell table:formula="of:=AVERAGEIFS([.F7:.F499];[.B7:.B499];6;[.C7:.C499];4)" office:value-type="float" office:value="1791.94285714286" calcext:value-type="float">
            <text:p>1791,9428571428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formula="of:=[.I26]/[.J26]" office:value-type="float" office:value="0.134733036707453" calcext:value-type="float">
            <text:p>0,134733036707453</text:p>
          </table:table-cell>
          <table:table-cell table:formula="of:=COMBIN([.D26]-[.C26];[.E26])" office:value-type="float" office:value="30421755" calcext:value-type="float">
            <text:p>30421755</text:p>
          </table:table-cell>
          <table:table-cell table:formula="of:=COMBIN([.D26];[.E26])" office:value-type="float" office:value="225792840" calcext:value-type="float">
            <text:p>225792840</text:p>
          </table:table-cell>
          <table:table-cell table:formula="of:=[.E26]/[.D26]" office:value-type="float" office:value="0.375" calcext:value-type="float">
            <text:p>0,375</text:p>
          </table:table-cell>
          <table:table-cell office:value-type="float" office:value="65" calcext:value-type="float">
            <text:p>65</text:p>
          </table:table-cell>
          <table:table-cell table:style-name="ce15" office:value-type="float" office:value="0.68" calcext:value-type="float">
            <text:p>0,68</text:p>
          </table:table-cell>
          <table:table-cell table:formula="of:=ROUND([.O26];0)" office:value-type="float" office:value="5474" calcext:value-type="float">
            <text:p>5474</text:p>
          </table:table-cell>
          <table:table-cell table:formula="of:=AVERAGEIFS([.F8:.F500];[.B8:.B500];6;[.C8:.C500];5)" office:value-type="float" office:value="5474.42857142857" calcext:value-type="float">
            <text:p>5474,4285714285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435</text:p>
          </table:table-cell>
          <table:table-cell table:formula="of:=[.I27]/[.J27]" office:value-type="float" office:value="0.134733036707453" calcext:value-type="float">
            <text:p>0,134733036707453</text:p>
          </table:table-cell>
          <table:table-cell table:formula="of:=COMBIN([.D27]-[.C27];[.E27])" office:value-type="float" office:value="30421755" calcext:value-type="float">
            <text:p>30421755</text:p>
          </table:table-cell>
          <table:table-cell table:formula="of:=COMBIN([.D27];[.E27])" office:value-type="float" office:value="225792840" calcext:value-type="float">
            <text:p>225792840</text:p>
          </table:table-cell>
          <table:table-cell table:formula="of:=[.E27]/[.D27]" office:value-type="float" office:value="0.375" calcext:value-type="float">
            <text:p>0,375</text:p>
          </table:table-cell>
          <table:table-cell office:value-type="float" office:value="63" calcext:value-type="float">
            <text:p>63</text:p>
          </table:table-cell>
          <table:table-cell table:style-name="ce15" office:value-type="float" office:value="0.7" calcext:value-type="float">
            <text:p>0,70</text:p>
          </table:table-cell>
          <table:table-cell table:formula="of:=ROUND([.O27];0)" office:value-type="float" office:value="367" calcext:value-type="float">
            <text:p>367</text:p>
          </table:table-cell>
          <table:table-cell table:formula="of:=AVERAGEIFS([.F9:.F501];[.B9:.B501];6;[.C9:.C501];3)" office:value-type="float" office:value="366.757575757576" calcext:value-type="float">
            <text:p>366,75757575757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0104</text:p>
          </table:table-cell>
          <table:table-cell table:formula="of:=[.I28]/[.J28]" office:value-type="float" office:value="0.134733036707453" calcext:value-type="float">
            <text:p>0,134733036707453</text:p>
          </table:table-cell>
          <table:table-cell table:formula="of:=COMBIN([.D28]-[.C28];[.E28])" office:value-type="float" office:value="30421755" calcext:value-type="float">
            <text:p>30421755</text:p>
          </table:table-cell>
          <table:table-cell table:formula="of:=COMBIN([.D28];[.E28])" office:value-type="float" office:value="225792840" calcext:value-type="float">
            <text:p>225792840</text:p>
          </table:table-cell>
          <table:table-cell table:formula="of:=[.E28]/[.D28]" office:value-type="float" office:value="0.375" calcext:value-type="float">
            <text:p>0,375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0.8" calcext:value-type="float">
            <text:p>0,80</text:p>
          </table:table-cell>
          <table:table-cell table:formula="of:=ROUND([.O28];0)" office:value-type="float" office:value="60" calcext:value-type="float">
            <text:p>60</text:p>
          </table:table-cell>
          <table:table-cell table:formula="of:=AVERAGEIFS([.F10:.F502];[.B10:.B502];6;[.C10:.C502];2)" office:value-type="float" office:value="60.2916666666667" calcext:value-type="float">
            <text:p>60,2916666666667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11</text:p>
          </table:table-cell>
          <table:table-cell table:formula="of:=[.I29]/[.J29]" office:value-type="float" office:value="0.134733036707453" calcext:value-type="float">
            <text:p>0,134733036707453</text:p>
          </table:table-cell>
          <table:table-cell table:formula="of:=COMBIN([.D29]-[.C29];[.E29])" office:value-type="float" office:value="30421755" calcext:value-type="float">
            <text:p>30421755</text:p>
          </table:table-cell>
          <table:table-cell table:formula="of:=COMBIN([.D29];[.E29])" office:value-type="float" office:value="225792840" calcext:value-type="float">
            <text:p>225792840</text:p>
          </table:table-cell>
          <table:table-cell table:formula="of:=[.E29]/[.D29]" office:value-type="float" office:value="0.375" calcext:value-type="float">
            <text:p>0,375</text:p>
          </table:table-cell>
          <table:table-cell office:value-type="float" office:value="72" calcext:value-type="float">
            <text:p>72</text:p>
          </table:table-cell>
          <table:table-cell table:style-name="ce15" office:value-type="float" office:value="0.89" calcext:value-type="float">
            <text:p>0,89</text:p>
          </table:table-cell>
          <table:table-cell table:formula="of:=ROUND([.O29];0)" office:value-type="float" office:value="209" calcext:value-type="float">
            <text:p>209</text:p>
          </table:table-cell>
          <table:table-cell table:formula="of:=AVERAGEIFS([.F11:.F503];[.B11:.B503];7;[.C11:.C503];2)" office:value-type="float" office:value="208.733333333333" calcext:value-type="float">
            <text:p>208,7333333333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357</text:p>
          </table:table-cell>
          <table:table-cell table:formula="of:=[.I30]/[.J30]" office:value-type="float" office:value="0.134733036707453" calcext:value-type="float">
            <text:p>0,134733036707453</text:p>
          </table:table-cell>
          <table:table-cell table:formula="of:=COMBIN([.D30]-[.C30];[.E30])" office:value-type="float" office:value="30421755" calcext:value-type="float">
            <text:p>30421755</text:p>
          </table:table-cell>
          <table:table-cell table:formula="of:=COMBIN([.D30];[.E30])" office:value-type="float" office:value="225792840" calcext:value-type="float">
            <text:p>225792840</text:p>
          </table:table-cell>
          <table:table-cell table:formula="of:=[.E30]/[.D3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formula="of:=[.I31]/[.J31]" office:value-type="float" office:value="0.134733036707453" calcext:value-type="float">
            <text:p>0,134733036707453</text:p>
          </table:table-cell>
          <table:table-cell table:formula="of:=COMBIN([.D31]-[.C31];[.E31])" office:value-type="float" office:value="30421755" calcext:value-type="float">
            <text:p>30421755</text:p>
          </table:table-cell>
          <table:table-cell table:formula="of:=COMBIN([.D31];[.E31])" office:value-type="float" office:value="225792840" calcext:value-type="float">
            <text:p>225792840</text:p>
          </table:table-cell>
          <table:table-cell table:formula="of:=[.E31]/[.D3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667</text:p>
          </table:table-cell>
          <table:table-cell table:formula="of:=[.I32]/[.J32]" office:value-type="float" office:value="0.134733036707453" calcext:value-type="float">
            <text:p>0,134733036707453</text:p>
          </table:table-cell>
          <table:table-cell table:formula="of:=COMBIN([.D32]-[.C32];[.E32])" office:value-type="float" office:value="30421755" calcext:value-type="float">
            <text:p>30421755</text:p>
          </table:table-cell>
          <table:table-cell table:formula="of:=COMBIN([.D32];[.E32])" office:value-type="float" office:value="225792840" calcext:value-type="float">
            <text:p>225792840</text:p>
          </table:table-cell>
          <table:table-cell table:formula="of:=[.E32]/[.D3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256</text:p>
          </table:table-cell>
          <table:table-cell table:formula="of:=[.I33]/[.J33]" office:value-type="float" office:value="0.134733036707453" calcext:value-type="float">
            <text:p>0,134733036707453</text:p>
          </table:table-cell>
          <table:table-cell table:formula="of:=COMBIN([.D33]-[.C33];[.E33])" office:value-type="float" office:value="30421755" calcext:value-type="float">
            <text:p>30421755</text:p>
          </table:table-cell>
          <table:table-cell table:formula="of:=COMBIN([.D33];[.E33])" office:value-type="float" office:value="225792840" calcext:value-type="float">
            <text:p>225792840</text:p>
          </table:table-cell>
          <table:table-cell table:formula="of:=[.E33]/[.D3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1</text:p>
          </table:table-cell>
          <table:table-cell table:formula="of:=[.I34]/[.J34]" office:value-type="float" office:value="0.134733036707453" calcext:value-type="float">
            <text:p>0,134733036707453</text:p>
          </table:table-cell>
          <table:table-cell table:formula="of:=COMBIN([.D34]-[.C34];[.E34])" office:value-type="float" office:value="30421755" calcext:value-type="float">
            <text:p>30421755</text:p>
          </table:table-cell>
          <table:table-cell table:formula="of:=COMBIN([.D34];[.E34])" office:value-type="float" office:value="225792840" calcext:value-type="float">
            <text:p>225792840</text:p>
          </table:table-cell>
          <table:table-cell table:formula="of:=[.E34]/[.D3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67</text:p>
          </table:table-cell>
          <table:table-cell table:formula="of:=[.I35]/[.J35]" office:value-type="float" office:value="0.134733036707453" calcext:value-type="float">
            <text:p>0,134733036707453</text:p>
          </table:table-cell>
          <table:table-cell table:formula="of:=COMBIN([.D35]-[.C35];[.E35])" office:value-type="float" office:value="30421755" calcext:value-type="float">
            <text:p>30421755</text:p>
          </table:table-cell>
          <table:table-cell table:formula="of:=COMBIN([.D35];[.E35])" office:value-type="float" office:value="225792840" calcext:value-type="float">
            <text:p>225792840</text:p>
          </table:table-cell>
          <table:table-cell table:formula="of:=[.E35]/[.D3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667</text:p>
          </table:table-cell>
          <table:table-cell table:formula="of:=[.I36]/[.J36]" office:value-type="float" office:value="0.134733036707453" calcext:value-type="float">
            <text:p>0,134733036707453</text:p>
          </table:table-cell>
          <table:table-cell table:formula="of:=COMBIN([.D36]-[.C36];[.E36])" office:value-type="float" office:value="30421755" calcext:value-type="float">
            <text:p>30421755</text:p>
          </table:table-cell>
          <table:table-cell table:formula="of:=COMBIN([.D36];[.E36])" office:value-type="float" office:value="225792840" calcext:value-type="float">
            <text:p>225792840</text:p>
          </table:table-cell>
          <table:table-cell table:formula="of:=[.E36]/[.D3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769</text:p>
          </table:table-cell>
          <table:table-cell table:formula="of:=[.I37]/[.J37]" office:value-type="float" office:value="0.134733036707453" calcext:value-type="float">
            <text:p>0,134733036707453</text:p>
          </table:table-cell>
          <table:table-cell table:formula="of:=COMBIN([.D37]-[.C37];[.E37])" office:value-type="float" office:value="30421755" calcext:value-type="float">
            <text:p>30421755</text:p>
          </table:table-cell>
          <table:table-cell table:formula="of:=COMBIN([.D37];[.E37])" office:value-type="float" office:value="225792840" calcext:value-type="float">
            <text:p>225792840</text:p>
          </table:table-cell>
          <table:table-cell table:formula="of:=[.E37]/[.D3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table:formula="of:=[.I38]/[.J38]" office:value-type="float" office:value="0.134733036707453" calcext:value-type="float">
            <text:p>0,134733036707453</text:p>
          </table:table-cell>
          <table:table-cell table:formula="of:=COMBIN([.D38]-[.C38];[.E38])" office:value-type="float" office:value="30421755" calcext:value-type="float">
            <text:p>30421755</text:p>
          </table:table-cell>
          <table:table-cell table:formula="of:=COMBIN([.D38];[.E38])" office:value-type="float" office:value="225792840" calcext:value-type="float">
            <text:p>225792840</text:p>
          </table:table-cell>
          <table:table-cell table:formula="of:=[.E38]/[.D3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182</text:p>
          </table:table-cell>
          <table:table-cell table:formula="of:=[.I39]/[.J39]" office:value-type="float" office:value="0.134733036707453" calcext:value-type="float">
            <text:p>0,134733036707453</text:p>
          </table:table-cell>
          <table:table-cell table:formula="of:=COMBIN([.D39]-[.C39];[.E39])" office:value-type="float" office:value="30421755" calcext:value-type="float">
            <text:p>30421755</text:p>
          </table:table-cell>
          <table:table-cell table:formula="of:=COMBIN([.D39];[.E39])" office:value-type="float" office:value="225792840" calcext:value-type="float">
            <text:p>225792840</text:p>
          </table:table-cell>
          <table:table-cell table:formula="of:=[.E39]/[.D3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</text:p>
          </table:table-cell>
          <table:table-cell table:formula="of:=[.I40]/[.J40]" office:value-type="float" office:value="0.134733036707453" calcext:value-type="float">
            <text:p>0,134733036707453</text:p>
          </table:table-cell>
          <table:table-cell table:formula="of:=COMBIN([.D40]-[.C40];[.E40])" office:value-type="float" office:value="30421755" calcext:value-type="float">
            <text:p>30421755</text:p>
          </table:table-cell>
          <table:table-cell table:formula="of:=COMBIN([.D40];[.E40])" office:value-type="float" office:value="225792840" calcext:value-type="float">
            <text:p>225792840</text:p>
          </table:table-cell>
          <table:table-cell table:formula="of:=[.E40]/[.D4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[.I41]/[.J41]" office:value-type="float" office:value="0.134733036707453" calcext:value-type="float">
            <text:p>0,134733036707453</text:p>
          </table:table-cell>
          <table:table-cell table:formula="of:=COMBIN([.D41]-[.C41];[.E41])" office:value-type="float" office:value="30421755" calcext:value-type="float">
            <text:p>30421755</text:p>
          </table:table-cell>
          <table:table-cell table:formula="of:=COMBIN([.D41];[.E41])" office:value-type="float" office:value="225792840" calcext:value-type="float">
            <text:p>225792840</text:p>
          </table:table-cell>
          <table:table-cell table:formula="of:=[.E41]/[.D4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116</text:p>
          </table:table-cell>
          <table:table-cell table:formula="of:=[.I42]/[.J42]" office:value-type="float" office:value="0.134733036707453" calcext:value-type="float">
            <text:p>0,134733036707453</text:p>
          </table:table-cell>
          <table:table-cell table:formula="of:=COMBIN([.D42]-[.C42];[.E42])" office:value-type="float" office:value="30421755" calcext:value-type="float">
            <text:p>30421755</text:p>
          </table:table-cell>
          <table:table-cell table:formula="of:=COMBIN([.D42];[.E42])" office:value-type="float" office:value="225792840" calcext:value-type="float">
            <text:p>225792840</text:p>
          </table:table-cell>
          <table:table-cell table:formula="of:=[.E42]/[.D4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</text:p>
          </table:table-cell>
          <table:table-cell table:formula="of:=[.I43]/[.J43]" office:value-type="float" office:value="0.134733036707453" calcext:value-type="float">
            <text:p>0,134733036707453</text:p>
          </table:table-cell>
          <table:table-cell table:formula="of:=COMBIN([.D43]-[.C43];[.E43])" office:value-type="float" office:value="30421755" calcext:value-type="float">
            <text:p>30421755</text:p>
          </table:table-cell>
          <table:table-cell table:formula="of:=COMBIN([.D43];[.E43])" office:value-type="float" office:value="225792840" calcext:value-type="float">
            <text:p>225792840</text:p>
          </table:table-cell>
          <table:table-cell table:formula="of:=[.E43]/[.D4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78</text:p>
          </table:table-cell>
          <table:table-cell table:formula="of:=[.I44]/[.J44]" office:value-type="float" office:value="0.134733036707453" calcext:value-type="float">
            <text:p>0,134733036707453</text:p>
          </table:table-cell>
          <table:table-cell table:formula="of:=COMBIN([.D44]-[.C44];[.E44])" office:value-type="float" office:value="30421755" calcext:value-type="float">
            <text:p>30421755</text:p>
          </table:table-cell>
          <table:table-cell table:formula="of:=COMBIN([.D44];[.E44])" office:value-type="float" office:value="225792840" calcext:value-type="float">
            <text:p>225792840</text:p>
          </table:table-cell>
          <table:table-cell table:formula="of:=[.E44]/[.D4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429</text:p>
          </table:table-cell>
          <table:table-cell table:formula="of:=[.I45]/[.J45]" office:value-type="float" office:value="0.134733036707453" calcext:value-type="float">
            <text:p>0,134733036707453</text:p>
          </table:table-cell>
          <table:table-cell table:formula="of:=COMBIN([.D45]-[.C45];[.E45])" office:value-type="float" office:value="30421755" calcext:value-type="float">
            <text:p>30421755</text:p>
          </table:table-cell>
          <table:table-cell table:formula="of:=COMBIN([.D45];[.E45])" office:value-type="float" office:value="225792840" calcext:value-type="float">
            <text:p>225792840</text:p>
          </table:table-cell>
          <table:table-cell table:formula="of:=[.E45]/[.D4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5</text:p>
          </table:table-cell>
          <table:table-cell table:formula="of:=[.I46]/[.J46]" office:value-type="float" office:value="0.134733036707453" calcext:value-type="float">
            <text:p>0,134733036707453</text:p>
          </table:table-cell>
          <table:table-cell table:formula="of:=COMBIN([.D46]-[.C46];[.E46])" office:value-type="float" office:value="30421755" calcext:value-type="float">
            <text:p>30421755</text:p>
          </table:table-cell>
          <table:table-cell table:formula="of:=COMBIN([.D46];[.E46])" office:value-type="float" office:value="225792840" calcext:value-type="float">
            <text:p>225792840</text:p>
          </table:table-cell>
          <table:table-cell table:formula="of:=[.E46]/[.D4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table:formula="of:=[.I47]/[.J47]" office:value-type="float" office:value="0.134733036707453" calcext:value-type="float">
            <text:p>0,134733036707453</text:p>
          </table:table-cell>
          <table:table-cell table:formula="of:=COMBIN([.D47]-[.C47];[.E47])" office:value-type="float" office:value="30421755" calcext:value-type="float">
            <text:p>30421755</text:p>
          </table:table-cell>
          <table:table-cell table:formula="of:=COMBIN([.D47];[.E47])" office:value-type="float" office:value="225792840" calcext:value-type="float">
            <text:p>225792840</text:p>
          </table:table-cell>
          <table:table-cell table:formula="of:=[.E47]/[.D4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29</text:p>
          </table:table-cell>
          <table:table-cell table:formula="of:=[.I48]/[.J48]" office:value-type="float" office:value="0.134733036707453" calcext:value-type="float">
            <text:p>0,134733036707453</text:p>
          </table:table-cell>
          <table:table-cell table:formula="of:=COMBIN([.D48]-[.C48];[.E48])" office:value-type="float" office:value="30421755" calcext:value-type="float">
            <text:p>30421755</text:p>
          </table:table-cell>
          <table:table-cell table:formula="of:=COMBIN([.D48];[.E48])" office:value-type="float" office:value="225792840" calcext:value-type="float">
            <text:p>225792840</text:p>
          </table:table-cell>
          <table:table-cell table:formula="of:=[.E48]/[.D4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769</text:p>
          </table:table-cell>
          <table:table-cell table:formula="of:=[.I49]/[.J49]" office:value-type="float" office:value="0.134733036707453" calcext:value-type="float">
            <text:p>0,134733036707453</text:p>
          </table:table-cell>
          <table:table-cell table:formula="of:=COMBIN([.D49]-[.C49];[.E49])" office:value-type="float" office:value="30421755" calcext:value-type="float">
            <text:p>30421755</text:p>
          </table:table-cell>
          <table:table-cell table:formula="of:=COMBIN([.D49];[.E49])" office:value-type="float" office:value="225792840" calcext:value-type="float">
            <text:p>225792840</text:p>
          </table:table-cell>
          <table:table-cell table:formula="of:=[.E49]/[.D4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909</text:p>
          </table:table-cell>
          <table:table-cell table:formula="of:=[.I50]/[.J50]" office:value-type="float" office:value="0.134733036707453" calcext:value-type="float">
            <text:p>0,134733036707453</text:p>
          </table:table-cell>
          <table:table-cell table:formula="of:=COMBIN([.D50]-[.C50];[.E50])" office:value-type="float" office:value="30421755" calcext:value-type="float">
            <text:p>30421755</text:p>
          </table:table-cell>
          <table:table-cell table:formula="of:=COMBIN([.D50];[.E50])" office:value-type="float" office:value="225792840" calcext:value-type="float">
            <text:p>225792840</text:p>
          </table:table-cell>
          <table:table-cell table:formula="of:=[.E50]/[.D5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278</text:p>
          </table:table-cell>
          <table:table-cell table:formula="of:=[.I51]/[.J51]" office:value-type="float" office:value="0.134733036707453" calcext:value-type="float">
            <text:p>0,134733036707453</text:p>
          </table:table-cell>
          <table:table-cell table:formula="of:=COMBIN([.D51]-[.C51];[.E51])" office:value-type="float" office:value="30421755" calcext:value-type="float">
            <text:p>30421755</text:p>
          </table:table-cell>
          <table:table-cell table:formula="of:=COMBIN([.D51];[.E51])" office:value-type="float" office:value="225792840" calcext:value-type="float">
            <text:p>225792840</text:p>
          </table:table-cell>
          <table:table-cell table:formula="of:=[.E51]/[.D5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4491" calcext:value-type="float">
            <text:p>14491</text:p>
          </table:table-cell>
          <table:table-cell office:value-type="string" calcext:value-type="string">
            <text:p>0.0066</text:p>
          </table:table-cell>
          <table:table-cell table:formula="of:=[.I52]/[.J52]" office:value-type="float" office:value="0.0434282434157801" calcext:value-type="float">
            <text:p>0,0434282434157801</text:p>
          </table:table-cell>
          <table:table-cell table:formula="of:=COMBIN([.D52]-[.C52];[.E52])" office:value-type="float" office:value="3489348548829780" calcext:value-type="float">
            <text:p>3489348548829780</text:p>
          </table:table-cell>
          <table:table-cell table:formula="of:=COMBIN([.D52];[.E52])" office:value-type="float" office:value="8.03474484432379E+016" calcext:value-type="float">
            <text:p>8,03474484432379E+016</text:p>
          </table:table-cell>
          <table:table-cell table:formula="of:=[.E52]/[.D52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0.1429</text:p>
          </table:table-cell>
          <table:table-cell table:formula="of:=[.I53]/[.J53]" office:value-type="float" office:value="0.0434282434157801" calcext:value-type="float">
            <text:p>0,0434282434157801</text:p>
          </table:table-cell>
          <table:table-cell table:formula="of:=COMBIN([.D53]-[.C53];[.E53])" office:value-type="float" office:value="3489348548829780" calcext:value-type="float">
            <text:p>3489348548829780</text:p>
          </table:table-cell>
          <table:table-cell table:formula="of:=COMBIN([.D53];[.E53])" office:value-type="float" office:value="8.03474484432379E+016" calcext:value-type="float">
            <text:p>8,03474484432379E+016</text:p>
          </table:table-cell>
          <table:table-cell table:formula="of:=[.E53]/[.D53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0.0323</text:p>
          </table:table-cell>
          <table:table-cell table:formula="of:=[.I54]/[.J54]" office:value-type="float" office:value="0.0434282434157801" calcext:value-type="float">
            <text:p>0,0434282434157801</text:p>
          </table:table-cell>
          <table:table-cell table:formula="of:=COMBIN([.D54]-[.C54];[.E54])" office:value-type="float" office:value="3489348548829780" calcext:value-type="float">
            <text:p>3489348548829780</text:p>
          </table:table-cell>
          <table:table-cell table:formula="of:=COMBIN([.D54];[.E54])" office:value-type="float" office:value="8.03474484432379E+016" calcext:value-type="float">
            <text:p>8,03474484432379E+016</text:p>
          </table:table-cell>
          <table:table-cell table:formula="of:=[.E54]/[.D54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0.0333</text:p>
          </table:table-cell>
          <table:table-cell table:formula="of:=[.I55]/[.J55]" office:value-type="float" office:value="0.0434282434157801" calcext:value-type="float">
            <text:p>0,0434282434157801</text:p>
          </table:table-cell>
          <table:table-cell table:formula="of:=COMBIN([.D55]-[.C55];[.E55])" office:value-type="float" office:value="3489348548829780" calcext:value-type="float">
            <text:p>3489348548829780</text:p>
          </table:table-cell>
          <table:table-cell table:formula="of:=COMBIN([.D55];[.E55])" office:value-type="float" office:value="8.03474484432379E+016" calcext:value-type="float">
            <text:p>8,03474484432379E+016</text:p>
          </table:table-cell>
          <table:table-cell table:formula="of:=[.E55]/[.D55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</text:p>
          </table:table-cell>
          <table:table-cell table:formula="of:=[.I56]/[.J56]" office:value-type="float" office:value="0.134733036707453" calcext:value-type="float">
            <text:p>0,134733036707453</text:p>
          </table:table-cell>
          <table:table-cell table:formula="of:=COMBIN([.D56]-[.C56];[.E56])" office:value-type="float" office:value="30421755" calcext:value-type="float">
            <text:p>30421755</text:p>
          </table:table-cell>
          <table:table-cell table:formula="of:=COMBIN([.D56];[.E56])" office:value-type="float" office:value="225792840" calcext:value-type="float">
            <text:p>225792840</text:p>
          </table:table-cell>
          <table:table-cell table:formula="of:=[.E56]/[.D5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476</text:p>
          </table:table-cell>
          <table:table-cell table:formula="of:=[.I57]/[.J57]" office:value-type="float" office:value="0.134733036707453" calcext:value-type="float">
            <text:p>0,134733036707453</text:p>
          </table:table-cell>
          <table:table-cell table:formula="of:=COMBIN([.D57]-[.C57];[.E57])" office:value-type="float" office:value="30421755" calcext:value-type="float">
            <text:p>30421755</text:p>
          </table:table-cell>
          <table:table-cell table:formula="of:=COMBIN([.D57];[.E57])" office:value-type="float" office:value="225792840" calcext:value-type="float">
            <text:p>225792840</text:p>
          </table:table-cell>
          <table:table-cell table:formula="of:=[.E57]/[.D5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476</text:p>
          </table:table-cell>
          <table:table-cell table:formula="of:=[.I58]/[.J58]" office:value-type="float" office:value="0.134733036707453" calcext:value-type="float">
            <text:p>0,134733036707453</text:p>
          </table:table-cell>
          <table:table-cell table:formula="of:=COMBIN([.D58]-[.C58];[.E58])" office:value-type="float" office:value="30421755" calcext:value-type="float">
            <text:p>30421755</text:p>
          </table:table-cell>
          <table:table-cell table:formula="of:=COMBIN([.D58];[.E58])" office:value-type="float" office:value="225792840" calcext:value-type="float">
            <text:p>225792840</text:p>
          </table:table-cell>
          <table:table-cell table:formula="of:=[.E58]/[.D5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table:formula="of:=[.I59]/[.J59]" office:value-type="float" office:value="0.134733036707453" calcext:value-type="float">
            <text:p>0,134733036707453</text:p>
          </table:table-cell>
          <table:table-cell table:formula="of:=COMBIN([.D59]-[.C59];[.E59])" office:value-type="float" office:value="30421755" calcext:value-type="float">
            <text:p>30421755</text:p>
          </table:table-cell>
          <table:table-cell table:formula="of:=COMBIN([.D59];[.E59])" office:value-type="float" office:value="225792840" calcext:value-type="float">
            <text:p>225792840</text:p>
          </table:table-cell>
          <table:table-cell table:formula="of:=[.E59]/[.D5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256</text:p>
          </table:table-cell>
          <table:table-cell table:formula="of:=[.I60]/[.J60]" office:value-type="float" office:value="0.134733036707453" calcext:value-type="float">
            <text:p>0,134733036707453</text:p>
          </table:table-cell>
          <table:table-cell table:formula="of:=COMBIN([.D60]-[.C60];[.E60])" office:value-type="float" office:value="30421755" calcext:value-type="float">
            <text:p>30421755</text:p>
          </table:table-cell>
          <table:table-cell table:formula="of:=COMBIN([.D60];[.E60])" office:value-type="float" office:value="225792840" calcext:value-type="float">
            <text:p>225792840</text:p>
          </table:table-cell>
          <table:table-cell table:formula="of:=[.E60]/[.D6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256</text:p>
          </table:table-cell>
          <table:table-cell table:formula="of:=[.I61]/[.J61]" office:value-type="float" office:value="0.134733036707453" calcext:value-type="float">
            <text:p>0,134733036707453</text:p>
          </table:table-cell>
          <table:table-cell table:formula="of:=COMBIN([.D61]-[.C61];[.E61])" office:value-type="float" office:value="30421755" calcext:value-type="float">
            <text:p>30421755</text:p>
          </table:table-cell>
          <table:table-cell table:formula="of:=COMBIN([.D61];[.E61])" office:value-type="float" office:value="225792840" calcext:value-type="float">
            <text:p>225792840</text:p>
          </table:table-cell>
          <table:table-cell table:formula="of:=[.E61]/[.D6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0145</text:p>
          </table:table-cell>
          <table:table-cell table:formula="of:=[.I62]/[.J62]" office:value-type="float" office:value="0.134733036707453" calcext:value-type="float">
            <text:p>0,134733036707453</text:p>
          </table:table-cell>
          <table:table-cell table:formula="of:=COMBIN([.D62]-[.C62];[.E62])" office:value-type="float" office:value="30421755" calcext:value-type="float">
            <text:p>30421755</text:p>
          </table:table-cell>
          <table:table-cell table:formula="of:=COMBIN([.D62];[.E62])" office:value-type="float" office:value="225792840" calcext:value-type="float">
            <text:p>225792840</text:p>
          </table:table-cell>
          <table:table-cell table:formula="of:=[.E62]/[.D6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667</text:p>
          </table:table-cell>
          <table:table-cell table:formula="of:=[.I63]/[.J63]" office:value-type="float" office:value="0.134733036707453" calcext:value-type="float">
            <text:p>0,134733036707453</text:p>
          </table:table-cell>
          <table:table-cell table:formula="of:=COMBIN([.D63]-[.C63];[.E63])" office:value-type="float" office:value="30421755" calcext:value-type="float">
            <text:p>30421755</text:p>
          </table:table-cell>
          <table:table-cell table:formula="of:=COMBIN([.D63];[.E63])" office:value-type="float" office:value="225792840" calcext:value-type="float">
            <text:p>225792840</text:p>
          </table:table-cell>
          <table:table-cell table:formula="of:=[.E63]/[.D6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formula="of:=[.I64]/[.J64]" office:value-type="float" office:value="0.134733036707453" calcext:value-type="float">
            <text:p>0,134733036707453</text:p>
          </table:table-cell>
          <table:table-cell table:formula="of:=COMBIN([.D64]-[.C64];[.E64])" office:value-type="float" office:value="30421755" calcext:value-type="float">
            <text:p>30421755</text:p>
          </table:table-cell>
          <table:table-cell table:formula="of:=COMBIN([.D64];[.E64])" office:value-type="float" office:value="225792840" calcext:value-type="float">
            <text:p>225792840</text:p>
          </table:table-cell>
          <table:table-cell table:formula="of:=[.E64]/[.D6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769</text:p>
          </table:table-cell>
          <table:table-cell table:formula="of:=[.I65]/[.J65]" office:value-type="float" office:value="0.134733036707453" calcext:value-type="float">
            <text:p>0,134733036707453</text:p>
          </table:table-cell>
          <table:table-cell table:formula="of:=COMBIN([.D65]-[.C65];[.E65])" office:value-type="float" office:value="30421755" calcext:value-type="float">
            <text:p>30421755</text:p>
          </table:table-cell>
          <table:table-cell table:formula="of:=COMBIN([.D65];[.E65])" office:value-type="float" office:value="225792840" calcext:value-type="float">
            <text:p>225792840</text:p>
          </table:table-cell>
          <table:table-cell table:formula="of:=[.E65]/[.D6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833</text:p>
          </table:table-cell>
          <table:table-cell table:formula="of:=[.I66]/[.J66]" office:value-type="float" office:value="0.134733036707453" calcext:value-type="float">
            <text:p>0,134733036707453</text:p>
          </table:table-cell>
          <table:table-cell table:formula="of:=COMBIN([.D66]-[.C66];[.E66])" office:value-type="float" office:value="30421755" calcext:value-type="float">
            <text:p>30421755</text:p>
          </table:table-cell>
          <table:table-cell table:formula="of:=COMBIN([.D66];[.E66])" office:value-type="float" office:value="225792840" calcext:value-type="float">
            <text:p>225792840</text:p>
          </table:table-cell>
          <table:table-cell table:formula="of:=[.E66]/[.D6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769</text:p>
          </table:table-cell>
          <table:table-cell table:formula="of:=[.I67]/[.J67]" office:value-type="float" office:value="0.134733036707453" calcext:value-type="float">
            <text:p>0,134733036707453</text:p>
          </table:table-cell>
          <table:table-cell table:formula="of:=COMBIN([.D67]-[.C67];[.E67])" office:value-type="float" office:value="30421755" calcext:value-type="float">
            <text:p>30421755</text:p>
          </table:table-cell>
          <table:table-cell table:formula="of:=COMBIN([.D67];[.E67])" office:value-type="float" office:value="225792840" calcext:value-type="float">
            <text:p>225792840</text:p>
          </table:table-cell>
          <table:table-cell table:formula="of:=[.E67]/[.D6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833</text:p>
          </table:table-cell>
          <table:table-cell table:formula="of:=[.I68]/[.J68]" office:value-type="float" office:value="0.134733036707453" calcext:value-type="float">
            <text:p>0,134733036707453</text:p>
          </table:table-cell>
          <table:table-cell table:formula="of:=COMBIN([.D68]-[.C68];[.E68])" office:value-type="float" office:value="30421755" calcext:value-type="float">
            <text:p>30421755</text:p>
          </table:table-cell>
          <table:table-cell table:formula="of:=COMBIN([.D68];[.E68])" office:value-type="float" office:value="225792840" calcext:value-type="float">
            <text:p>225792840</text:p>
          </table:table-cell>
          <table:table-cell table:formula="of:=[.E68]/[.D6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I69]/[.J69]" office:value-type="float" office:value="0.134733036707453" calcext:value-type="float">
            <text:p>0,134733036707453</text:p>
          </table:table-cell>
          <table:table-cell table:formula="of:=COMBIN([.D69]-[.C69];[.E69])" office:value-type="float" office:value="30421755" calcext:value-type="float">
            <text:p>30421755</text:p>
          </table:table-cell>
          <table:table-cell table:formula="of:=COMBIN([.D69];[.E69])" office:value-type="float" office:value="225792840" calcext:value-type="float">
            <text:p>225792840</text:p>
          </table:table-cell>
          <table:table-cell table:formula="of:=[.E69]/[.D6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667</text:p>
          </table:table-cell>
          <table:table-cell table:formula="of:=[.I70]/[.J70]" office:value-type="float" office:value="0.0481229097467155" calcext:value-type="float">
            <text:p>0,0481229097467155</text:p>
          </table:table-cell>
          <table:table-cell table:formula="of:=COMBIN([.D70]-[.C70];[.E70])" office:value-type="float" office:value="270533919634160" calcext:value-type="float">
            <text:p>270533919634160</text:p>
          </table:table-cell>
          <table:table-cell table:formula="of:=COMBIN([.D70];[.E70])" office:value-type="float" office:value="5621728217559088" calcext:value-type="float">
            <text:p>5621728217559088</text:p>
          </table:table-cell>
          <table:table-cell table:formula="of:=[.E70]/[.D70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2</text:p>
          </table:table-cell>
          <table:table-cell table:formula="of:=[.I71]/[.J71]" office:value-type="float" office:value="0.0481229097467155" calcext:value-type="float">
            <text:p>0,0481229097467155</text:p>
          </table:table-cell>
          <table:table-cell table:formula="of:=COMBIN([.D71]-[.C71];[.E71])" office:value-type="float" office:value="270533919634160" calcext:value-type="float">
            <text:p>270533919634160</text:p>
          </table:table-cell>
          <table:table-cell table:formula="of:=COMBIN([.D71];[.E71])" office:value-type="float" office:value="5621728217559088" calcext:value-type="float">
            <text:p>5621728217559088</text:p>
          </table:table-cell>
          <table:table-cell table:formula="of:=[.E71]/[.D71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0.0238</text:p>
          </table:table-cell>
          <table:table-cell table:formula="of:=[.I72]/[.J72]" office:value-type="float" office:value="0.0481229097467155" calcext:value-type="float">
            <text:p>0,0481229097467155</text:p>
          </table:table-cell>
          <table:table-cell table:formula="of:=COMBIN([.D72]-[.C72];[.E72])" office:value-type="float" office:value="270533919634160" calcext:value-type="float">
            <text:p>270533919634160</text:p>
          </table:table-cell>
          <table:table-cell table:formula="of:=COMBIN([.D72];[.E72])" office:value-type="float" office:value="5621728217559088" calcext:value-type="float">
            <text:p>5621728217559088</text:p>
          </table:table-cell>
          <table:table-cell table:formula="of:=[.E72]/[.D72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0.0185</text:p>
          </table:table-cell>
          <table:table-cell table:formula="of:=[.I73]/[.J73]" office:value-type="float" office:value="0.0481229097467155" calcext:value-type="float">
            <text:p>0,0481229097467155</text:p>
          </table:table-cell>
          <table:table-cell table:formula="of:=COMBIN([.D73]-[.C73];[.E73])" office:value-type="float" office:value="270533919634160" calcext:value-type="float">
            <text:p>270533919634160</text:p>
          </table:table-cell>
          <table:table-cell table:formula="of:=COMBIN([.D73];[.E73])" office:value-type="float" office:value="5621728217559088" calcext:value-type="float">
            <text:p>5621728217559088</text:p>
          </table:table-cell>
          <table:table-cell table:formula="of:=[.E73]/[.D73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69</text:p>
          </table:table-cell>
          <table:table-cell table:formula="of:=[.I74]/[.J74]" office:value-type="float" office:value="0.134733036707453" calcext:value-type="float">
            <text:p>0,134733036707453</text:p>
          </table:table-cell>
          <table:table-cell table:formula="of:=COMBIN([.D74]-[.C74];[.E74])" office:value-type="float" office:value="30421755" calcext:value-type="float">
            <text:p>30421755</text:p>
          </table:table-cell>
          <table:table-cell table:formula="of:=COMBIN([.D74];[.E74])" office:value-type="float" office:value="225792840" calcext:value-type="float">
            <text:p>225792840</text:p>
          </table:table-cell>
          <table:table-cell table:formula="of:=[.E74]/[.D7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I75]/[.J75]" office:value-type="float" office:value="0.134733036707453" calcext:value-type="float">
            <text:p>0,134733036707453</text:p>
          </table:table-cell>
          <table:table-cell table:formula="of:=COMBIN([.D75]-[.C75];[.E75])" office:value-type="float" office:value="30421755" calcext:value-type="float">
            <text:p>30421755</text:p>
          </table:table-cell>
          <table:table-cell table:formula="of:=COMBIN([.D75];[.E75])" office:value-type="float" office:value="225792840" calcext:value-type="float">
            <text:p>225792840</text:p>
          </table:table-cell>
          <table:table-cell table:formula="of:=[.E75]/[.D7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204</text:p>
          </table:table-cell>
          <table:table-cell table:formula="of:=[.I76]/[.J76]" office:value-type="float" office:value="0.134733036707453" calcext:value-type="float">
            <text:p>0,134733036707453</text:p>
          </table:table-cell>
          <table:table-cell table:formula="of:=COMBIN([.D76]-[.C76];[.E76])" office:value-type="float" office:value="30421755" calcext:value-type="float">
            <text:p>30421755</text:p>
          </table:table-cell>
          <table:table-cell table:formula="of:=COMBIN([.D76];[.E76])" office:value-type="float" office:value="225792840" calcext:value-type="float">
            <text:p>225792840</text:p>
          </table:table-cell>
          <table:table-cell table:formula="of:=[.E76]/[.D7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667</text:p>
          </table:table-cell>
          <table:table-cell table:formula="of:=[.I77]/[.J77]" office:value-type="float" office:value="0.134733036707453" calcext:value-type="float">
            <text:p>0,134733036707453</text:p>
          </table:table-cell>
          <table:table-cell table:formula="of:=COMBIN([.D77]-[.C77];[.E77])" office:value-type="float" office:value="30421755" calcext:value-type="float">
            <text:p>30421755</text:p>
          </table:table-cell>
          <table:table-cell table:formula="of:=COMBIN([.D77];[.E77])" office:value-type="float" office:value="225792840" calcext:value-type="float">
            <text:p>225792840</text:p>
          </table:table-cell>
          <table:table-cell table:formula="of:=[.E77]/[.D7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769</text:p>
          </table:table-cell>
          <table:table-cell table:formula="of:=[.I78]/[.J78]" office:value-type="float" office:value="0.134733036707453" calcext:value-type="float">
            <text:p>0,134733036707453</text:p>
          </table:table-cell>
          <table:table-cell table:formula="of:=COMBIN([.D78]-[.C78];[.E78])" office:value-type="float" office:value="30421755" calcext:value-type="float">
            <text:p>30421755</text:p>
          </table:table-cell>
          <table:table-cell table:formula="of:=COMBIN([.D78];[.E78])" office:value-type="float" office:value="225792840" calcext:value-type="float">
            <text:p>225792840</text:p>
          </table:table-cell>
          <table:table-cell table:formula="of:=[.E78]/[.D7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303</text:p>
          </table:table-cell>
          <table:table-cell table:formula="of:=[.I79]/[.J79]" office:value-type="float" office:value="0.134733036707453" calcext:value-type="float">
            <text:p>0,134733036707453</text:p>
          </table:table-cell>
          <table:table-cell table:formula="of:=COMBIN([.D79]-[.C79];[.E79])" office:value-type="float" office:value="30421755" calcext:value-type="float">
            <text:p>30421755</text:p>
          </table:table-cell>
          <table:table-cell table:formula="of:=COMBIN([.D79];[.E79])" office:value-type="float" office:value="225792840" calcext:value-type="float">
            <text:p>225792840</text:p>
          </table:table-cell>
          <table:table-cell table:formula="of:=[.E79]/[.D7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0139</text:p>
          </table:table-cell>
          <table:table-cell table:formula="of:=[.I80]/[.J80]" office:value-type="float" office:value="0.134733036707453" calcext:value-type="float">
            <text:p>0,134733036707453</text:p>
          </table:table-cell>
          <table:table-cell table:formula="of:=COMBIN([.D80]-[.C80];[.E80])" office:value-type="float" office:value="30421755" calcext:value-type="float">
            <text:p>30421755</text:p>
          </table:table-cell>
          <table:table-cell table:formula="of:=COMBIN([.D80];[.E80])" office:value-type="float" office:value="225792840" calcext:value-type="float">
            <text:p>225792840</text:p>
          </table:table-cell>
          <table:table-cell table:formula="of:=[.E80]/[.D8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44</text:p>
          </table:table-cell>
          <table:table-cell table:formula="of:=[.I81]/[.J81]" office:value-type="float" office:value="0.134733036707453" calcext:value-type="float">
            <text:p>0,134733036707453</text:p>
          </table:table-cell>
          <table:table-cell table:formula="of:=COMBIN([.D81]-[.C81];[.E81])" office:value-type="float" office:value="30421755" calcext:value-type="float">
            <text:p>30421755</text:p>
          </table:table-cell>
          <table:table-cell table:formula="of:=COMBIN([.D81];[.E81])" office:value-type="float" office:value="225792840" calcext:value-type="float">
            <text:p>225792840</text:p>
          </table:table-cell>
          <table:table-cell table:formula="of:=[.E81]/[.D8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I82]/[.J82]" office:value-type="float" office:value="0.134733036707453" calcext:value-type="float">
            <text:p>0,134733036707453</text:p>
          </table:table-cell>
          <table:table-cell table:formula="of:=COMBIN([.D82]-[.C82];[.E82])" office:value-type="float" office:value="30421755" calcext:value-type="float">
            <text:p>30421755</text:p>
          </table:table-cell>
          <table:table-cell table:formula="of:=COMBIN([.D82];[.E82])" office:value-type="float" office:value="225792840" calcext:value-type="float">
            <text:p>225792840</text:p>
          </table:table-cell>
          <table:table-cell table:formula="of:=[.E82]/[.D8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769</text:p>
          </table:table-cell>
          <table:table-cell table:formula="of:=[.I83]/[.J83]" office:value-type="float" office:value="0.134733036707453" calcext:value-type="float">
            <text:p>0,134733036707453</text:p>
          </table:table-cell>
          <table:table-cell table:formula="of:=COMBIN([.D83]-[.C83];[.E83])" office:value-type="float" office:value="30421755" calcext:value-type="float">
            <text:p>30421755</text:p>
          </table:table-cell>
          <table:table-cell table:formula="of:=COMBIN([.D83];[.E83])" office:value-type="float" office:value="225792840" calcext:value-type="float">
            <text:p>225792840</text:p>
          </table:table-cell>
          <table:table-cell table:formula="of:=[.E83]/[.D8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769</text:p>
          </table:table-cell>
          <table:table-cell table:formula="of:=[.I84]/[.J84]" office:value-type="float" office:value="0.134733036707453" calcext:value-type="float">
            <text:p>0,134733036707453</text:p>
          </table:table-cell>
          <table:table-cell table:formula="of:=COMBIN([.D84]-[.C84];[.E84])" office:value-type="float" office:value="30421755" calcext:value-type="float">
            <text:p>30421755</text:p>
          </table:table-cell>
          <table:table-cell table:formula="of:=COMBIN([.D84];[.E84])" office:value-type="float" office:value="225792840" calcext:value-type="float">
            <text:p>225792840</text:p>
          </table:table-cell>
          <table:table-cell table:formula="of:=[.E84]/[.D8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I85]/[.J85]" office:value-type="float" office:value="0.134733036707453" calcext:value-type="float">
            <text:p>0,134733036707453</text:p>
          </table:table-cell>
          <table:table-cell table:formula="of:=COMBIN([.D85]-[.C85];[.E85])" office:value-type="float" office:value="30421755" calcext:value-type="float">
            <text:p>30421755</text:p>
          </table:table-cell>
          <table:table-cell table:formula="of:=COMBIN([.D85];[.E85])" office:value-type="float" office:value="225792840" calcext:value-type="float">
            <text:p>225792840</text:p>
          </table:table-cell>
          <table:table-cell table:formula="of:=[.E85]/[.D8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formula="of:=[.I86]/[.J86]" office:value-type="float" office:value="0.134733036707453" calcext:value-type="float">
            <text:p>0,134733036707453</text:p>
          </table:table-cell>
          <table:table-cell table:formula="of:=COMBIN([.D86]-[.C86];[.E86])" office:value-type="float" office:value="30421755" calcext:value-type="float">
            <text:p>30421755</text:p>
          </table:table-cell>
          <table:table-cell table:formula="of:=COMBIN([.D86];[.E86])" office:value-type="float" office:value="225792840" calcext:value-type="float">
            <text:p>225792840</text:p>
          </table:table-cell>
          <table:table-cell table:formula="of:=[.E86]/[.D8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[.I87]/[.J87]" office:value-type="float" office:value="0.134733036707453" calcext:value-type="float">
            <text:p>0,134733036707453</text:p>
          </table:table-cell>
          <table:table-cell table:formula="of:=COMBIN([.D87]-[.C87];[.E87])" office:value-type="float" office:value="30421755" calcext:value-type="float">
            <text:p>30421755</text:p>
          </table:table-cell>
          <table:table-cell table:formula="of:=COMBIN([.D87];[.E87])" office:value-type="float" office:value="225792840" calcext:value-type="float">
            <text:p>225792840</text:p>
          </table:table-cell>
          <table:table-cell table:formula="of:=[.E87]/[.D8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0169</text:p>
          </table:table-cell>
          <table:table-cell table:formula="of:=[.I88]/[.J88]" office:value-type="float" office:value="0.134733036707453" calcext:value-type="float">
            <text:p>0,134733036707453</text:p>
          </table:table-cell>
          <table:table-cell table:formula="of:=COMBIN([.D88]-[.C88];[.E88])" office:value-type="float" office:value="30421755" calcext:value-type="float">
            <text:p>30421755</text:p>
          </table:table-cell>
          <table:table-cell table:formula="of:=COMBIN([.D88];[.E88])" office:value-type="float" office:value="225792840" calcext:value-type="float">
            <text:p>225792840</text:p>
          </table:table-cell>
          <table:table-cell table:formula="of:=[.E88]/[.D8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294</text:p>
          </table:table-cell>
          <table:table-cell table:formula="of:=[.I89]/[.J89]" office:value-type="float" office:value="0.134733036707453" calcext:value-type="float">
            <text:p>0,134733036707453</text:p>
          </table:table-cell>
          <table:table-cell table:formula="of:=COMBIN([.D89]-[.C89];[.E89])" office:value-type="float" office:value="30421755" calcext:value-type="float">
            <text:p>30421755</text:p>
          </table:table-cell>
          <table:table-cell table:formula="of:=COMBIN([.D89];[.E89])" office:value-type="float" office:value="225792840" calcext:value-type="float">
            <text:p>225792840</text:p>
          </table:table-cell>
          <table:table-cell table:formula="of:=[.E89]/[.D8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476</text:p>
          </table:table-cell>
          <table:table-cell table:formula="of:=[.I90]/[.J90]" office:value-type="float" office:value="0.134733036707453" calcext:value-type="float">
            <text:p>0,134733036707453</text:p>
          </table:table-cell>
          <table:table-cell table:formula="of:=COMBIN([.D90]-[.C90];[.E90])" office:value-type="float" office:value="30421755" calcext:value-type="float">
            <text:p>30421755</text:p>
          </table:table-cell>
          <table:table-cell table:formula="of:=COMBIN([.D90];[.E90])" office:value-type="float" office:value="225792840" calcext:value-type="float">
            <text:p>225792840</text:p>
          </table:table-cell>
          <table:table-cell table:formula="of:=[.E90]/[.D9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476</text:p>
          </table:table-cell>
          <table:table-cell table:formula="of:=[.I91]/[.J91]" office:value-type="float" office:value="0.134733036707453" calcext:value-type="float">
            <text:p>0,134733036707453</text:p>
          </table:table-cell>
          <table:table-cell table:formula="of:=COMBIN([.D91]-[.C91];[.E91])" office:value-type="float" office:value="30421755" calcext:value-type="float">
            <text:p>30421755</text:p>
          </table:table-cell>
          <table:table-cell table:formula="of:=COMBIN([.D91];[.E91])" office:value-type="float" office:value="225792840" calcext:value-type="float">
            <text:p>225792840</text:p>
          </table:table-cell>
          <table:table-cell table:formula="of:=[.E91]/[.D9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556</text:p>
          </table:table-cell>
          <table:table-cell table:formula="of:=[.I92]/[.J92]" office:value-type="float" office:value="0.134733036707453" calcext:value-type="float">
            <text:p>0,134733036707453</text:p>
          </table:table-cell>
          <table:table-cell table:formula="of:=COMBIN([.D92]-[.C92];[.E92])" office:value-type="float" office:value="30421755" calcext:value-type="float">
            <text:p>30421755</text:p>
          </table:table-cell>
          <table:table-cell table:formula="of:=COMBIN([.D92];[.E92])" office:value-type="float" office:value="225792840" calcext:value-type="float">
            <text:p>225792840</text:p>
          </table:table-cell>
          <table:table-cell table:formula="of:=[.E92]/[.D9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476</text:p>
          </table:table-cell>
          <table:table-cell table:formula="of:=[.I93]/[.J93]" office:value-type="float" office:value="0.134733036707453" calcext:value-type="float">
            <text:p>0,134733036707453</text:p>
          </table:table-cell>
          <table:table-cell table:formula="of:=COMBIN([.D93]-[.C93];[.E93])" office:value-type="float" office:value="30421755" calcext:value-type="float">
            <text:p>30421755</text:p>
          </table:table-cell>
          <table:table-cell table:formula="of:=COMBIN([.D93];[.E93])" office:value-type="float" office:value="225792840" calcext:value-type="float">
            <text:p>225792840</text:p>
          </table:table-cell>
          <table:table-cell table:formula="of:=[.E93]/[.D9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244</text:p>
          </table:table-cell>
          <table:table-cell table:formula="of:=[.I94]/[.J94]" office:value-type="float" office:value="0.134733036707453" calcext:value-type="float">
            <text:p>0,134733036707453</text:p>
          </table:table-cell>
          <table:table-cell table:formula="of:=COMBIN([.D94]-[.C94];[.E94])" office:value-type="float" office:value="30421755" calcext:value-type="float">
            <text:p>30421755</text:p>
          </table:table-cell>
          <table:table-cell table:formula="of:=COMBIN([.D94];[.E94])" office:value-type="float" office:value="225792840" calcext:value-type="float">
            <text:p>225792840</text:p>
          </table:table-cell>
          <table:table-cell table:formula="of:=[.E94]/[.D9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833</text:p>
          </table:table-cell>
          <table:table-cell table:formula="of:=[.I95]/[.J95]" office:value-type="float" office:value="0.134733036707453" calcext:value-type="float">
            <text:p>0,134733036707453</text:p>
          </table:table-cell>
          <table:table-cell table:formula="of:=COMBIN([.D95]-[.C95];[.E95])" office:value-type="float" office:value="30421755" calcext:value-type="float">
            <text:p>30421755</text:p>
          </table:table-cell>
          <table:table-cell table:formula="of:=COMBIN([.D95];[.E95])" office:value-type="float" office:value="225792840" calcext:value-type="float">
            <text:p>225792840</text:p>
          </table:table-cell>
          <table:table-cell table:formula="of:=[.E95]/[.D9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67</text:p>
          </table:table-cell>
          <table:table-cell table:formula="of:=[.I96]/[.J96]" office:value-type="float" office:value="0.134733036707453" calcext:value-type="float">
            <text:p>0,134733036707453</text:p>
          </table:table-cell>
          <table:table-cell table:formula="of:=COMBIN([.D96]-[.C96];[.E96])" office:value-type="float" office:value="30421755" calcext:value-type="float">
            <text:p>30421755</text:p>
          </table:table-cell>
          <table:table-cell table:formula="of:=COMBIN([.D96];[.E96])" office:value-type="float" office:value="225792840" calcext:value-type="float">
            <text:p>225792840</text:p>
          </table:table-cell>
          <table:table-cell table:formula="of:=[.E96]/[.D9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formula="of:=[.I97]/[.J97]" office:value-type="float" office:value="0.134733036707453" calcext:value-type="float">
            <text:p>0,134733036707453</text:p>
          </table:table-cell>
          <table:table-cell table:formula="of:=COMBIN([.D97]-[.C97];[.E97])" office:value-type="float" office:value="30421755" calcext:value-type="float">
            <text:p>30421755</text:p>
          </table:table-cell>
          <table:table-cell table:formula="of:=COMBIN([.D97];[.E97])" office:value-type="float" office:value="225792840" calcext:value-type="float">
            <text:p>225792840</text:p>
          </table:table-cell>
          <table:table-cell table:formula="of:=[.E97]/[.D9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769</text:p>
          </table:table-cell>
          <table:table-cell table:formula="of:=[.I98]/[.J98]" office:value-type="float" office:value="0.134733036707453" calcext:value-type="float">
            <text:p>0,134733036707453</text:p>
          </table:table-cell>
          <table:table-cell table:formula="of:=COMBIN([.D98]-[.C98];[.E98])" office:value-type="float" office:value="30421755" calcext:value-type="float">
            <text:p>30421755</text:p>
          </table:table-cell>
          <table:table-cell table:formula="of:=COMBIN([.D98];[.E98])" office:value-type="float" office:value="225792840" calcext:value-type="float">
            <text:p>225792840</text:p>
          </table:table-cell>
          <table:table-cell table:formula="of:=[.E98]/[.D9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5</text:p>
          </table:table-cell>
          <table:table-cell table:formula="of:=[.I99]/[.J99]" office:value-type="float" office:value="0.134733036707453" calcext:value-type="float">
            <text:p>0,134733036707453</text:p>
          </table:table-cell>
          <table:table-cell table:formula="of:=COMBIN([.D99]-[.C99];[.E99])" office:value-type="float" office:value="30421755" calcext:value-type="float">
            <text:p>30421755</text:p>
          </table:table-cell>
          <table:table-cell table:formula="of:=COMBIN([.D99];[.E99])" office:value-type="float" office:value="225792840" calcext:value-type="float">
            <text:p>225792840</text:p>
          </table:table-cell>
          <table:table-cell table:formula="of:=[.E99]/[.D9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formula="of:=[.I100]/[.J100]" office:value-type="float" office:value="0.134733036707453" calcext:value-type="float">
            <text:p>0,134733036707453</text:p>
          </table:table-cell>
          <table:table-cell table:formula="of:=COMBIN([.D100]-[.C100];[.E100])" office:value-type="float" office:value="30421755" calcext:value-type="float">
            <text:p>30421755</text:p>
          </table:table-cell>
          <table:table-cell table:formula="of:=COMBIN([.D100];[.E100])" office:value-type="float" office:value="225792840" calcext:value-type="float">
            <text:p>225792840</text:p>
          </table:table-cell>
          <table:table-cell table:formula="of:=[.E100]/[.D10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0.0217</text:p>
          </table:table-cell>
          <table:table-cell table:formula="of:=[.I101]/[.J101]" office:value-type="float" office:value="0.0434282434157801" calcext:value-type="float">
            <text:p>0,0434282434157801</text:p>
          </table:table-cell>
          <table:table-cell table:formula="of:=COMBIN([.D101]-[.C101];[.E101])" office:value-type="float" office:value="3489348548829780" calcext:value-type="float">
            <text:p>3489348548829780</text:p>
          </table:table-cell>
          <table:table-cell table:formula="of:=COMBIN([.D101];[.E101])" office:value-type="float" office:value="8.03474484432379E+016" calcext:value-type="float">
            <text:p>8,03474484432379E+016</text:p>
          </table:table-cell>
          <table:table-cell table:formula="of:=[.E101]/[.D101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0.2</text:p>
          </table:table-cell>
          <table:table-cell table:formula="of:=[.I102]/[.J102]" office:value-type="float" office:value="0.0434282434157801" calcext:value-type="float">
            <text:p>0,0434282434157801</text:p>
          </table:table-cell>
          <table:table-cell table:formula="of:=COMBIN([.D102]-[.C102];[.E102])" office:value-type="float" office:value="3489348548829780" calcext:value-type="float">
            <text:p>3489348548829780</text:p>
          </table:table-cell>
          <table:table-cell table:formula="of:=COMBIN([.D102];[.E102])" office:value-type="float" office:value="8.03474484432379E+016" calcext:value-type="float">
            <text:p>8,03474484432379E+016</text:p>
          </table:table-cell>
          <table:table-cell table:formula="of:=[.E102]/[.D102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0.0161</text:p>
          </table:table-cell>
          <table:table-cell table:formula="of:=[.I103]/[.J103]" office:value-type="float" office:value="0.0434282434157801" calcext:value-type="float">
            <text:p>0,0434282434157801</text:p>
          </table:table-cell>
          <table:table-cell table:formula="of:=COMBIN([.D103]-[.C103];[.E103])" office:value-type="float" office:value="3489348548829780" calcext:value-type="float">
            <text:p>3489348548829780</text:p>
          </table:table-cell>
          <table:table-cell table:formula="of:=COMBIN([.D103];[.E103])" office:value-type="float" office:value="8.03474484432379E+016" calcext:value-type="float">
            <text:p>8,03474484432379E+016</text:p>
          </table:table-cell>
          <table:table-cell table:formula="of:=[.E103]/[.D103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1709" calcext:value-type="float">
            <text:p>11709</text:p>
          </table:table-cell>
          <table:table-cell office:value-type="string" calcext:value-type="string">
            <text:p>0.0088</text:p>
          </table:table-cell>
          <table:table-cell table:formula="of:=[.I104]/[.J104]" office:value-type="float" office:value="0.0434282434157801" calcext:value-type="float">
            <text:p>0,0434282434157801</text:p>
          </table:table-cell>
          <table:table-cell table:formula="of:=COMBIN([.D104]-[.C104];[.E104])" office:value-type="float" office:value="3489348548829780" calcext:value-type="float">
            <text:p>3489348548829780</text:p>
          </table:table-cell>
          <table:table-cell table:formula="of:=COMBIN([.D104];[.E104])" office:value-type="float" office:value="8.03474484432379E+016" calcext:value-type="float">
            <text:p>8,03474484432379E+016</text:p>
          </table:table-cell>
          <table:table-cell table:formula="of:=[.E104]/[.D104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608" calcext:value-type="float">
            <text:p>18608</text:p>
          </table:table-cell>
          <table:table-cell office:value-type="string" calcext:value-type="string">
            <text:p>0.0052</text:p>
          </table:table-cell>
          <table:table-cell table:formula="of:=[.I105]/[.J105]" office:value-type="float" office:value="0.0434282434157801" calcext:value-type="float">
            <text:p>0,0434282434157801</text:p>
          </table:table-cell>
          <table:table-cell table:formula="of:=COMBIN([.D105]-[.C105];[.E105])" office:value-type="float" office:value="3489348548829780" calcext:value-type="float">
            <text:p>3489348548829780</text:p>
          </table:table-cell>
          <table:table-cell table:formula="of:=COMBIN([.D105];[.E105])" office:value-type="float" office:value="8.03474484432379E+016" calcext:value-type="float">
            <text:p>8,03474484432379E+016</text:p>
          </table:table-cell>
          <table:table-cell table:formula="of:=[.E105]/[.D105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685" calcext:value-type="float">
            <text:p>10685</text:p>
          </table:table-cell>
          <table:table-cell office:value-type="string" calcext:value-type="string">
            <text:p>0.0081</text:p>
          </table:table-cell>
          <table:table-cell table:formula="of:=[.I106]/[.J106]" office:value-type="float" office:value="0.0434282434157801" calcext:value-type="float">
            <text:p>0,0434282434157801</text:p>
          </table:table-cell>
          <table:table-cell table:formula="of:=COMBIN([.D106]-[.C106];[.E106])" office:value-type="float" office:value="3489348548829780" calcext:value-type="float">
            <text:p>3489348548829780</text:p>
          </table:table-cell>
          <table:table-cell table:formula="of:=COMBIN([.D106];[.E106])" office:value-type="float" office:value="8.03474484432379E+016" calcext:value-type="float">
            <text:p>8,03474484432379E+016</text:p>
          </table:table-cell>
          <table:table-cell table:formula="of:=[.E106]/[.D106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0.02</text:p>
          </table:table-cell>
          <table:table-cell table:formula="of:=[.I107]/[.J107]" office:value-type="float" office:value="0.0434282434157801" calcext:value-type="float">
            <text:p>0,0434282434157801</text:p>
          </table:table-cell>
          <table:table-cell table:formula="of:=COMBIN([.D107]-[.C107];[.E107])" office:value-type="float" office:value="3489348548829780" calcext:value-type="float">
            <text:p>3489348548829780</text:p>
          </table:table-cell>
          <table:table-cell table:formula="of:=COMBIN([.D107];[.E107])" office:value-type="float" office:value="8.03474484432379E+016" calcext:value-type="float">
            <text:p>8,03474484432379E+016</text:p>
          </table:table-cell>
          <table:table-cell table:formula="of:=[.E107]/[.D107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0.0076</text:p>
          </table:table-cell>
          <table:table-cell table:formula="of:=[.I108]/[.J108]" office:value-type="float" office:value="0.0481229097467155" calcext:value-type="float">
            <text:p>0,0481229097467155</text:p>
          </table:table-cell>
          <table:table-cell table:formula="of:=COMBIN([.D108]-[.C108];[.E108])" office:value-type="float" office:value="270533919634160" calcext:value-type="float">
            <text:p>270533919634160</text:p>
          </table:table-cell>
          <table:table-cell table:formula="of:=COMBIN([.D108];[.E108])" office:value-type="float" office:value="5621728217559088" calcext:value-type="float">
            <text:p>5621728217559088</text:p>
          </table:table-cell>
          <table:table-cell table:formula="of:=[.E108]/[.D108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0.0075</text:p>
          </table:table-cell>
          <table:table-cell table:formula="of:=[.I109]/[.J109]" office:value-type="float" office:value="0.0481229097467155" calcext:value-type="float">
            <text:p>0,0481229097467155</text:p>
          </table:table-cell>
          <table:table-cell table:formula="of:=COMBIN([.D109]-[.C109];[.E109])" office:value-type="float" office:value="270533919634160" calcext:value-type="float">
            <text:p>270533919634160</text:p>
          </table:table-cell>
          <table:table-cell table:formula="of:=COMBIN([.D109];[.E109])" office:value-type="float" office:value="5621728217559088" calcext:value-type="float">
            <text:p>5621728217559088</text:p>
          </table:table-cell>
          <table:table-cell table:formula="of:=[.E109]/[.D109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478" calcext:value-type="float">
            <text:p>1478</text:p>
          </table:table-cell>
          <table:table-cell office:value-type="float" office:value="37" calcext:value-type="float">
            <text:p>37</text:p>
          </table:table-cell>
          <table:table-cell table:formula="of:=[.I110]/[.J110]" office:value-type="float" office:value="0.0481229097467155" calcext:value-type="float">
            <text:p>0,0481229097467155</text:p>
          </table:table-cell>
          <table:table-cell table:formula="of:=COMBIN([.D110]-[.C110];[.E110])" office:value-type="float" office:value="270533919634160" calcext:value-type="float">
            <text:p>270533919634160</text:p>
          </table:table-cell>
          <table:table-cell table:formula="of:=COMBIN([.D110];[.E110])" office:value-type="float" office:value="5621728217559088" calcext:value-type="float">
            <text:p>5621728217559088</text:p>
          </table:table-cell>
          <table:table-cell table:formula="of:=[.E110]/[.D110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0.0125</text:p>
          </table:table-cell>
          <table:table-cell table:formula="of:=[.I111]/[.J111]" office:value-type="float" office:value="0.0481229097467155" calcext:value-type="float">
            <text:p>0,0481229097467155</text:p>
          </table:table-cell>
          <table:table-cell table:formula="of:=COMBIN([.D111]-[.C111];[.E111])" office:value-type="float" office:value="270533919634160" calcext:value-type="float">
            <text:p>270533919634160</text:p>
          </table:table-cell>
          <table:table-cell table:formula="of:=COMBIN([.D111];[.E111])" office:value-type="float" office:value="5621728217559088" calcext:value-type="float">
            <text:p>5621728217559088</text:p>
          </table:table-cell>
          <table:table-cell table:formula="of:=[.E111]/[.D111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0.0294</text:p>
          </table:table-cell>
          <table:table-cell table:formula="of:=[.I112]/[.J112]" office:value-type="float" office:value="0.0481229097467155" calcext:value-type="float">
            <text:p>0,0481229097467155</text:p>
          </table:table-cell>
          <table:table-cell table:formula="of:=COMBIN([.D112]-[.C112];[.E112])" office:value-type="float" office:value="270533919634160" calcext:value-type="float">
            <text:p>270533919634160</text:p>
          </table:table-cell>
          <table:table-cell table:formula="of:=COMBIN([.D112];[.E112])" office:value-type="float" office:value="5621728217559088" calcext:value-type="float">
            <text:p>5621728217559088</text:p>
          </table:table-cell>
          <table:table-cell table:formula="of:=[.E112]/[.D112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921" calcext:value-type="float">
            <text:p>12921</text:p>
          </table:table-cell>
          <table:table-cell office:value-type="float" office:value="4" calcext:value-type="float">
            <text:p>4</text:p>
          </table:table-cell>
          <table:table-cell table:formula="of:=[.I113]/[.J113]" office:value-type="float" office:value="0.0481229097467155" calcext:value-type="float">
            <text:p>0,0481229097467155</text:p>
          </table:table-cell>
          <table:table-cell table:formula="of:=COMBIN([.D113]-[.C113];[.E113])" office:value-type="float" office:value="270533919634160" calcext:value-type="float">
            <text:p>270533919634160</text:p>
          </table:table-cell>
          <table:table-cell table:formula="of:=COMBIN([.D113];[.E113])" office:value-type="float" office:value="5621728217559088" calcext:value-type="float">
            <text:p>5621728217559088</text:p>
          </table:table-cell>
          <table:table-cell table:formula="of:=[.E113]/[.D113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0.0417</text:p>
          </table:table-cell>
          <table:table-cell table:formula="of:=[.I114]/[.J114]" office:value-type="float" office:value="0.0481229097467155" calcext:value-type="float">
            <text:p>0,0481229097467155</text:p>
          </table:table-cell>
          <table:table-cell table:formula="of:=COMBIN([.D114]-[.C114];[.E114])" office:value-type="float" office:value="270533919634160" calcext:value-type="float">
            <text:p>270533919634160</text:p>
          </table:table-cell>
          <table:table-cell table:formula="of:=COMBIN([.D114];[.E114])" office:value-type="float" office:value="5621728217559088" calcext:value-type="float">
            <text:p>5621728217559088</text:p>
          </table:table-cell>
          <table:table-cell table:formula="of:=[.E114]/[.D114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0.0065</text:p>
          </table:table-cell>
          <table:table-cell table:formula="of:=[.I115]/[.J115]" office:value-type="float" office:value="0.0481229097467155" calcext:value-type="float">
            <text:p>0,0481229097467155</text:p>
          </table:table-cell>
          <table:table-cell table:formula="of:=COMBIN([.D115]-[.C115];[.E115])" office:value-type="float" office:value="270533919634160" calcext:value-type="float">
            <text:p>270533919634160</text:p>
          </table:table-cell>
          <table:table-cell table:formula="of:=COMBIN([.D115];[.E115])" office:value-type="float" office:value="5621728217559088" calcext:value-type="float">
            <text:p>5621728217559088</text:p>
          </table:table-cell>
          <table:table-cell table:formula="of:=[.E115]/[.D115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0588</text:p>
          </table:table-cell>
          <table:table-cell table:formula="of:=[.I116]/[.J116]" office:value-type="float" office:value="0.0481229097467155" calcext:value-type="float">
            <text:p>0,0481229097467155</text:p>
          </table:table-cell>
          <table:table-cell table:formula="of:=COMBIN([.D116]-[.C116];[.E116])" office:value-type="float" office:value="270533919634160" calcext:value-type="float">
            <text:p>270533919634160</text:p>
          </table:table-cell>
          <table:table-cell table:formula="of:=COMBIN([.D116];[.E116])" office:value-type="float" office:value="5621728217559088" calcext:value-type="float">
            <text:p>5621728217559088</text:p>
          </table:table-cell>
          <table:table-cell table:formula="of:=[.E116]/[.D116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2</text:p>
          </table:table-cell>
          <table:table-cell table:formula="of:=[.I117]/[.J117]" office:value-type="float" office:value="0.0481229097467155" calcext:value-type="float">
            <text:p>0,0481229097467155</text:p>
          </table:table-cell>
          <table:table-cell table:formula="of:=COMBIN([.D117]-[.C117];[.E117])" office:value-type="float" office:value="270533919634160" calcext:value-type="float">
            <text:p>270533919634160</text:p>
          </table:table-cell>
          <table:table-cell table:formula="of:=COMBIN([.D117];[.E117])" office:value-type="float" office:value="5621728217559088" calcext:value-type="float">
            <text:p>5621728217559088</text:p>
          </table:table-cell>
          <table:table-cell table:formula="of:=[.E117]/[.D117]" office:value-type="float" office:value="0.379310344827586" calcext:value-type="float">
            <text:p>0,379310344827586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0.0073</text:p>
          </table:table-cell>
          <table:table-cell table:formula="of:=[.I118]/[.J118]" office:value-type="float" office:value="0.0434282434157801" calcext:value-type="float">
            <text:p>0,0434282434157801</text:p>
          </table:table-cell>
          <table:table-cell table:formula="of:=COMBIN([.D118]-[.C118];[.E118])" office:value-type="float" office:value="3489348548829780" calcext:value-type="float">
            <text:p>3489348548829780</text:p>
          </table:table-cell>
          <table:table-cell table:formula="of:=COMBIN([.D118];[.E118])" office:value-type="float" office:value="8.03474484432379E+016" calcext:value-type="float">
            <text:p>8,03474484432379E+016</text:p>
          </table:table-cell>
          <table:table-cell table:formula="of:=[.E118]/[.D118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0.0095</text:p>
          </table:table-cell>
          <table:table-cell table:formula="of:=[.I119]/[.J119]" office:value-type="float" office:value="0.0434282434157801" calcext:value-type="float">
            <text:p>0,0434282434157801</text:p>
          </table:table-cell>
          <table:table-cell table:formula="of:=COMBIN([.D119]-[.C119];[.E119])" office:value-type="float" office:value="3489348548829780" calcext:value-type="float">
            <text:p>3489348548829780</text:p>
          </table:table-cell>
          <table:table-cell table:formula="of:=COMBIN([.D119];[.E119])" office:value-type="float" office:value="8.03474484432379E+016" calcext:value-type="float">
            <text:p>8,03474484432379E+016</text:p>
          </table:table-cell>
          <table:table-cell table:formula="of:=[.E119]/[.D119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7748" calcext:value-type="float">
            <text:p>7748</text:p>
          </table:table-cell>
          <table:table-cell office:value-type="string" calcext:value-type="string">
            <text:p>0.0128</text:p>
          </table:table-cell>
          <table:table-cell table:formula="of:=[.I120]/[.J120]" office:value-type="float" office:value="0.0434282434157801" calcext:value-type="float">
            <text:p>0,0434282434157801</text:p>
          </table:table-cell>
          <table:table-cell table:formula="of:=COMBIN([.D120]-[.C120];[.E120])" office:value-type="float" office:value="3489348548829780" calcext:value-type="float">
            <text:p>3489348548829780</text:p>
          </table:table-cell>
          <table:table-cell table:formula="of:=COMBIN([.D120];[.E120])" office:value-type="float" office:value="8.03474484432379E+016" calcext:value-type="float">
            <text:p>8,03474484432379E+016</text:p>
          </table:table-cell>
          <table:table-cell table:formula="of:=[.E120]/[.D120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0.1</text:p>
          </table:table-cell>
          <table:table-cell table:formula="of:=[.I121]/[.J121]" office:value-type="float" office:value="0.0434282434157801" calcext:value-type="float">
            <text:p>0,0434282434157801</text:p>
          </table:table-cell>
          <table:table-cell table:formula="of:=COMBIN([.D121]-[.C121];[.E121])" office:value-type="float" office:value="3489348548829780" calcext:value-type="float">
            <text:p>3489348548829780</text:p>
          </table:table-cell>
          <table:table-cell table:formula="of:=COMBIN([.D121];[.E121])" office:value-type="float" office:value="8.03474484432379E+016" calcext:value-type="float">
            <text:p>8,03474484432379E+016</text:p>
          </table:table-cell>
          <table:table-cell table:formula="of:=[.E121]/[.D121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6520" calcext:value-type="float">
            <text:p>16520</text:p>
          </table:table-cell>
          <table:table-cell office:value-type="string" calcext:value-type="string">
            <text:p>0.0042</text:p>
          </table:table-cell>
          <table:table-cell table:formula="of:=[.I122]/[.J122]" office:value-type="float" office:value="0.0434282434157801" calcext:value-type="float">
            <text:p>0,0434282434157801</text:p>
          </table:table-cell>
          <table:table-cell table:formula="of:=COMBIN([.D122]-[.C122];[.E122])" office:value-type="float" office:value="3489348548829780" calcext:value-type="float">
            <text:p>3489348548829780</text:p>
          </table:table-cell>
          <table:table-cell table:formula="of:=COMBIN([.D122];[.E122])" office:value-type="float" office:value="8.03474484432379E+016" calcext:value-type="float">
            <text:p>8,03474484432379E+016</text:p>
          </table:table-cell>
          <table:table-cell table:formula="of:=[.E122]/[.D122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275" calcext:value-type="float">
            <text:p>12275</text:p>
          </table:table-cell>
          <table:table-cell office:value-type="string" calcext:value-type="string">
            <text:p>0.02</text:p>
          </table:table-cell>
          <table:table-cell table:formula="of:=[.I123]/[.J123]" office:value-type="float" office:value="0.0852541562789617" calcext:value-type="float">
            <text:p>0,0852541562789617</text:p>
          </table:table-cell>
          <table:table-cell table:formula="of:=COMBIN([.D123]-[.C123];[.E123])" office:value-type="float" office:value="41648951840265" calcext:value-type="float">
            <text:p>41648951840265</text:p>
          </table:table-cell>
          <table:table-cell table:formula="of:=COMBIN([.D123];[.E123])" office:value-type="float" office:value="488526937079580" calcext:value-type="float">
            <text:p>488526937079580</text:p>
          </table:table-cell>
          <table:table-cell table:formula="of:=[.E123]/[.D123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0.0345</text:p>
          </table:table-cell>
          <table:table-cell table:formula="of:=[.I124]/[.J124]" office:value-type="float" office:value="0.0852541562789617" calcext:value-type="float">
            <text:p>0,0852541562789617</text:p>
          </table:table-cell>
          <table:table-cell table:formula="of:=COMBIN([.D124]-[.C124];[.E124])" office:value-type="float" office:value="41648951840265" calcext:value-type="float">
            <text:p>41648951840265</text:p>
          </table:table-cell>
          <table:table-cell table:formula="of:=COMBIN([.D124];[.E124])" office:value-type="float" office:value="488526937079580" calcext:value-type="float">
            <text:p>488526937079580</text:p>
          </table:table-cell>
          <table:table-cell table:formula="of:=[.E124]/[.D124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2</text:p>
          </table:table-cell>
          <table:table-cell table:formula="of:=[.I125]/[.J125]" office:value-type="float" office:value="0.0852541562789617" calcext:value-type="float">
            <text:p>0,0852541562789617</text:p>
          </table:table-cell>
          <table:table-cell table:formula="of:=COMBIN([.D125]-[.C125];[.E125])" office:value-type="float" office:value="41648951840265" calcext:value-type="float">
            <text:p>41648951840265</text:p>
          </table:table-cell>
          <table:table-cell table:formula="of:=COMBIN([.D125];[.E125])" office:value-type="float" office:value="488526937079580" calcext:value-type="float">
            <text:p>488526937079580</text:p>
          </table:table-cell>
          <table:table-cell table:formula="of:=[.E125]/[.D125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0.0102</text:p>
          </table:table-cell>
          <table:table-cell table:formula="of:=[.I126]/[.J126]" office:value-type="float" office:value="0.0852541562789617" calcext:value-type="float">
            <text:p>0,0852541562789617</text:p>
          </table:table-cell>
          <table:table-cell table:formula="of:=COMBIN([.D126]-[.C126];[.E126])" office:value-type="float" office:value="41648951840265" calcext:value-type="float">
            <text:p>41648951840265</text:p>
          </table:table-cell>
          <table:table-cell table:formula="of:=COMBIN([.D126];[.E126])" office:value-type="float" office:value="488526937079580" calcext:value-type="float">
            <text:p>488526937079580</text:p>
          </table:table-cell>
          <table:table-cell table:formula="of:=[.E126]/[.D126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199" calcext:value-type="float">
            <text:p>14199</text:p>
          </table:table-cell>
          <table:table-cell office:value-type="string" calcext:value-type="string">
            <text:p>0.0122</text:p>
          </table:table-cell>
          <table:table-cell table:formula="of:=[.I127]/[.J127]" office:value-type="float" office:value="0.0852541562789617" calcext:value-type="float">
            <text:p>0,0852541562789617</text:p>
          </table:table-cell>
          <table:table-cell table:formula="of:=COMBIN([.D127]-[.C127];[.E127])" office:value-type="float" office:value="41648951840265" calcext:value-type="float">
            <text:p>41648951840265</text:p>
          </table:table-cell>
          <table:table-cell table:formula="of:=COMBIN([.D127];[.E127])" office:value-type="float" office:value="488526937079580" calcext:value-type="float">
            <text:p>488526937079580</text:p>
          </table:table-cell>
          <table:table-cell table:formula="of:=[.E127]/[.D127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0.0323</text:p>
          </table:table-cell>
          <table:table-cell table:formula="of:=[.I128]/[.J128]" office:value-type="float" office:value="0.0852541562789617" calcext:value-type="float">
            <text:p>0,0852541562789617</text:p>
          </table:table-cell>
          <table:table-cell table:formula="of:=COMBIN([.D128]-[.C128];[.E128])" office:value-type="float" office:value="41648951840265" calcext:value-type="float">
            <text:p>41648951840265</text:p>
          </table:table-cell>
          <table:table-cell table:formula="of:=COMBIN([.D128];[.E128])" office:value-type="float" office:value="488526937079580" calcext:value-type="float">
            <text:p>488526937079580</text:p>
          </table:table-cell>
          <table:table-cell table:formula="of:=[.E128]/[.D128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0.1667</text:p>
          </table:table-cell>
          <table:table-cell table:formula="of:=[.I129]/[.J129]" office:value-type="float" office:value="0.0852541562789617" calcext:value-type="float">
            <text:p>0,0852541562789617</text:p>
          </table:table-cell>
          <table:table-cell table:formula="of:=COMBIN([.D129]-[.C129];[.E129])" office:value-type="float" office:value="41648951840265" calcext:value-type="float">
            <text:p>41648951840265</text:p>
          </table:table-cell>
          <table:table-cell table:formula="of:=COMBIN([.D129];[.E129])" office:value-type="float" office:value="488526937079580" calcext:value-type="float">
            <text:p>488526937079580</text:p>
          </table:table-cell>
          <table:table-cell table:formula="of:=[.E129]/[.D129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0.0323</text:p>
          </table:table-cell>
          <table:table-cell table:formula="of:=[.I130]/[.J130]" office:value-type="float" office:value="0.0852541562789617" calcext:value-type="float">
            <text:p>0,0852541562789617</text:p>
          </table:table-cell>
          <table:table-cell table:formula="of:=COMBIN([.D130]-[.C130];[.E130])" office:value-type="float" office:value="41648951840265" calcext:value-type="float">
            <text:p>41648951840265</text:p>
          </table:table-cell>
          <table:table-cell table:formula="of:=COMBIN([.D130];[.E130])" office:value-type="float" office:value="488526937079580" calcext:value-type="float">
            <text:p>488526937079580</text:p>
          </table:table-cell>
          <table:table-cell table:formula="of:=[.E130]/[.D130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0.0385</text:p>
          </table:table-cell>
          <table:table-cell table:formula="of:=[.I131]/[.J131]" office:value-type="float" office:value="0.0852541562789617" calcext:value-type="float">
            <text:p>0,0852541562789617</text:p>
          </table:table-cell>
          <table:table-cell table:formula="of:=COMBIN([.D131]-[.C131];[.E131])" office:value-type="float" office:value="41648951840265" calcext:value-type="float">
            <text:p>41648951840265</text:p>
          </table:table-cell>
          <table:table-cell table:formula="of:=COMBIN([.D131];[.E131])" office:value-type="float" office:value="488526937079580" calcext:value-type="float">
            <text:p>488526937079580</text:p>
          </table:table-cell>
          <table:table-cell table:formula="of:=[.E131]/[.D131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758" calcext:value-type="float">
            <text:p>14758</text:p>
          </table:table-cell>
          <table:table-cell office:value-type="string" calcext:value-type="string">
            <text:p>0.0085</text:p>
          </table:table-cell>
          <table:table-cell table:formula="of:=[.I132]/[.J132]" office:value-type="float" office:value="0.0852541562789617" calcext:value-type="float">
            <text:p>0,0852541562789617</text:p>
          </table:table-cell>
          <table:table-cell table:formula="of:=COMBIN([.D132]-[.C132];[.E132])" office:value-type="float" office:value="41648951840265" calcext:value-type="float">
            <text:p>41648951840265</text:p>
          </table:table-cell>
          <table:table-cell table:formula="of:=COMBIN([.D132];[.E132])" office:value-type="float" office:value="488526937079580" calcext:value-type="float">
            <text:p>488526937079580</text:p>
          </table:table-cell>
          <table:table-cell table:formula="of:=[.E132]/[.D132]" office:value-type="float" office:value="0.25" calcext:value-type="float">
            <text:p>0,2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0.0476</text:p>
          </table:table-cell>
          <table:table-cell table:formula="of:=[.I133]/[.J133]" office:value-type="float" office:value="0.0434282434157801" calcext:value-type="float">
            <text:p>0,0434282434157801</text:p>
          </table:table-cell>
          <table:table-cell table:formula="of:=COMBIN([.D133]-[.C133];[.E133])" office:value-type="float" office:value="3489348548829780" calcext:value-type="float">
            <text:p>3489348548829780</text:p>
          </table:table-cell>
          <table:table-cell table:formula="of:=COMBIN([.D133];[.E133])" office:value-type="float" office:value="8.03474484432379E+016" calcext:value-type="float">
            <text:p>8,03474484432379E+016</text:p>
          </table:table-cell>
          <table:table-cell table:formula="of:=[.E133]/[.D133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0.0156</text:p>
          </table:table-cell>
          <table:table-cell table:formula="of:=[.I134]/[.J134]" office:value-type="float" office:value="0.0434282434157801" calcext:value-type="float">
            <text:p>0,0434282434157801</text:p>
          </table:table-cell>
          <table:table-cell table:formula="of:=COMBIN([.D134]-[.C134];[.E134])" office:value-type="float" office:value="3489348548829780" calcext:value-type="float">
            <text:p>3489348548829780</text:p>
          </table:table-cell>
          <table:table-cell table:formula="of:=COMBIN([.D134];[.E134])" office:value-type="float" office:value="8.03474484432379E+016" calcext:value-type="float">
            <text:p>8,03474484432379E+016</text:p>
          </table:table-cell>
          <table:table-cell table:formula="of:=[.E134]/[.D134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 table:visibility="filter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0.0256</text:p>
          </table:table-cell>
          <table:table-cell table:formula="of:=[.I135]/[.J135]" office:value-type="float" office:value="0.0434282434157801" calcext:value-type="float">
            <text:p>0,0434282434157801</text:p>
          </table:table-cell>
          <table:table-cell table:formula="of:=COMBIN([.D135]-[.C135];[.E135])" office:value-type="float" office:value="3489348548829780" calcext:value-type="float">
            <text:p>3489348548829780</text:p>
          </table:table-cell>
          <table:table-cell table:formula="of:=COMBIN([.D135];[.E135])" office:value-type="float" office:value="8.03474484432379E+016" calcext:value-type="float">
            <text:p>8,03474484432379E+016</text:p>
          </table:table-cell>
          <table:table-cell table:formula="of:=[.E135]/[.D135]" office:value-type="float" office:value="0.34375" calcext:value-type="float">
            <text:p>0,34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833</text:p>
          </table:table-cell>
          <table:table-cell table:formula="of:=[.I136]/[.J136]" office:value-type="float" office:value="0.134733036707453" calcext:value-type="float">
            <text:p>0,134733036707453</text:p>
          </table:table-cell>
          <table:table-cell table:formula="of:=COMBIN([.D136]-[.C136];[.E136])" office:value-type="float" office:value="30421755" calcext:value-type="float">
            <text:p>30421755</text:p>
          </table:table-cell>
          <table:table-cell table:formula="of:=COMBIN([.D136];[.E136])" office:value-type="float" office:value="225792840" calcext:value-type="float">
            <text:p>225792840</text:p>
          </table:table-cell>
          <table:table-cell table:formula="of:=[.E136]/[.D13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263</text:p>
          </table:table-cell>
          <table:table-cell table:formula="of:=[.I137]/[.J137]" office:value-type="float" office:value="0.134733036707453" calcext:value-type="float">
            <text:p>0,134733036707453</text:p>
          </table:table-cell>
          <table:table-cell table:formula="of:=COMBIN([.D137]-[.C137];[.E137])" office:value-type="float" office:value="30421755" calcext:value-type="float">
            <text:p>30421755</text:p>
          </table:table-cell>
          <table:table-cell table:formula="of:=COMBIN([.D137];[.E137])" office:value-type="float" office:value="225792840" calcext:value-type="float">
            <text:p>225792840</text:p>
          </table:table-cell>
          <table:table-cell table:formula="of:=[.E137]/[.D13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9</text:p>
          </table:table-cell>
          <table:table-cell table:formula="of:=[.I138]/[.J138]" office:value-type="float" office:value="0.134733036707453" calcext:value-type="float">
            <text:p>0,134733036707453</text:p>
          </table:table-cell>
          <table:table-cell table:formula="of:=COMBIN([.D138]-[.C138];[.E138])" office:value-type="float" office:value="30421755" calcext:value-type="float">
            <text:p>30421755</text:p>
          </table:table-cell>
          <table:table-cell table:formula="of:=COMBIN([.D138];[.E138])" office:value-type="float" office:value="225792840" calcext:value-type="float">
            <text:p>225792840</text:p>
          </table:table-cell>
          <table:table-cell table:formula="of:=[.E138]/[.D13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333</text:p>
          </table:table-cell>
          <table:table-cell table:formula="of:=[.I139]/[.J139]" office:value-type="float" office:value="0.134733036707453" calcext:value-type="float">
            <text:p>0,134733036707453</text:p>
          </table:table-cell>
          <table:table-cell table:formula="of:=COMBIN([.D139]-[.C139];[.E139])" office:value-type="float" office:value="30421755" calcext:value-type="float">
            <text:p>30421755</text:p>
          </table:table-cell>
          <table:table-cell table:formula="of:=COMBIN([.D139];[.E139])" office:value-type="float" office:value="225792840" calcext:value-type="float">
            <text:p>225792840</text:p>
          </table:table-cell>
          <table:table-cell table:formula="of:=[.E139]/[.D13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formula="of:=[.I140]/[.J140]" office:value-type="float" office:value="0.134733036707453" calcext:value-type="float">
            <text:p>0,134733036707453</text:p>
          </table:table-cell>
          <table:table-cell table:formula="of:=COMBIN([.D140]-[.C140];[.E140])" office:value-type="float" office:value="30421755" calcext:value-type="float">
            <text:p>30421755</text:p>
          </table:table-cell>
          <table:table-cell table:formula="of:=COMBIN([.D140];[.E140])" office:value-type="float" office:value="225792840" calcext:value-type="float">
            <text:p>225792840</text:p>
          </table:table-cell>
          <table:table-cell table:formula="of:=[.E140]/[.D14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667</text:p>
          </table:table-cell>
          <table:table-cell table:formula="of:=[.I141]/[.J141]" office:value-type="float" office:value="0.134733036707453" calcext:value-type="float">
            <text:p>0,134733036707453</text:p>
          </table:table-cell>
          <table:table-cell table:formula="of:=COMBIN([.D141]-[.C141];[.E141])" office:value-type="float" office:value="30421755" calcext:value-type="float">
            <text:p>30421755</text:p>
          </table:table-cell>
          <table:table-cell table:formula="of:=COMBIN([.D141];[.E141])" office:value-type="float" office:value="225792840" calcext:value-type="float">
            <text:p>225792840</text:p>
          </table:table-cell>
          <table:table-cell table:formula="of:=[.E141]/[.D14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0112</text:p>
          </table:table-cell>
          <table:table-cell table:formula="of:=[.I142]/[.J142]" office:value-type="float" office:value="0.134733036707453" calcext:value-type="float">
            <text:p>0,134733036707453</text:p>
          </table:table-cell>
          <table:table-cell table:formula="of:=COMBIN([.D142]-[.C142];[.E142])" office:value-type="float" office:value="30421755" calcext:value-type="float">
            <text:p>30421755</text:p>
          </table:table-cell>
          <table:table-cell table:formula="of:=COMBIN([.D142];[.E142])" office:value-type="float" office:value="225792840" calcext:value-type="float">
            <text:p>225792840</text:p>
          </table:table-cell>
          <table:table-cell table:formula="of:=[.E142]/[.D14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5</text:p>
          </table:table-cell>
          <table:table-cell table:formula="of:=[.I143]/[.J143]" office:value-type="float" office:value="0.134733036707453" calcext:value-type="float">
            <text:p>0,134733036707453</text:p>
          </table:table-cell>
          <table:table-cell table:formula="of:=COMBIN([.D143]-[.C143];[.E143])" office:value-type="float" office:value="30421755" calcext:value-type="float">
            <text:p>30421755</text:p>
          </table:table-cell>
          <table:table-cell table:formula="of:=COMBIN([.D143];[.E143])" office:value-type="float" office:value="225792840" calcext:value-type="float">
            <text:p>225792840</text:p>
          </table:table-cell>
          <table:table-cell table:formula="of:=[.E143]/[.D14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1</text:p>
          </table:table-cell>
          <table:table-cell table:formula="of:=[.I144]/[.J144]" office:value-type="float" office:value="0.134733036707453" calcext:value-type="float">
            <text:p>0,134733036707453</text:p>
          </table:table-cell>
          <table:table-cell table:formula="of:=COMBIN([.D144]-[.C144];[.E144])" office:value-type="float" office:value="30421755" calcext:value-type="float">
            <text:p>30421755</text:p>
          </table:table-cell>
          <table:table-cell table:formula="of:=COMBIN([.D144];[.E144])" office:value-type="float" office:value="225792840" calcext:value-type="float">
            <text:p>225792840</text:p>
          </table:table-cell>
          <table:table-cell table:formula="of:=[.E144]/[.D14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625</text:p>
          </table:table-cell>
          <table:table-cell table:formula="of:=[.I145]/[.J145]" office:value-type="float" office:value="0.134733036707453" calcext:value-type="float">
            <text:p>0,134733036707453</text:p>
          </table:table-cell>
          <table:table-cell table:formula="of:=COMBIN([.D145]-[.C145];[.E145])" office:value-type="float" office:value="30421755" calcext:value-type="float">
            <text:p>30421755</text:p>
          </table:table-cell>
          <table:table-cell table:formula="of:=COMBIN([.D145];[.E145])" office:value-type="float" office:value="225792840" calcext:value-type="float">
            <text:p>225792840</text:p>
          </table:table-cell>
          <table:table-cell table:formula="of:=[.E145]/[.D14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5</text:p>
          </table:table-cell>
          <table:table-cell table:formula="of:=[.I146]/[.J146]" office:value-type="float" office:value="0.134733036707453" calcext:value-type="float">
            <text:p>0,134733036707453</text:p>
          </table:table-cell>
          <table:table-cell table:formula="of:=COMBIN([.D146]-[.C146];[.E146])" office:value-type="float" office:value="30421755" calcext:value-type="float">
            <text:p>30421755</text:p>
          </table:table-cell>
          <table:table-cell table:formula="of:=COMBIN([.D146];[.E146])" office:value-type="float" office:value="225792840" calcext:value-type="float">
            <text:p>225792840</text:p>
          </table:table-cell>
          <table:table-cell table:formula="of:=[.E146]/[.D14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204</text:p>
          </table:table-cell>
          <table:table-cell table:formula="of:=[.I147]/[.J147]" office:value-type="float" office:value="0.134733036707453" calcext:value-type="float">
            <text:p>0,134733036707453</text:p>
          </table:table-cell>
          <table:table-cell table:formula="of:=COMBIN([.D147]-[.C147];[.E147])" office:value-type="float" office:value="30421755" calcext:value-type="float">
            <text:p>30421755</text:p>
          </table:table-cell>
          <table:table-cell table:formula="of:=COMBIN([.D147];[.E147])" office:value-type="float" office:value="225792840" calcext:value-type="float">
            <text:p>225792840</text:p>
          </table:table-cell>
          <table:table-cell table:formula="of:=[.E147]/[.D14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3333</text:p>
          </table:table-cell>
          <table:table-cell table:formula="of:=[.I148]/[.J148]" office:value-type="float" office:value="0.134733036707453" calcext:value-type="float">
            <text:p>0,134733036707453</text:p>
          </table:table-cell>
          <table:table-cell table:formula="of:=COMBIN([.D148]-[.C148];[.E148])" office:value-type="float" office:value="30421755" calcext:value-type="float">
            <text:p>30421755</text:p>
          </table:table-cell>
          <table:table-cell table:formula="of:=COMBIN([.D148];[.E148])" office:value-type="float" office:value="225792840" calcext:value-type="float">
            <text:p>225792840</text:p>
          </table:table-cell>
          <table:table-cell table:formula="of:=[.E148]/[.D14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435</text:p>
          </table:table-cell>
          <table:table-cell table:formula="of:=[.I149]/[.J149]" office:value-type="float" office:value="0.134733036707453" calcext:value-type="float">
            <text:p>0,134733036707453</text:p>
          </table:table-cell>
          <table:table-cell table:formula="of:=COMBIN([.D149]-[.C149];[.E149])" office:value-type="float" office:value="30421755" calcext:value-type="float">
            <text:p>30421755</text:p>
          </table:table-cell>
          <table:table-cell table:formula="of:=COMBIN([.D149];[.E149])" office:value-type="float" office:value="225792840" calcext:value-type="float">
            <text:p>225792840</text:p>
          </table:table-cell>
          <table:table-cell table:formula="of:=[.E149]/[.D14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table:formula="of:=[.I150]/[.J150]" office:value-type="float" office:value="0.134733036707453" calcext:value-type="float">
            <text:p>0,134733036707453</text:p>
          </table:table-cell>
          <table:table-cell table:formula="of:=COMBIN([.D150]-[.C150];[.E150])" office:value-type="float" office:value="30421755" calcext:value-type="float">
            <text:p>30421755</text:p>
          </table:table-cell>
          <table:table-cell table:formula="of:=COMBIN([.D150];[.E150])" office:value-type="float" office:value="225792840" calcext:value-type="float">
            <text:p>225792840</text:p>
          </table:table-cell>
          <table:table-cell table:formula="of:=[.E150]/[.D15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278</text:p>
          </table:table-cell>
          <table:table-cell table:formula="of:=[.I151]/[.J151]" office:value-type="float" office:value="0.134733036707453" calcext:value-type="float">
            <text:p>0,134733036707453</text:p>
          </table:table-cell>
          <table:table-cell table:formula="of:=COMBIN([.D151]-[.C151];[.E151])" office:value-type="float" office:value="30421755" calcext:value-type="float">
            <text:p>30421755</text:p>
          </table:table-cell>
          <table:table-cell table:formula="of:=COMBIN([.D151];[.E151])" office:value-type="float" office:value="225792840" calcext:value-type="float">
            <text:p>225792840</text:p>
          </table:table-cell>
          <table:table-cell table:formula="of:=[.E151]/[.D15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table:formula="of:=[.I152]/[.J152]" office:value-type="float" office:value="0.134733036707453" calcext:value-type="float">
            <text:p>0,134733036707453</text:p>
          </table:table-cell>
          <table:table-cell table:formula="of:=COMBIN([.D152]-[.C152];[.E152])" office:value-type="float" office:value="30421755" calcext:value-type="float">
            <text:p>30421755</text:p>
          </table:table-cell>
          <table:table-cell table:formula="of:=COMBIN([.D152];[.E152])" office:value-type="float" office:value="225792840" calcext:value-type="float">
            <text:p>225792840</text:p>
          </table:table-cell>
          <table:table-cell table:formula="of:=[.E152]/[.D15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526</text:p>
          </table:table-cell>
          <table:table-cell table:formula="of:=[.I153]/[.J153]" office:value-type="float" office:value="0.134733036707453" calcext:value-type="float">
            <text:p>0,134733036707453</text:p>
          </table:table-cell>
          <table:table-cell table:formula="of:=COMBIN([.D153]-[.C153];[.E153])" office:value-type="float" office:value="30421755" calcext:value-type="float">
            <text:p>30421755</text:p>
          </table:table-cell>
          <table:table-cell table:formula="of:=COMBIN([.D153];[.E153])" office:value-type="float" office:value="225792840" calcext:value-type="float">
            <text:p>225792840</text:p>
          </table:table-cell>
          <table:table-cell table:formula="of:=[.E153]/[.D15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table:formula="of:=[.I154]/[.J154]" office:value-type="float" office:value="0.134733036707453" calcext:value-type="float">
            <text:p>0,134733036707453</text:p>
          </table:table-cell>
          <table:table-cell table:formula="of:=COMBIN([.D154]-[.C154];[.E154])" office:value-type="float" office:value="30421755" calcext:value-type="float">
            <text:p>30421755</text:p>
          </table:table-cell>
          <table:table-cell table:formula="of:=COMBIN([.D154];[.E154])" office:value-type="float" office:value="225792840" calcext:value-type="float">
            <text:p>225792840</text:p>
          </table:table-cell>
          <table:table-cell table:formula="of:=[.E154]/[.D15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I155]/[.J155]" office:value-type="float" office:value="0.134733036707453" calcext:value-type="float">
            <text:p>0,134733036707453</text:p>
          </table:table-cell>
          <table:table-cell table:formula="of:=COMBIN([.D155]-[.C155];[.E155])" office:value-type="float" office:value="30421755" calcext:value-type="float">
            <text:p>30421755</text:p>
          </table:table-cell>
          <table:table-cell table:formula="of:=COMBIN([.D155];[.E155])" office:value-type="float" office:value="225792840" calcext:value-type="float">
            <text:p>225792840</text:p>
          </table:table-cell>
          <table:table-cell table:formula="of:=[.E155]/[.D15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table:formula="of:=[.I156]/[.J156]" office:value-type="float" office:value="0.134733036707453" calcext:value-type="float">
            <text:p>0,134733036707453</text:p>
          </table:table-cell>
          <table:table-cell table:formula="of:=COMBIN([.D156]-[.C156];[.E156])" office:value-type="float" office:value="30421755" calcext:value-type="float">
            <text:p>30421755</text:p>
          </table:table-cell>
          <table:table-cell table:formula="of:=COMBIN([.D156];[.E156])" office:value-type="float" office:value="225792840" calcext:value-type="float">
            <text:p>225792840</text:p>
          </table:table-cell>
          <table:table-cell table:formula="of:=[.E156]/[.D15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217</text:p>
          </table:table-cell>
          <table:table-cell table:formula="of:=[.I157]/[.J157]" office:value-type="float" office:value="0.134733036707453" calcext:value-type="float">
            <text:p>0,134733036707453</text:p>
          </table:table-cell>
          <table:table-cell table:formula="of:=COMBIN([.D157]-[.C157];[.E157])" office:value-type="float" office:value="30421755" calcext:value-type="float">
            <text:p>30421755</text:p>
          </table:table-cell>
          <table:table-cell table:formula="of:=COMBIN([.D157];[.E157])" office:value-type="float" office:value="225792840" calcext:value-type="float">
            <text:p>225792840</text:p>
          </table:table-cell>
          <table:table-cell table:formula="of:=[.E157]/[.D15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</text:p>
          </table:table-cell>
          <table:table-cell table:formula="of:=[.I158]/[.J158]" office:value-type="float" office:value="0.134733036707453" calcext:value-type="float">
            <text:p>0,134733036707453</text:p>
          </table:table-cell>
          <table:table-cell table:formula="of:=COMBIN([.D158]-[.C158];[.E158])" office:value-type="float" office:value="30421755" calcext:value-type="float">
            <text:p>30421755</text:p>
          </table:table-cell>
          <table:table-cell table:formula="of:=COMBIN([.D158];[.E158])" office:value-type="float" office:value="225792840" calcext:value-type="float">
            <text:p>225792840</text:p>
          </table:table-cell>
          <table:table-cell table:formula="of:=[.E158]/[.D15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</text:p>
          </table:table-cell>
          <table:table-cell table:formula="of:=[.I159]/[.J159]" office:value-type="float" office:value="0.134733036707453" calcext:value-type="float">
            <text:p>0,134733036707453</text:p>
          </table:table-cell>
          <table:table-cell table:formula="of:=COMBIN([.D159]-[.C159];[.E159])" office:value-type="float" office:value="30421755" calcext:value-type="float">
            <text:p>30421755</text:p>
          </table:table-cell>
          <table:table-cell table:formula="of:=COMBIN([.D159];[.E159])" office:value-type="float" office:value="225792840" calcext:value-type="float">
            <text:p>225792840</text:p>
          </table:table-cell>
          <table:table-cell table:formula="of:=[.E159]/[.D15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formula="of:=[.I160]/[.J160]" office:value-type="float" office:value="0.134733036707453" calcext:value-type="float">
            <text:p>0,134733036707453</text:p>
          </table:table-cell>
          <table:table-cell table:formula="of:=COMBIN([.D160]-[.C160];[.E160])" office:value-type="float" office:value="30421755" calcext:value-type="float">
            <text:p>30421755</text:p>
          </table:table-cell>
          <table:table-cell table:formula="of:=COMBIN([.D160];[.E160])" office:value-type="float" office:value="225792840" calcext:value-type="float">
            <text:p>225792840</text:p>
          </table:table-cell>
          <table:table-cell table:formula="of:=[.E160]/[.D16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formula="of:=[.I161]/[.J161]" office:value-type="float" office:value="0.134733036707453" calcext:value-type="float">
            <text:p>0,134733036707453</text:p>
          </table:table-cell>
          <table:table-cell table:formula="of:=COMBIN([.D161]-[.C161];[.E161])" office:value-type="float" office:value="30421755" calcext:value-type="float">
            <text:p>30421755</text:p>
          </table:table-cell>
          <table:table-cell table:formula="of:=COMBIN([.D161];[.E161])" office:value-type="float" office:value="225792840" calcext:value-type="float">
            <text:p>225792840</text:p>
          </table:table-cell>
          <table:table-cell table:formula="of:=[.E161]/[.D16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435</text:p>
          </table:table-cell>
          <table:table-cell table:formula="of:=[.I162]/[.J162]" office:value-type="float" office:value="0.134733036707453" calcext:value-type="float">
            <text:p>0,134733036707453</text:p>
          </table:table-cell>
          <table:table-cell table:formula="of:=COMBIN([.D162]-[.C162];[.E162])" office:value-type="float" office:value="30421755" calcext:value-type="float">
            <text:p>30421755</text:p>
          </table:table-cell>
          <table:table-cell table:formula="of:=COMBIN([.D162];[.E162])" office:value-type="float" office:value="225792840" calcext:value-type="float">
            <text:p>225792840</text:p>
          </table:table-cell>
          <table:table-cell table:formula="of:=[.E162]/[.D16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0104</text:p>
          </table:table-cell>
          <table:table-cell table:formula="of:=[.I163]/[.J163]" office:value-type="float" office:value="0.134733036707453" calcext:value-type="float">
            <text:p>0,134733036707453</text:p>
          </table:table-cell>
          <table:table-cell table:formula="of:=COMBIN([.D163]-[.C163];[.E163])" office:value-type="float" office:value="30421755" calcext:value-type="float">
            <text:p>30421755</text:p>
          </table:table-cell>
          <table:table-cell table:formula="of:=COMBIN([.D163];[.E163])" office:value-type="float" office:value="225792840" calcext:value-type="float">
            <text:p>225792840</text:p>
          </table:table-cell>
          <table:table-cell table:formula="of:=[.E163]/[.D16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11</text:p>
          </table:table-cell>
          <table:table-cell table:formula="of:=[.I164]/[.J164]" office:value-type="float" office:value="0.134733036707453" calcext:value-type="float">
            <text:p>0,134733036707453</text:p>
          </table:table-cell>
          <table:table-cell table:formula="of:=COMBIN([.D164]-[.C164];[.E164])" office:value-type="float" office:value="30421755" calcext:value-type="float">
            <text:p>30421755</text:p>
          </table:table-cell>
          <table:table-cell table:formula="of:=COMBIN([.D164];[.E164])" office:value-type="float" office:value="225792840" calcext:value-type="float">
            <text:p>225792840</text:p>
          </table:table-cell>
          <table:table-cell table:formula="of:=[.E164]/[.D16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357</text:p>
          </table:table-cell>
          <table:table-cell table:formula="of:=[.I165]/[.J165]" office:value-type="float" office:value="0.134733036707453" calcext:value-type="float">
            <text:p>0,134733036707453</text:p>
          </table:table-cell>
          <table:table-cell table:formula="of:=COMBIN([.D165]-[.C165];[.E165])" office:value-type="float" office:value="30421755" calcext:value-type="float">
            <text:p>30421755</text:p>
          </table:table-cell>
          <table:table-cell table:formula="of:=COMBIN([.D165];[.E165])" office:value-type="float" office:value="225792840" calcext:value-type="float">
            <text:p>225792840</text:p>
          </table:table-cell>
          <table:table-cell table:formula="of:=[.E165]/[.D16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formula="of:=[.I166]/[.J166]" office:value-type="float" office:value="0.134733036707453" calcext:value-type="float">
            <text:p>0,134733036707453</text:p>
          </table:table-cell>
          <table:table-cell table:formula="of:=COMBIN([.D166]-[.C166];[.E166])" office:value-type="float" office:value="30421755" calcext:value-type="float">
            <text:p>30421755</text:p>
          </table:table-cell>
          <table:table-cell table:formula="of:=COMBIN([.D166];[.E166])" office:value-type="float" office:value="225792840" calcext:value-type="float">
            <text:p>225792840</text:p>
          </table:table-cell>
          <table:table-cell table:formula="of:=[.E166]/[.D16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667</text:p>
          </table:table-cell>
          <table:table-cell table:formula="of:=[.I167]/[.J167]" office:value-type="float" office:value="0.134733036707453" calcext:value-type="float">
            <text:p>0,134733036707453</text:p>
          </table:table-cell>
          <table:table-cell table:formula="of:=COMBIN([.D167]-[.C167];[.E167])" office:value-type="float" office:value="30421755" calcext:value-type="float">
            <text:p>30421755</text:p>
          </table:table-cell>
          <table:table-cell table:formula="of:=COMBIN([.D167];[.E167])" office:value-type="float" office:value="225792840" calcext:value-type="float">
            <text:p>225792840</text:p>
          </table:table-cell>
          <table:table-cell table:formula="of:=[.E167]/[.D16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256</text:p>
          </table:table-cell>
          <table:table-cell table:formula="of:=[.I168]/[.J168]" office:value-type="float" office:value="0.134733036707453" calcext:value-type="float">
            <text:p>0,134733036707453</text:p>
          </table:table-cell>
          <table:table-cell table:formula="of:=COMBIN([.D168]-[.C168];[.E168])" office:value-type="float" office:value="30421755" calcext:value-type="float">
            <text:p>30421755</text:p>
          </table:table-cell>
          <table:table-cell table:formula="of:=COMBIN([.D168];[.E168])" office:value-type="float" office:value="225792840" calcext:value-type="float">
            <text:p>225792840</text:p>
          </table:table-cell>
          <table:table-cell table:formula="of:=[.E168]/[.D16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1</text:p>
          </table:table-cell>
          <table:table-cell table:formula="of:=[.I169]/[.J169]" office:value-type="float" office:value="0.134733036707453" calcext:value-type="float">
            <text:p>0,134733036707453</text:p>
          </table:table-cell>
          <table:table-cell table:formula="of:=COMBIN([.D169]-[.C169];[.E169])" office:value-type="float" office:value="30421755" calcext:value-type="float">
            <text:p>30421755</text:p>
          </table:table-cell>
          <table:table-cell table:formula="of:=COMBIN([.D169];[.E169])" office:value-type="float" office:value="225792840" calcext:value-type="float">
            <text:p>225792840</text:p>
          </table:table-cell>
          <table:table-cell table:formula="of:=[.E169]/[.D16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67</text:p>
          </table:table-cell>
          <table:table-cell table:formula="of:=[.I170]/[.J170]" office:value-type="float" office:value="0.134733036707453" calcext:value-type="float">
            <text:p>0,134733036707453</text:p>
          </table:table-cell>
          <table:table-cell table:formula="of:=COMBIN([.D170]-[.C170];[.E170])" office:value-type="float" office:value="30421755" calcext:value-type="float">
            <text:p>30421755</text:p>
          </table:table-cell>
          <table:table-cell table:formula="of:=COMBIN([.D170];[.E170])" office:value-type="float" office:value="225792840" calcext:value-type="float">
            <text:p>225792840</text:p>
          </table:table-cell>
          <table:table-cell table:formula="of:=[.E170]/[.D17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667</text:p>
          </table:table-cell>
          <table:table-cell table:formula="of:=[.I171]/[.J171]" office:value-type="float" office:value="0.134733036707453" calcext:value-type="float">
            <text:p>0,134733036707453</text:p>
          </table:table-cell>
          <table:table-cell table:formula="of:=COMBIN([.D171]-[.C171];[.E171])" office:value-type="float" office:value="30421755" calcext:value-type="float">
            <text:p>30421755</text:p>
          </table:table-cell>
          <table:table-cell table:formula="of:=COMBIN([.D171];[.E171])" office:value-type="float" office:value="225792840" calcext:value-type="float">
            <text:p>225792840</text:p>
          </table:table-cell>
          <table:table-cell table:formula="of:=[.E171]/[.D17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769</text:p>
          </table:table-cell>
          <table:table-cell table:formula="of:=[.I172]/[.J172]" office:value-type="float" office:value="0.134733036707453" calcext:value-type="float">
            <text:p>0,134733036707453</text:p>
          </table:table-cell>
          <table:table-cell table:formula="of:=COMBIN([.D172]-[.C172];[.E172])" office:value-type="float" office:value="30421755" calcext:value-type="float">
            <text:p>30421755</text:p>
          </table:table-cell>
          <table:table-cell table:formula="of:=COMBIN([.D172];[.E172])" office:value-type="float" office:value="225792840" calcext:value-type="float">
            <text:p>225792840</text:p>
          </table:table-cell>
          <table:table-cell table:formula="of:=[.E172]/[.D17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table:formula="of:=[.I173]/[.J173]" office:value-type="float" office:value="0.134733036707453" calcext:value-type="float">
            <text:p>0,134733036707453</text:p>
          </table:table-cell>
          <table:table-cell table:formula="of:=COMBIN([.D173]-[.C173];[.E173])" office:value-type="float" office:value="30421755" calcext:value-type="float">
            <text:p>30421755</text:p>
          </table:table-cell>
          <table:table-cell table:formula="of:=COMBIN([.D173];[.E173])" office:value-type="float" office:value="225792840" calcext:value-type="float">
            <text:p>225792840</text:p>
          </table:table-cell>
          <table:table-cell table:formula="of:=[.E173]/[.D17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182</text:p>
          </table:table-cell>
          <table:table-cell table:formula="of:=[.I174]/[.J174]" office:value-type="float" office:value="0.134733036707453" calcext:value-type="float">
            <text:p>0,134733036707453</text:p>
          </table:table-cell>
          <table:table-cell table:formula="of:=COMBIN([.D174]-[.C174];[.E174])" office:value-type="float" office:value="30421755" calcext:value-type="float">
            <text:p>30421755</text:p>
          </table:table-cell>
          <table:table-cell table:formula="of:=COMBIN([.D174];[.E174])" office:value-type="float" office:value="225792840" calcext:value-type="float">
            <text:p>225792840</text:p>
          </table:table-cell>
          <table:table-cell table:formula="of:=[.E174]/[.D17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</text:p>
          </table:table-cell>
          <table:table-cell table:formula="of:=[.I175]/[.J175]" office:value-type="float" office:value="0.134733036707453" calcext:value-type="float">
            <text:p>0,134733036707453</text:p>
          </table:table-cell>
          <table:table-cell table:formula="of:=COMBIN([.D175]-[.C175];[.E175])" office:value-type="float" office:value="30421755" calcext:value-type="float">
            <text:p>30421755</text:p>
          </table:table-cell>
          <table:table-cell table:formula="of:=COMBIN([.D175];[.E175])" office:value-type="float" office:value="225792840" calcext:value-type="float">
            <text:p>225792840</text:p>
          </table:table-cell>
          <table:table-cell table:formula="of:=[.E175]/[.D17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[.I176]/[.J176]" office:value-type="float" office:value="0.134733036707453" calcext:value-type="float">
            <text:p>0,134733036707453</text:p>
          </table:table-cell>
          <table:table-cell table:formula="of:=COMBIN([.D176]-[.C176];[.E176])" office:value-type="float" office:value="30421755" calcext:value-type="float">
            <text:p>30421755</text:p>
          </table:table-cell>
          <table:table-cell table:formula="of:=COMBIN([.D176];[.E176])" office:value-type="float" office:value="225792840" calcext:value-type="float">
            <text:p>225792840</text:p>
          </table:table-cell>
          <table:table-cell table:formula="of:=[.E176]/[.D17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0116</text:p>
          </table:table-cell>
          <table:table-cell table:formula="of:=[.I177]/[.J177]" office:value-type="float" office:value="0.134733036707453" calcext:value-type="float">
            <text:p>0,134733036707453</text:p>
          </table:table-cell>
          <table:table-cell table:formula="of:=COMBIN([.D177]-[.C177];[.E177])" office:value-type="float" office:value="30421755" calcext:value-type="float">
            <text:p>30421755</text:p>
          </table:table-cell>
          <table:table-cell table:formula="of:=COMBIN([.D177];[.E177])" office:value-type="float" office:value="225792840" calcext:value-type="float">
            <text:p>225792840</text:p>
          </table:table-cell>
          <table:table-cell table:formula="of:=[.E177]/[.D17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</text:p>
          </table:table-cell>
          <table:table-cell table:formula="of:=[.I178]/[.J178]" office:value-type="float" office:value="0.134733036707453" calcext:value-type="float">
            <text:p>0,134733036707453</text:p>
          </table:table-cell>
          <table:table-cell table:formula="of:=COMBIN([.D178]-[.C178];[.E178])" office:value-type="float" office:value="30421755" calcext:value-type="float">
            <text:p>30421755</text:p>
          </table:table-cell>
          <table:table-cell table:formula="of:=COMBIN([.D178];[.E178])" office:value-type="float" office:value="225792840" calcext:value-type="float">
            <text:p>225792840</text:p>
          </table:table-cell>
          <table:table-cell table:formula="of:=[.E178]/[.D17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78</text:p>
          </table:table-cell>
          <table:table-cell table:formula="of:=[.I179]/[.J179]" office:value-type="float" office:value="0.134733036707453" calcext:value-type="float">
            <text:p>0,134733036707453</text:p>
          </table:table-cell>
          <table:table-cell table:formula="of:=COMBIN([.D179]-[.C179];[.E179])" office:value-type="float" office:value="30421755" calcext:value-type="float">
            <text:p>30421755</text:p>
          </table:table-cell>
          <table:table-cell table:formula="of:=COMBIN([.D179];[.E179])" office:value-type="float" office:value="225792840" calcext:value-type="float">
            <text:p>225792840</text:p>
          </table:table-cell>
          <table:table-cell table:formula="of:=[.E179]/[.D17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429</text:p>
          </table:table-cell>
          <table:table-cell table:formula="of:=[.I180]/[.J180]" office:value-type="float" office:value="0.134733036707453" calcext:value-type="float">
            <text:p>0,134733036707453</text:p>
          </table:table-cell>
          <table:table-cell table:formula="of:=COMBIN([.D180]-[.C180];[.E180])" office:value-type="float" office:value="30421755" calcext:value-type="float">
            <text:p>30421755</text:p>
          </table:table-cell>
          <table:table-cell table:formula="of:=COMBIN([.D180];[.E180])" office:value-type="float" office:value="225792840" calcext:value-type="float">
            <text:p>225792840</text:p>
          </table:table-cell>
          <table:table-cell table:formula="of:=[.E180]/[.D18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5</text:p>
          </table:table-cell>
          <table:table-cell table:formula="of:=[.I181]/[.J181]" office:value-type="float" office:value="0.134733036707453" calcext:value-type="float">
            <text:p>0,134733036707453</text:p>
          </table:table-cell>
          <table:table-cell table:formula="of:=COMBIN([.D181]-[.C181];[.E181])" office:value-type="float" office:value="30421755" calcext:value-type="float">
            <text:p>30421755</text:p>
          </table:table-cell>
          <table:table-cell table:formula="of:=COMBIN([.D181];[.E181])" office:value-type="float" office:value="225792840" calcext:value-type="float">
            <text:p>225792840</text:p>
          </table:table-cell>
          <table:table-cell table:formula="of:=[.E181]/[.D18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table:formula="of:=[.I182]/[.J182]" office:value-type="float" office:value="0.134733036707453" calcext:value-type="float">
            <text:p>0,134733036707453</text:p>
          </table:table-cell>
          <table:table-cell table:formula="of:=COMBIN([.D182]-[.C182];[.E182])" office:value-type="float" office:value="30421755" calcext:value-type="float">
            <text:p>30421755</text:p>
          </table:table-cell>
          <table:table-cell table:formula="of:=COMBIN([.D182];[.E182])" office:value-type="float" office:value="225792840" calcext:value-type="float">
            <text:p>225792840</text:p>
          </table:table-cell>
          <table:table-cell table:formula="of:=[.E182]/[.D18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29</text:p>
          </table:table-cell>
          <table:table-cell table:formula="of:=[.I183]/[.J183]" office:value-type="float" office:value="0.134733036707453" calcext:value-type="float">
            <text:p>0,134733036707453</text:p>
          </table:table-cell>
          <table:table-cell table:formula="of:=COMBIN([.D183]-[.C183];[.E183])" office:value-type="float" office:value="30421755" calcext:value-type="float">
            <text:p>30421755</text:p>
          </table:table-cell>
          <table:table-cell table:formula="of:=COMBIN([.D183];[.E183])" office:value-type="float" office:value="225792840" calcext:value-type="float">
            <text:p>225792840</text:p>
          </table:table-cell>
          <table:table-cell table:formula="of:=[.E183]/[.D18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769</text:p>
          </table:table-cell>
          <table:table-cell table:formula="of:=[.I184]/[.J184]" office:value-type="float" office:value="0.134733036707453" calcext:value-type="float">
            <text:p>0,134733036707453</text:p>
          </table:table-cell>
          <table:table-cell table:formula="of:=COMBIN([.D184]-[.C184];[.E184])" office:value-type="float" office:value="30421755" calcext:value-type="float">
            <text:p>30421755</text:p>
          </table:table-cell>
          <table:table-cell table:formula="of:=COMBIN([.D184];[.E184])" office:value-type="float" office:value="225792840" calcext:value-type="float">
            <text:p>225792840</text:p>
          </table:table-cell>
          <table:table-cell table:formula="of:=[.E184]/[.D18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909</text:p>
          </table:table-cell>
          <table:table-cell table:formula="of:=[.I185]/[.J185]" office:value-type="float" office:value="0.134733036707453" calcext:value-type="float">
            <text:p>0,134733036707453</text:p>
          </table:table-cell>
          <table:table-cell table:formula="of:=COMBIN([.D185]-[.C185];[.E185])" office:value-type="float" office:value="30421755" calcext:value-type="float">
            <text:p>30421755</text:p>
          </table:table-cell>
          <table:table-cell table:formula="of:=COMBIN([.D185];[.E185])" office:value-type="float" office:value="225792840" calcext:value-type="float">
            <text:p>225792840</text:p>
          </table:table-cell>
          <table:table-cell table:formula="of:=[.E185]/[.D18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0278</text:p>
          </table:table-cell>
          <table:table-cell table:formula="of:=[.I186]/[.J186]" office:value-type="float" office:value="0.134733036707453" calcext:value-type="float">
            <text:p>0,134733036707453</text:p>
          </table:table-cell>
          <table:table-cell table:formula="of:=COMBIN([.D186]-[.C186];[.E186])" office:value-type="float" office:value="30421755" calcext:value-type="float">
            <text:p>30421755</text:p>
          </table:table-cell>
          <table:table-cell table:formula="of:=COMBIN([.D186];[.E186])" office:value-type="float" office:value="225792840" calcext:value-type="float">
            <text:p>225792840</text:p>
          </table:table-cell>
          <table:table-cell table:formula="of:=[.E186]/[.D18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</text:p>
          </table:table-cell>
          <table:table-cell table:formula="of:=[.I187]/[.J187]" office:value-type="float" office:value="0.134733036707453" calcext:value-type="float">
            <text:p>0,134733036707453</text:p>
          </table:table-cell>
          <table:table-cell table:formula="of:=COMBIN([.D187]-[.C187];[.E187])" office:value-type="float" office:value="30421755" calcext:value-type="float">
            <text:p>30421755</text:p>
          </table:table-cell>
          <table:table-cell table:formula="of:=COMBIN([.D187];[.E187])" office:value-type="float" office:value="225792840" calcext:value-type="float">
            <text:p>225792840</text:p>
          </table:table-cell>
          <table:table-cell table:formula="of:=[.E187]/[.D18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476</text:p>
          </table:table-cell>
          <table:table-cell table:formula="of:=[.I188]/[.J188]" office:value-type="float" office:value="0.134733036707453" calcext:value-type="float">
            <text:p>0,134733036707453</text:p>
          </table:table-cell>
          <table:table-cell table:formula="of:=COMBIN([.D188]-[.C188];[.E188])" office:value-type="float" office:value="30421755" calcext:value-type="float">
            <text:p>30421755</text:p>
          </table:table-cell>
          <table:table-cell table:formula="of:=COMBIN([.D188];[.E188])" office:value-type="float" office:value="225792840" calcext:value-type="float">
            <text:p>225792840</text:p>
          </table:table-cell>
          <table:table-cell table:formula="of:=[.E188]/[.D18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476</text:p>
          </table:table-cell>
          <table:table-cell table:formula="of:=[.I189]/[.J189]" office:value-type="float" office:value="0.134733036707453" calcext:value-type="float">
            <text:p>0,134733036707453</text:p>
          </table:table-cell>
          <table:table-cell table:formula="of:=COMBIN([.D189]-[.C189];[.E189])" office:value-type="float" office:value="30421755" calcext:value-type="float">
            <text:p>30421755</text:p>
          </table:table-cell>
          <table:table-cell table:formula="of:=COMBIN([.D189];[.E189])" office:value-type="float" office:value="225792840" calcext:value-type="float">
            <text:p>225792840</text:p>
          </table:table-cell>
          <table:table-cell table:formula="of:=[.E189]/[.D18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table:formula="of:=[.I190]/[.J190]" office:value-type="float" office:value="0.134733036707453" calcext:value-type="float">
            <text:p>0,134733036707453</text:p>
          </table:table-cell>
          <table:table-cell table:formula="of:=COMBIN([.D190]-[.C190];[.E190])" office:value-type="float" office:value="30421755" calcext:value-type="float">
            <text:p>30421755</text:p>
          </table:table-cell>
          <table:table-cell table:formula="of:=COMBIN([.D190];[.E190])" office:value-type="float" office:value="225792840" calcext:value-type="float">
            <text:p>225792840</text:p>
          </table:table-cell>
          <table:table-cell table:formula="of:=[.E190]/[.D19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256</text:p>
          </table:table-cell>
          <table:table-cell table:formula="of:=[.I191]/[.J191]" office:value-type="float" office:value="0.134733036707453" calcext:value-type="float">
            <text:p>0,134733036707453</text:p>
          </table:table-cell>
          <table:table-cell table:formula="of:=COMBIN([.D191]-[.C191];[.E191])" office:value-type="float" office:value="30421755" calcext:value-type="float">
            <text:p>30421755</text:p>
          </table:table-cell>
          <table:table-cell table:formula="of:=COMBIN([.D191];[.E191])" office:value-type="float" office:value="225792840" calcext:value-type="float">
            <text:p>225792840</text:p>
          </table:table-cell>
          <table:table-cell table:formula="of:=[.E191]/[.D19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256</text:p>
          </table:table-cell>
          <table:table-cell table:formula="of:=[.I192]/[.J192]" office:value-type="float" office:value="0.134733036707453" calcext:value-type="float">
            <text:p>0,134733036707453</text:p>
          </table:table-cell>
          <table:table-cell table:formula="of:=COMBIN([.D192]-[.C192];[.E192])" office:value-type="float" office:value="30421755" calcext:value-type="float">
            <text:p>30421755</text:p>
          </table:table-cell>
          <table:table-cell table:formula="of:=COMBIN([.D192];[.E192])" office:value-type="float" office:value="225792840" calcext:value-type="float">
            <text:p>225792840</text:p>
          </table:table-cell>
          <table:table-cell table:formula="of:=[.E192]/[.D19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0145</text:p>
          </table:table-cell>
          <table:table-cell table:formula="of:=[.I193]/[.J193]" office:value-type="float" office:value="0.134733036707453" calcext:value-type="float">
            <text:p>0,134733036707453</text:p>
          </table:table-cell>
          <table:table-cell table:formula="of:=COMBIN([.D193]-[.C193];[.E193])" office:value-type="float" office:value="30421755" calcext:value-type="float">
            <text:p>30421755</text:p>
          </table:table-cell>
          <table:table-cell table:formula="of:=COMBIN([.D193];[.E193])" office:value-type="float" office:value="225792840" calcext:value-type="float">
            <text:p>225792840</text:p>
          </table:table-cell>
          <table:table-cell table:formula="of:=[.E193]/[.D19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667</text:p>
          </table:table-cell>
          <table:table-cell table:formula="of:=[.I194]/[.J194]" office:value-type="float" office:value="0.134733036707453" calcext:value-type="float">
            <text:p>0,134733036707453</text:p>
          </table:table-cell>
          <table:table-cell table:formula="of:=COMBIN([.D194]-[.C194];[.E194])" office:value-type="float" office:value="30421755" calcext:value-type="float">
            <text:p>30421755</text:p>
          </table:table-cell>
          <table:table-cell table:formula="of:=COMBIN([.D194];[.E194])" office:value-type="float" office:value="225792840" calcext:value-type="float">
            <text:p>225792840</text:p>
          </table:table-cell>
          <table:table-cell table:formula="of:=[.E194]/[.D19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formula="of:=[.I195]/[.J195]" office:value-type="float" office:value="0.134733036707453" calcext:value-type="float">
            <text:p>0,134733036707453</text:p>
          </table:table-cell>
          <table:table-cell table:formula="of:=COMBIN([.D195]-[.C195];[.E195])" office:value-type="float" office:value="30421755" calcext:value-type="float">
            <text:p>30421755</text:p>
          </table:table-cell>
          <table:table-cell table:formula="of:=COMBIN([.D195];[.E195])" office:value-type="float" office:value="225792840" calcext:value-type="float">
            <text:p>225792840</text:p>
          </table:table-cell>
          <table:table-cell table:formula="of:=[.E195]/[.D19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769</text:p>
          </table:table-cell>
          <table:table-cell table:formula="of:=[.I196]/[.J196]" office:value-type="float" office:value="0.134733036707453" calcext:value-type="float">
            <text:p>0,134733036707453</text:p>
          </table:table-cell>
          <table:table-cell table:formula="of:=COMBIN([.D196]-[.C196];[.E196])" office:value-type="float" office:value="30421755" calcext:value-type="float">
            <text:p>30421755</text:p>
          </table:table-cell>
          <table:table-cell table:formula="of:=COMBIN([.D196];[.E196])" office:value-type="float" office:value="225792840" calcext:value-type="float">
            <text:p>225792840</text:p>
          </table:table-cell>
          <table:table-cell table:formula="of:=[.E196]/[.D19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833</text:p>
          </table:table-cell>
          <table:table-cell table:formula="of:=[.I197]/[.J197]" office:value-type="float" office:value="0.134733036707453" calcext:value-type="float">
            <text:p>0,134733036707453</text:p>
          </table:table-cell>
          <table:table-cell table:formula="of:=COMBIN([.D197]-[.C197];[.E197])" office:value-type="float" office:value="30421755" calcext:value-type="float">
            <text:p>30421755</text:p>
          </table:table-cell>
          <table:table-cell table:formula="of:=COMBIN([.D197];[.E197])" office:value-type="float" office:value="225792840" calcext:value-type="float">
            <text:p>225792840</text:p>
          </table:table-cell>
          <table:table-cell table:formula="of:=[.E197]/[.D19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769</text:p>
          </table:table-cell>
          <table:table-cell table:formula="of:=[.I198]/[.J198]" office:value-type="float" office:value="0.134733036707453" calcext:value-type="float">
            <text:p>0,134733036707453</text:p>
          </table:table-cell>
          <table:table-cell table:formula="of:=COMBIN([.D198]-[.C198];[.E198])" office:value-type="float" office:value="30421755" calcext:value-type="float">
            <text:p>30421755</text:p>
          </table:table-cell>
          <table:table-cell table:formula="of:=COMBIN([.D198];[.E198])" office:value-type="float" office:value="225792840" calcext:value-type="float">
            <text:p>225792840</text:p>
          </table:table-cell>
          <table:table-cell table:formula="of:=[.E198]/[.D19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833</text:p>
          </table:table-cell>
          <table:table-cell table:formula="of:=[.I199]/[.J199]" office:value-type="float" office:value="0.134733036707453" calcext:value-type="float">
            <text:p>0,134733036707453</text:p>
          </table:table-cell>
          <table:table-cell table:formula="of:=COMBIN([.D199]-[.C199];[.E199])" office:value-type="float" office:value="30421755" calcext:value-type="float">
            <text:p>30421755</text:p>
          </table:table-cell>
          <table:table-cell table:formula="of:=COMBIN([.D199];[.E199])" office:value-type="float" office:value="225792840" calcext:value-type="float">
            <text:p>225792840</text:p>
          </table:table-cell>
          <table:table-cell table:formula="of:=[.E199]/[.D19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I200]/[.J200]" office:value-type="float" office:value="0.134733036707453" calcext:value-type="float">
            <text:p>0,134733036707453</text:p>
          </table:table-cell>
          <table:table-cell table:formula="of:=COMBIN([.D200]-[.C200];[.E200])" office:value-type="float" office:value="30421755" calcext:value-type="float">
            <text:p>30421755</text:p>
          </table:table-cell>
          <table:table-cell table:formula="of:=COMBIN([.D200];[.E200])" office:value-type="float" office:value="225792840" calcext:value-type="float">
            <text:p>225792840</text:p>
          </table:table-cell>
          <table:table-cell table:formula="of:=[.E200]/[.D20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769</text:p>
          </table:table-cell>
          <table:table-cell table:formula="of:=[.I201]/[.J201]" office:value-type="float" office:value="0.134733036707453" calcext:value-type="float">
            <text:p>0,134733036707453</text:p>
          </table:table-cell>
          <table:table-cell table:formula="of:=COMBIN([.D201]-[.C201];[.E201])" office:value-type="float" office:value="30421755" calcext:value-type="float">
            <text:p>30421755</text:p>
          </table:table-cell>
          <table:table-cell table:formula="of:=COMBIN([.D201];[.E201])" office:value-type="float" office:value="225792840" calcext:value-type="float">
            <text:p>225792840</text:p>
          </table:table-cell>
          <table:table-cell table:formula="of:=[.E201]/[.D20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I202]/[.J202]" office:value-type="float" office:value="0.134733036707453" calcext:value-type="float">
            <text:p>0,134733036707453</text:p>
          </table:table-cell>
          <table:table-cell table:formula="of:=COMBIN([.D202]-[.C202];[.E202])" office:value-type="float" office:value="30421755" calcext:value-type="float">
            <text:p>30421755</text:p>
          </table:table-cell>
          <table:table-cell table:formula="of:=COMBIN([.D202];[.E202])" office:value-type="float" office:value="225792840" calcext:value-type="float">
            <text:p>225792840</text:p>
          </table:table-cell>
          <table:table-cell table:formula="of:=[.E202]/[.D20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204</text:p>
          </table:table-cell>
          <table:table-cell table:formula="of:=[.I203]/[.J203]" office:value-type="float" office:value="0.134733036707453" calcext:value-type="float">
            <text:p>0,134733036707453</text:p>
          </table:table-cell>
          <table:table-cell table:formula="of:=COMBIN([.D203]-[.C203];[.E203])" office:value-type="float" office:value="30421755" calcext:value-type="float">
            <text:p>30421755</text:p>
          </table:table-cell>
          <table:table-cell table:formula="of:=COMBIN([.D203];[.E203])" office:value-type="float" office:value="225792840" calcext:value-type="float">
            <text:p>225792840</text:p>
          </table:table-cell>
          <table:table-cell table:formula="of:=[.E203]/[.D20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667</text:p>
          </table:table-cell>
          <table:table-cell table:formula="of:=[.I204]/[.J204]" office:value-type="float" office:value="0.134733036707453" calcext:value-type="float">
            <text:p>0,134733036707453</text:p>
          </table:table-cell>
          <table:table-cell table:formula="of:=COMBIN([.D204]-[.C204];[.E204])" office:value-type="float" office:value="30421755" calcext:value-type="float">
            <text:p>30421755</text:p>
          </table:table-cell>
          <table:table-cell table:formula="of:=COMBIN([.D204];[.E204])" office:value-type="float" office:value="225792840" calcext:value-type="float">
            <text:p>225792840</text:p>
          </table:table-cell>
          <table:table-cell table:formula="of:=[.E204]/[.D20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769</text:p>
          </table:table-cell>
          <table:table-cell table:formula="of:=[.I205]/[.J205]" office:value-type="float" office:value="0.134733036707453" calcext:value-type="float">
            <text:p>0,134733036707453</text:p>
          </table:table-cell>
          <table:table-cell table:formula="of:=COMBIN([.D205]-[.C205];[.E205])" office:value-type="float" office:value="30421755" calcext:value-type="float">
            <text:p>30421755</text:p>
          </table:table-cell>
          <table:table-cell table:formula="of:=COMBIN([.D205];[.E205])" office:value-type="float" office:value="225792840" calcext:value-type="float">
            <text:p>225792840</text:p>
          </table:table-cell>
          <table:table-cell table:formula="of:=[.E205]/[.D20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303</text:p>
          </table:table-cell>
          <table:table-cell table:formula="of:=[.I206]/[.J206]" office:value-type="float" office:value="0.134733036707453" calcext:value-type="float">
            <text:p>0,134733036707453</text:p>
          </table:table-cell>
          <table:table-cell table:formula="of:=COMBIN([.D206]-[.C206];[.E206])" office:value-type="float" office:value="30421755" calcext:value-type="float">
            <text:p>30421755</text:p>
          </table:table-cell>
          <table:table-cell table:formula="of:=COMBIN([.D206];[.E206])" office:value-type="float" office:value="225792840" calcext:value-type="float">
            <text:p>225792840</text:p>
          </table:table-cell>
          <table:table-cell table:formula="of:=[.E206]/[.D20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0139</text:p>
          </table:table-cell>
          <table:table-cell table:formula="of:=[.I207]/[.J207]" office:value-type="float" office:value="0.134733036707453" calcext:value-type="float">
            <text:p>0,134733036707453</text:p>
          </table:table-cell>
          <table:table-cell table:formula="of:=COMBIN([.D207]-[.C207];[.E207])" office:value-type="float" office:value="30421755" calcext:value-type="float">
            <text:p>30421755</text:p>
          </table:table-cell>
          <table:table-cell table:formula="of:=COMBIN([.D207];[.E207])" office:value-type="float" office:value="225792840" calcext:value-type="float">
            <text:p>225792840</text:p>
          </table:table-cell>
          <table:table-cell table:formula="of:=[.E207]/[.D20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0244</text:p>
          </table:table-cell>
          <table:table-cell table:formula="of:=[.I208]/[.J208]" office:value-type="float" office:value="0.134733036707453" calcext:value-type="float">
            <text:p>0,134733036707453</text:p>
          </table:table-cell>
          <table:table-cell table:formula="of:=COMBIN([.D208]-[.C208];[.E208])" office:value-type="float" office:value="30421755" calcext:value-type="float">
            <text:p>30421755</text:p>
          </table:table-cell>
          <table:table-cell table:formula="of:=COMBIN([.D208];[.E208])" office:value-type="float" office:value="225792840" calcext:value-type="float">
            <text:p>225792840</text:p>
          </table:table-cell>
          <table:table-cell table:formula="of:=[.E208]/[.D20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I209]/[.J209]" office:value-type="float" office:value="0.134733036707453" calcext:value-type="float">
            <text:p>0,134733036707453</text:p>
          </table:table-cell>
          <table:table-cell table:formula="of:=COMBIN([.D209]-[.C209];[.E209])" office:value-type="float" office:value="30421755" calcext:value-type="float">
            <text:p>30421755</text:p>
          </table:table-cell>
          <table:table-cell table:formula="of:=COMBIN([.D209];[.E209])" office:value-type="float" office:value="225792840" calcext:value-type="float">
            <text:p>225792840</text:p>
          </table:table-cell>
          <table:table-cell table:formula="of:=[.E209]/[.D20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769</text:p>
          </table:table-cell>
          <table:table-cell table:formula="of:=[.I210]/[.J210]" office:value-type="float" office:value="0.134733036707453" calcext:value-type="float">
            <text:p>0,134733036707453</text:p>
          </table:table-cell>
          <table:table-cell table:formula="of:=COMBIN([.D210]-[.C210];[.E210])" office:value-type="float" office:value="30421755" calcext:value-type="float">
            <text:p>30421755</text:p>
          </table:table-cell>
          <table:table-cell table:formula="of:=COMBIN([.D210];[.E210])" office:value-type="float" office:value="225792840" calcext:value-type="float">
            <text:p>225792840</text:p>
          </table:table-cell>
          <table:table-cell table:formula="of:=[.E210]/[.D21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769</text:p>
          </table:table-cell>
          <table:table-cell table:formula="of:=[.I211]/[.J211]" office:value-type="float" office:value="0.134733036707453" calcext:value-type="float">
            <text:p>0,134733036707453</text:p>
          </table:table-cell>
          <table:table-cell table:formula="of:=COMBIN([.D211]-[.C211];[.E211])" office:value-type="float" office:value="30421755" calcext:value-type="float">
            <text:p>30421755</text:p>
          </table:table-cell>
          <table:table-cell table:formula="of:=COMBIN([.D211];[.E211])" office:value-type="float" office:value="225792840" calcext:value-type="float">
            <text:p>225792840</text:p>
          </table:table-cell>
          <table:table-cell table:formula="of:=[.E211]/[.D21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I212]/[.J212]" office:value-type="float" office:value="0.134733036707453" calcext:value-type="float">
            <text:p>0,134733036707453</text:p>
          </table:table-cell>
          <table:table-cell table:formula="of:=COMBIN([.D212]-[.C212];[.E212])" office:value-type="float" office:value="30421755" calcext:value-type="float">
            <text:p>30421755</text:p>
          </table:table-cell>
          <table:table-cell table:formula="of:=COMBIN([.D212];[.E212])" office:value-type="float" office:value="225792840" calcext:value-type="float">
            <text:p>225792840</text:p>
          </table:table-cell>
          <table:table-cell table:formula="of:=[.E212]/[.D21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formula="of:=[.I213]/[.J213]" office:value-type="float" office:value="0.134733036707453" calcext:value-type="float">
            <text:p>0,134733036707453</text:p>
          </table:table-cell>
          <table:table-cell table:formula="of:=COMBIN([.D213]-[.C213];[.E213])" office:value-type="float" office:value="30421755" calcext:value-type="float">
            <text:p>30421755</text:p>
          </table:table-cell>
          <table:table-cell table:formula="of:=COMBIN([.D213];[.E213])" office:value-type="float" office:value="225792840" calcext:value-type="float">
            <text:p>225792840</text:p>
          </table:table-cell>
          <table:table-cell table:formula="of:=[.E213]/[.D21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[.I214]/[.J214]" office:value-type="float" office:value="0.134733036707453" calcext:value-type="float">
            <text:p>0,134733036707453</text:p>
          </table:table-cell>
          <table:table-cell table:formula="of:=COMBIN([.D214]-[.C214];[.E214])" office:value-type="float" office:value="30421755" calcext:value-type="float">
            <text:p>30421755</text:p>
          </table:table-cell>
          <table:table-cell table:formula="of:=COMBIN([.D214];[.E214])" office:value-type="float" office:value="225792840" calcext:value-type="float">
            <text:p>225792840</text:p>
          </table:table-cell>
          <table:table-cell table:formula="of:=[.E214]/[.D21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0169</text:p>
          </table:table-cell>
          <table:table-cell table:formula="of:=[.I215]/[.J215]" office:value-type="float" office:value="0.134733036707453" calcext:value-type="float">
            <text:p>0,134733036707453</text:p>
          </table:table-cell>
          <table:table-cell table:formula="of:=COMBIN([.D215]-[.C215];[.E215])" office:value-type="float" office:value="30421755" calcext:value-type="float">
            <text:p>30421755</text:p>
          </table:table-cell>
          <table:table-cell table:formula="of:=COMBIN([.D215];[.E215])" office:value-type="float" office:value="225792840" calcext:value-type="float">
            <text:p>225792840</text:p>
          </table:table-cell>
          <table:table-cell table:formula="of:=[.E215]/[.D21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294</text:p>
          </table:table-cell>
          <table:table-cell table:formula="of:=[.I216]/[.J216]" office:value-type="float" office:value="0.134733036707453" calcext:value-type="float">
            <text:p>0,134733036707453</text:p>
          </table:table-cell>
          <table:table-cell table:formula="of:=COMBIN([.D216]-[.C216];[.E216])" office:value-type="float" office:value="30421755" calcext:value-type="float">
            <text:p>30421755</text:p>
          </table:table-cell>
          <table:table-cell table:formula="of:=COMBIN([.D216];[.E216])" office:value-type="float" office:value="225792840" calcext:value-type="float">
            <text:p>225792840</text:p>
          </table:table-cell>
          <table:table-cell table:formula="of:=[.E216]/[.D21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476</text:p>
          </table:table-cell>
          <table:table-cell table:formula="of:=[.I217]/[.J217]" office:value-type="float" office:value="0.134733036707453" calcext:value-type="float">
            <text:p>0,134733036707453</text:p>
          </table:table-cell>
          <table:table-cell table:formula="of:=COMBIN([.D217]-[.C217];[.E217])" office:value-type="float" office:value="30421755" calcext:value-type="float">
            <text:p>30421755</text:p>
          </table:table-cell>
          <table:table-cell table:formula="of:=COMBIN([.D217];[.E217])" office:value-type="float" office:value="225792840" calcext:value-type="float">
            <text:p>225792840</text:p>
          </table:table-cell>
          <table:table-cell table:formula="of:=[.E217]/[.D21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476</text:p>
          </table:table-cell>
          <table:table-cell table:formula="of:=[.I218]/[.J218]" office:value-type="float" office:value="0.134733036707453" calcext:value-type="float">
            <text:p>0,134733036707453</text:p>
          </table:table-cell>
          <table:table-cell table:formula="of:=COMBIN([.D218]-[.C218];[.E218])" office:value-type="float" office:value="30421755" calcext:value-type="float">
            <text:p>30421755</text:p>
          </table:table-cell>
          <table:table-cell table:formula="of:=COMBIN([.D218];[.E218])" office:value-type="float" office:value="225792840" calcext:value-type="float">
            <text:p>225792840</text:p>
          </table:table-cell>
          <table:table-cell table:formula="of:=[.E218]/[.D21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556</text:p>
          </table:table-cell>
          <table:table-cell table:formula="of:=[.I219]/[.J219]" office:value-type="float" office:value="0.134733036707453" calcext:value-type="float">
            <text:p>0,134733036707453</text:p>
          </table:table-cell>
          <table:table-cell table:formula="of:=COMBIN([.D219]-[.C219];[.E219])" office:value-type="float" office:value="30421755" calcext:value-type="float">
            <text:p>30421755</text:p>
          </table:table-cell>
          <table:table-cell table:formula="of:=COMBIN([.D219];[.E219])" office:value-type="float" office:value="225792840" calcext:value-type="float">
            <text:p>225792840</text:p>
          </table:table-cell>
          <table:table-cell table:formula="of:=[.E219]/[.D219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476</text:p>
          </table:table-cell>
          <table:table-cell table:formula="of:=[.I220]/[.J220]" office:value-type="float" office:value="0.134733036707453" calcext:value-type="float">
            <text:p>0,134733036707453</text:p>
          </table:table-cell>
          <table:table-cell table:formula="of:=COMBIN([.D220]-[.C220];[.E220])" office:value-type="float" office:value="30421755" calcext:value-type="float">
            <text:p>30421755</text:p>
          </table:table-cell>
          <table:table-cell table:formula="of:=COMBIN([.D220];[.E220])" office:value-type="float" office:value="225792840" calcext:value-type="float">
            <text:p>225792840</text:p>
          </table:table-cell>
          <table:table-cell table:formula="of:=[.E220]/[.D220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244</text:p>
          </table:table-cell>
          <table:table-cell table:formula="of:=[.I221]/[.J221]" office:value-type="float" office:value="0.134733036707453" calcext:value-type="float">
            <text:p>0,134733036707453</text:p>
          </table:table-cell>
          <table:table-cell table:formula="of:=COMBIN([.D221]-[.C221];[.E221])" office:value-type="float" office:value="30421755" calcext:value-type="float">
            <text:p>30421755</text:p>
          </table:table-cell>
          <table:table-cell table:formula="of:=COMBIN([.D221];[.E221])" office:value-type="float" office:value="225792840" calcext:value-type="float">
            <text:p>225792840</text:p>
          </table:table-cell>
          <table:table-cell table:formula="of:=[.E221]/[.D221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833</text:p>
          </table:table-cell>
          <table:table-cell table:formula="of:=[.I222]/[.J222]" office:value-type="float" office:value="0.134733036707453" calcext:value-type="float">
            <text:p>0,134733036707453</text:p>
          </table:table-cell>
          <table:table-cell table:formula="of:=COMBIN([.D222]-[.C222];[.E222])" office:value-type="float" office:value="30421755" calcext:value-type="float">
            <text:p>30421755</text:p>
          </table:table-cell>
          <table:table-cell table:formula="of:=COMBIN([.D222];[.E222])" office:value-type="float" office:value="225792840" calcext:value-type="float">
            <text:p>225792840</text:p>
          </table:table-cell>
          <table:table-cell table:formula="of:=[.E222]/[.D222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667</text:p>
          </table:table-cell>
          <table:table-cell table:formula="of:=[.I223]/[.J223]" office:value-type="float" office:value="0.134733036707453" calcext:value-type="float">
            <text:p>0,134733036707453</text:p>
          </table:table-cell>
          <table:table-cell table:formula="of:=COMBIN([.D223]-[.C223];[.E223])" office:value-type="float" office:value="30421755" calcext:value-type="float">
            <text:p>30421755</text:p>
          </table:table-cell>
          <table:table-cell table:formula="of:=COMBIN([.D223];[.E223])" office:value-type="float" office:value="225792840" calcext:value-type="float">
            <text:p>225792840</text:p>
          </table:table-cell>
          <table:table-cell table:formula="of:=[.E223]/[.D223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formula="of:=[.I224]/[.J224]" office:value-type="float" office:value="0.134733036707453" calcext:value-type="float">
            <text:p>0,134733036707453</text:p>
          </table:table-cell>
          <table:table-cell table:formula="of:=COMBIN([.D224]-[.C224];[.E224])" office:value-type="float" office:value="30421755" calcext:value-type="float">
            <text:p>30421755</text:p>
          </table:table-cell>
          <table:table-cell table:formula="of:=COMBIN([.D224];[.E224])" office:value-type="float" office:value="225792840" calcext:value-type="float">
            <text:p>225792840</text:p>
          </table:table-cell>
          <table:table-cell table:formula="of:=[.E224]/[.D224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769</text:p>
          </table:table-cell>
          <table:table-cell table:formula="of:=[.I225]/[.J225]" office:value-type="float" office:value="0.134733036707453" calcext:value-type="float">
            <text:p>0,134733036707453</text:p>
          </table:table-cell>
          <table:table-cell table:formula="of:=COMBIN([.D225]-[.C225];[.E225])" office:value-type="float" office:value="30421755" calcext:value-type="float">
            <text:p>30421755</text:p>
          </table:table-cell>
          <table:table-cell table:formula="of:=COMBIN([.D225];[.E225])" office:value-type="float" office:value="225792840" calcext:value-type="float">
            <text:p>225792840</text:p>
          </table:table-cell>
          <table:table-cell table:formula="of:=[.E225]/[.D225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5</text:p>
          </table:table-cell>
          <table:table-cell table:formula="of:=[.I226]/[.J226]" office:value-type="float" office:value="0.134733036707453" calcext:value-type="float">
            <text:p>0,134733036707453</text:p>
          </table:table-cell>
          <table:table-cell table:formula="of:=COMBIN([.D226]-[.C226];[.E226])" office:value-type="float" office:value="30421755" calcext:value-type="float">
            <text:p>30421755</text:p>
          </table:table-cell>
          <table:table-cell table:formula="of:=COMBIN([.D226];[.E226])" office:value-type="float" office:value="225792840" calcext:value-type="float">
            <text:p>225792840</text:p>
          </table:table-cell>
          <table:table-cell table:formula="of:=[.E226]/[.D226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table:formula="of:=[.I227]/[.J227]" office:value-type="float" office:value="0.134733036707453" calcext:value-type="float">
            <text:p>0,134733036707453</text:p>
          </table:table-cell>
          <table:table-cell table:formula="of:=COMBIN([.D227]-[.C227];[.E227])" office:value-type="float" office:value="30421755" calcext:value-type="float">
            <text:p>30421755</text:p>
          </table:table-cell>
          <table:table-cell table:formula="of:=COMBIN([.D227];[.E227])" office:value-type="float" office:value="225792840" calcext:value-type="float">
            <text:p>225792840</text:p>
          </table:table-cell>
          <table:table-cell table:formula="of:=[.E227]/[.D227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833</text:p>
          </table:table-cell>
          <table:table-cell table:formula="of:=[.I228]/[.J228]" office:value-type="float" office:value="0.134733036707453" calcext:value-type="float">
            <text:p>0,134733036707453</text:p>
          </table:table-cell>
          <table:table-cell table:formula="of:=COMBIN([.D228]-[.C228];[.E228])" office:value-type="float" office:value="30421755" calcext:value-type="float">
            <text:p>30421755</text:p>
          </table:table-cell>
          <table:table-cell table:formula="of:=COMBIN([.D228];[.E228])" office:value-type="float" office:value="225792840" calcext:value-type="float">
            <text:p>225792840</text:p>
          </table:table-cell>
          <table:table-cell table:formula="of:=[.E228]/[.D228]" office:value-type="float" office:value="0.375" calcext:value-type="float">
            <text:p>0,3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]" office:value-type="float" office:value="6842" calcext:value-type="float">
            <text:p>6842</text:p>
          </table:table-cell>
          <table:table-cell table:style-name="ce13" table:formula="of:=['file:///home/spal_gnome/Nextcloud/University.sync/Crypto/Info-Set-Dec/mceliece-isd.4.2/stats/olds/prange.csv'#$prange.G3]" office:value-type="string" office:string-value="0.0714" calcext:value-type="string">
            <text:p>0.0714</text:p>
          </table:table-cell>
          <table:table-cell table:formula="of:=[.I229]/[.J229]" office:value-type="float" office:value="0.193094531369981" calcext:value-type="float">
            <text:p>0,193094531369981</text:p>
          </table:table-cell>
          <table:table-cell table:formula="of:=COMBIN([.D229]-[.C229];[.E229])" office:value-type="float" office:value="29248649430" calcext:value-type="float">
            <text:p>29248649430</text:p>
          </table:table-cell>
          <table:table-cell table:formula="of:=COMBIN([.D229];[.E229])" office:value-type="float" office:value="151473214816" calcext:value-type="float">
            <text:p>151473214816</text:p>
          </table:table-cell>
          <table:table-cell table:formula="of:=[.E229]/[.D229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4]" office:value-type="float" office:value="6897" calcext:value-type="float">
            <text:p>6897</text:p>
          </table:table-cell>
          <table:table-cell table:style-name="ce13" table:formula="of:=['file:///home/spal_gnome/Nextcloud/University.sync/Crypto/Info-Set-Dec/mceliece-isd.4.2/stats/olds/prange.csv'#$prange.G4]" office:value-type="string" office:string-value="0.0217" calcext:value-type="string">
            <text:p>0.0217</text:p>
          </table:table-cell>
          <table:table-cell table:formula="of:=[.I230]/[.J230]" office:value-type="float" office:value="0.193094531369981" calcext:value-type="float">
            <text:p>0,193094531369981</text:p>
          </table:table-cell>
          <table:table-cell table:formula="of:=COMBIN([.D230]-[.C230];[.E230])" office:value-type="float" office:value="29248649430" calcext:value-type="float">
            <text:p>29248649430</text:p>
          </table:table-cell>
          <table:table-cell table:formula="of:=COMBIN([.D230];[.E230])" office:value-type="float" office:value="151473214816" calcext:value-type="float">
            <text:p>151473214816</text:p>
          </table:table-cell>
          <table:table-cell table:formula="of:=[.E230]/[.D230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5]" office:value-type="float" office:value="1750" calcext:value-type="float">
            <text:p>1750</text:p>
          </table:table-cell>
          <table:table-cell table:style-name="ce13" table:formula="of:=['file:///home/spal_gnome/Nextcloud/University.sync/Crypto/Info-Set-Dec/mceliece-isd.4.2/stats/olds/prange.csv'#$prange.G5]" office:value-type="string" office:string-value="0.0833" calcext:value-type="string">
            <text:p>0.0833</text:p>
          </table:table-cell>
          <table:table-cell table:formula="of:=[.I231]/[.J231]" office:value-type="float" office:value="0.193094531369981" calcext:value-type="float">
            <text:p>0,193094531369981</text:p>
          </table:table-cell>
          <table:table-cell table:formula="of:=COMBIN([.D231]-[.C231];[.E231])" office:value-type="float" office:value="29248649430" calcext:value-type="float">
            <text:p>29248649430</text:p>
          </table:table-cell>
          <table:table-cell table:formula="of:=COMBIN([.D231];[.E231])" office:value-type="float" office:value="151473214816" calcext:value-type="float">
            <text:p>151473214816</text:p>
          </table:table-cell>
          <table:table-cell table:formula="of:=[.E231]/[.D231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6]" office:value-type="float" office:value="827" calcext:value-type="float">
            <text:p>827</text:p>
          </table:table-cell>
          <table:table-cell table:style-name="ce13" table:formula="of:=['file:///home/spal_gnome/Nextcloud/University.sync/Crypto/Info-Set-Dec/mceliece-isd.4.2/stats/olds/prange.csv'#$prange.G6]" office:value-type="string" office:string-value="1.0" calcext:value-type="string">
            <text:p>1.0</text:p>
          </table:table-cell>
          <table:table-cell table:formula="of:=[.I232]/[.J232]" office:value-type="float" office:value="0.193094531369981" calcext:value-type="float">
            <text:p>0,193094531369981</text:p>
          </table:table-cell>
          <table:table-cell table:formula="of:=COMBIN([.D232]-[.C232];[.E232])" office:value-type="float" office:value="29248649430" calcext:value-type="float">
            <text:p>29248649430</text:p>
          </table:table-cell>
          <table:table-cell table:formula="of:=COMBIN([.D232];[.E232])" office:value-type="float" office:value="151473214816" calcext:value-type="float">
            <text:p>151473214816</text:p>
          </table:table-cell>
          <table:table-cell table:formula="of:=[.E232]/[.D232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7]" office:value-type="float" office:value="7197" calcext:value-type="float">
            <text:p>7197</text:p>
          </table:table-cell>
          <table:table-cell table:style-name="ce13" table:formula="of:=['file:///home/spal_gnome/Nextcloud/University.sync/Crypto/Info-Set-Dec/mceliece-isd.4.2/stats/olds/prange.csv'#$prange.G7]" office:value-type="string" office:string-value="0.0294" calcext:value-type="string">
            <text:p>0.0294</text:p>
          </table:table-cell>
          <table:table-cell table:formula="of:=[.I233]/[.J233]" office:value-type="float" office:value="0.193094531369981" calcext:value-type="float">
            <text:p>0,193094531369981</text:p>
          </table:table-cell>
          <table:table-cell table:formula="of:=COMBIN([.D233]-[.C233];[.E233])" office:value-type="float" office:value="29248649430" calcext:value-type="float">
            <text:p>29248649430</text:p>
          </table:table-cell>
          <table:table-cell table:formula="of:=COMBIN([.D233];[.E233])" office:value-type="float" office:value="151473214816" calcext:value-type="float">
            <text:p>151473214816</text:p>
          </table:table-cell>
          <table:table-cell table:formula="of:=[.E233]/[.D233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8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8]" office:value-type="float" office:value="2480" calcext:value-type="float">
            <text:p>2480</text:p>
          </table:table-cell>
          <table:table-cell table:style-name="ce13" table:formula="of:=['file:///home/spal_gnome/Nextcloud/University.sync/Crypto/Info-Set-Dec/mceliece-isd.4.2/stats/olds/prange.csv'#$prange.G8]" office:value-type="string" office:string-value="0.2" calcext:value-type="string">
            <text:p>0.2</text:p>
          </table:table-cell>
          <table:table-cell table:formula="of:=[.I234]/[.J234]" office:value-type="float" office:value="0.193094531369981" calcext:value-type="float">
            <text:p>0,193094531369981</text:p>
          </table:table-cell>
          <table:table-cell table:formula="of:=COMBIN([.D234]-[.C234];[.E234])" office:value-type="float" office:value="29248649430" calcext:value-type="float">
            <text:p>29248649430</text:p>
          </table:table-cell>
          <table:table-cell table:formula="of:=COMBIN([.D234];[.E234])" office:value-type="float" office:value="151473214816" calcext:value-type="float">
            <text:p>151473214816</text:p>
          </table:table-cell>
          <table:table-cell table:formula="of:=[.E234]/[.D234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9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9]" office:value-type="float" office:value="5575" calcext:value-type="float">
            <text:p>5575</text:p>
          </table:table-cell>
          <table:table-cell table:style-name="ce13" table:formula="of:=['file:///home/spal_gnome/Nextcloud/University.sync/Crypto/Info-Set-Dec/mceliece-isd.4.2/stats/olds/prange.csv'#$prange.G9]" office:value-type="string" office:string-value="0.0333" calcext:value-type="string">
            <text:p>0.0333</text:p>
          </table:table-cell>
          <table:table-cell table:style-name="ce13" table:formula="of:=['file:///home/spal_gnome/Nextcloud/University.sync/Crypto/Info-Set-Dec/mceliece-isd.4.2/stats/olds/prange.csv'#$prange.H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]" office:value-type="float" office:value="0" calcext:value-type="float">
            <text:p>0</text:p>
          </table:table-cell>
          <table:table-cell table:formula="of:=[.E235]/[.D235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0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0]" office:value-type="float" office:value="1705" calcext:value-type="float">
            <text:p>1705</text:p>
          </table:table-cell>
          <table:table-cell table:style-name="ce13" table:formula="of:=['file:///home/spal_gnome/Nextcloud/University.sync/Crypto/Info-Set-Dec/mceliece-isd.4.2/stats/olds/prange.csv'#$prange.G10]" office:value-type="string" office:string-value="0.3333" calcext:value-type="string">
            <text:p>0.3333</text:p>
          </table:table-cell>
          <table:table-cell table:style-name="ce13" table:formula="of:=['file:///home/spal_gnome/Nextcloud/University.sync/Crypto/Info-Set-Dec/mceliece-isd.4.2/stats/olds/prange.csv'#$prange.H1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]" office:value-type="float" office:value="0" calcext:value-type="float">
            <text:p>0</text:p>
          </table:table-cell>
          <table:table-cell table:formula="of:=[.E236]/[.D236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1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1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1]" office:value-type="float" office:value="1865" calcext:value-type="float">
            <text:p>1865</text:p>
          </table:table-cell>
          <table:table-cell table:style-name="ce13" table:formula="of:=['file:///home/spal_gnome/Nextcloud/University.sync/Crypto/Info-Set-Dec/mceliece-isd.4.2/stats/olds/prange.csv'#$prange.G11]" office:value-type="string" office:string-value="0.1667" calcext:value-type="string">
            <text:p>0.1667</text:p>
          </table:table-cell>
          <table:table-cell table:style-name="ce13" table:formula="of:=['file:///home/spal_gnome/Nextcloud/University.sync/Crypto/Info-Set-Dec/mceliece-isd.4.2/stats/olds/prange.csv'#$prange.H1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1]" office:value-type="float" office:value="0" calcext:value-type="float">
            <text:p>0</text:p>
          </table:table-cell>
          <table:table-cell table:formula="of:=[.E237]/[.D237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2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2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2]" office:value-type="float" office:value="1402" calcext:value-type="float">
            <text:p>1402</text:p>
          </table:table-cell>
          <table:table-cell table:style-name="ce13" table:formula="of:=['file:///home/spal_gnome/Nextcloud/University.sync/Crypto/Info-Set-Dec/mceliece-isd.4.2/stats/olds/prange.csv'#$prange.G12]" office:value-type="string" office:string-value="0.2" calcext:value-type="string">
            <text:p>0.2</text:p>
          </table:table-cell>
          <table:table-cell table:style-name="ce13" table:formula="of:=['file:///home/spal_gnome/Nextcloud/University.sync/Crypto/Info-Set-Dec/mceliece-isd.4.2/stats/olds/prange.csv'#$prange.H1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2]" office:value-type="float" office:value="0" calcext:value-type="float">
            <text:p>0</text:p>
          </table:table-cell>
          <table:table-cell table:formula="of:=[.E238]/[.D238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3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3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3]" office:value-type="float" office:value="758" calcext:value-type="float">
            <text:p>758</text:p>
          </table:table-cell>
          <table:table-cell table:style-name="ce13" table:formula="of:=['file:///home/spal_gnome/Nextcloud/University.sync/Crypto/Info-Set-Dec/mceliece-isd.4.2/stats/olds/prange.csv'#$prange.G13]" office:value-type="string" office:string-value="0.5" calcext:value-type="string">
            <text:p>0.5</text:p>
          </table:table-cell>
          <table:table-cell table:style-name="ce13" table:formula="of:=['file:///home/spal_gnome/Nextcloud/University.sync/Crypto/Info-Set-Dec/mceliece-isd.4.2/stats/olds/prange.csv'#$prange.H1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3]" office:value-type="float" office:value="0" calcext:value-type="float">
            <text:p>0</text:p>
          </table:table-cell>
          <table:table-cell table:formula="of:=[.E239]/[.D239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4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4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4]" office:value-type="float" office:value="6953" calcext:value-type="float">
            <text:p>6953</text:p>
          </table:table-cell>
          <table:table-cell table:style-name="ce13" table:formula="of:=['file:///home/spal_gnome/Nextcloud/University.sync/Crypto/Info-Set-Dec/mceliece-isd.4.2/stats/olds/prange.csv'#$prange.G14]" office:value-type="float" office:value="27" calcext:value-type="float">
            <text:p>27</text:p>
          </table:table-cell>
          <table:table-cell table:style-name="ce13" table:formula="of:=['file:///home/spal_gnome/Nextcloud/University.sync/Crypto/Info-Set-Dec/mceliece-isd.4.2/stats/olds/prange.csv'#$prange.H1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4]" office:value-type="float" office:value="0" calcext:value-type="float">
            <text:p>0</text:p>
          </table:table-cell>
          <table:table-cell table:formula="of:=[.E240]/[.D240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5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5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5]" office:value-type="float" office:value="1435" calcext:value-type="float">
            <text:p>1435</text:p>
          </table:table-cell>
          <table:table-cell table:style-name="ce13" table:formula="of:=['file:///home/spal_gnome/Nextcloud/University.sync/Crypto/Info-Set-Dec/mceliece-isd.4.2/stats/olds/prange.csv'#$prange.G15]" office:value-type="string" office:string-value="0.0625" calcext:value-type="string">
            <text:p>0.0625</text:p>
          </table:table-cell>
          <table:table-cell table:style-name="ce13" table:formula="of:=['file:///home/spal_gnome/Nextcloud/University.sync/Crypto/Info-Set-Dec/mceliece-isd.4.2/stats/olds/prange.csv'#$prange.H1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5]" office:value-type="float" office:value="0" calcext:value-type="float">
            <text:p>0</text:p>
          </table:table-cell>
          <table:table-cell table:formula="of:=[.E241]/[.D241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6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6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6]" office:value-type="float" office:value="3645" calcext:value-type="float">
            <text:p>3645</text:p>
          </table:table-cell>
          <table:table-cell table:style-name="ce13" table:formula="of:=['file:///home/spal_gnome/Nextcloud/University.sync/Crypto/Info-Set-Dec/mceliece-isd.4.2/stats/olds/prange.csv'#$prange.G16]" office:value-type="string" office:string-value="0.0385" calcext:value-type="string">
            <text:p>0.0385</text:p>
          </table:table-cell>
          <table:table-cell table:style-name="ce13" table:formula="of:=['file:///home/spal_gnome/Nextcloud/University.sync/Crypto/Info-Set-Dec/mceliece-isd.4.2/stats/olds/prange.csv'#$prange.H1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6]" office:value-type="float" office:value="0" calcext:value-type="float">
            <text:p>0</text:p>
          </table:table-cell>
          <table:table-cell table:formula="of:=[.E242]/[.D242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7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7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7]" office:value-type="float" office:value="930" calcext:value-type="float">
            <text:p>930</text:p>
          </table:table-cell>
          <table:table-cell table:style-name="ce13" table:formula="of:=['file:///home/spal_gnome/Nextcloud/University.sync/Crypto/Info-Set-Dec/mceliece-isd.4.2/stats/olds/prange.csv'#$prange.G17]" office:value-type="string" office:string-value="0.5" calcext:value-type="string">
            <text:p>0.5</text:p>
          </table:table-cell>
          <table:table-cell table:style-name="ce13" table:formula="of:=['file:///home/spal_gnome/Nextcloud/University.sync/Crypto/Info-Set-Dec/mceliece-isd.4.2/stats/olds/prange.csv'#$prange.H1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7]" office:value-type="float" office:value="0" calcext:value-type="float">
            <text:p>0</text:p>
          </table:table-cell>
          <table:table-cell table:formula="of:=[.E243]/[.D243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8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8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8]" office:value-type="float" office:value="5914" calcext:value-type="float">
            <text:p>5914</text:p>
          </table:table-cell>
          <table:table-cell table:style-name="ce13" table:formula="of:=['file:///home/spal_gnome/Nextcloud/University.sync/Crypto/Info-Set-Dec/mceliece-isd.4.2/stats/olds/prange.csv'#$prange.G18]" office:value-type="string" office:string-value="0.0286" calcext:value-type="string">
            <text:p>0.0286</text:p>
          </table:table-cell>
          <table:table-cell table:style-name="ce13" table:formula="of:=['file:///home/spal_gnome/Nextcloud/University.sync/Crypto/Info-Set-Dec/mceliece-isd.4.2/stats/olds/prange.csv'#$prange.H1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8]" office:value-type="float" office:value="0" calcext:value-type="float">
            <text:p>0</text:p>
          </table:table-cell>
          <table:table-cell table:formula="of:=[.E244]/[.D244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9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1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19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19]" office:value-type="float" office:value="3878" calcext:value-type="float">
            <text:p>3878</text:p>
          </table:table-cell>
          <table:table-cell table:style-name="ce13" table:formula="of:=['file:///home/spal_gnome/Nextcloud/University.sync/Crypto/Info-Set-Dec/mceliece-isd.4.2/stats/olds/prange.csv'#$prange.G19]" office:value-type="string" office:string-value="0.0909" calcext:value-type="string">
            <text:p>0.0909</text:p>
          </table:table-cell>
          <table:table-cell table:style-name="ce13" table:formula="of:=['file:///home/spal_gnome/Nextcloud/University.sync/Crypto/Info-Set-Dec/mceliece-isd.4.2/stats/olds/prange.csv'#$prange.H1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9]" office:value-type="float" office:value="0" calcext:value-type="float">
            <text:p>0</text:p>
          </table:table-cell>
          <table:table-cell table:formula="of:=[.E245]/[.D245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0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0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0]" office:value-type="float" office:value="8688" calcext:value-type="float">
            <text:p>8688</text:p>
          </table:table-cell>
          <table:table-cell table:style-name="ce13" table:formula="of:=['file:///home/spal_gnome/Nextcloud/University.sync/Crypto/Info-Set-Dec/mceliece-isd.4.2/stats/olds/prange.csv'#$prange.G20]" office:value-type="string" office:string-value="0.0152" calcext:value-type="string">
            <text:p>0.0152</text:p>
          </table:table-cell>
          <table:table-cell table:style-name="ce13" table:formula="of:=['file:///home/spal_gnome/Nextcloud/University.sync/Crypto/Info-Set-Dec/mceliece-isd.4.2/stats/olds/prange.csv'#$prange.H2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0]" office:value-type="float" office:value="0" calcext:value-type="float">
            <text:p>0</text:p>
          </table:table-cell>
          <table:table-cell table:formula="of:=[.E246]/[.D246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1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1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1]" office:value-type="float" office:value="2609" calcext:value-type="float">
            <text:p>2609</text:p>
          </table:table-cell>
          <table:table-cell table:style-name="ce13" table:formula="of:=['file:///home/spal_gnome/Nextcloud/University.sync/Crypto/Info-Set-Dec/mceliece-isd.4.2/stats/olds/prange.csv'#$prange.G21]" office:value-type="string" office:string-value="0.0769" calcext:value-type="string">
            <text:p>0.0769</text:p>
          </table:table-cell>
          <table:table-cell table:style-name="ce13" table:formula="of:=['file:///home/spal_gnome/Nextcloud/University.sync/Crypto/Info-Set-Dec/mceliece-isd.4.2/stats/olds/prange.csv'#$prange.H2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1]" office:value-type="float" office:value="0" calcext:value-type="float">
            <text:p>0</text:p>
          </table:table-cell>
          <table:table-cell table:formula="of:=[.E247]/[.D247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2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2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2]" office:value-type="float" office:value="3131" calcext:value-type="float">
            <text:p>3131</text:p>
          </table:table-cell>
          <table:table-cell table:style-name="ce13" table:formula="of:=['file:///home/spal_gnome/Nextcloud/University.sync/Crypto/Info-Set-Dec/mceliece-isd.4.2/stats/olds/prange.csv'#$prange.G22]" office:value-type="string" office:string-value="0.0769" calcext:value-type="string">
            <text:p>0.0769</text:p>
          </table:table-cell>
          <table:table-cell table:style-name="ce13" table:formula="of:=['file:///home/spal_gnome/Nextcloud/University.sync/Crypto/Info-Set-Dec/mceliece-isd.4.2/stats/olds/prange.csv'#$prange.H2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2]" office:value-type="float" office:value="0" calcext:value-type="float">
            <text:p>0</text:p>
          </table:table-cell>
          <table:table-cell table:formula="of:=[.E248]/[.D248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3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3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3]" office:value-type="float" office:value="3212" calcext:value-type="float">
            <text:p>3212</text:p>
          </table:table-cell>
          <table:table-cell table:style-name="ce13" table:formula="of:=['file:///home/spal_gnome/Nextcloud/University.sync/Crypto/Info-Set-Dec/mceliece-isd.4.2/stats/olds/prange.csv'#$prange.G23]" office:value-type="string" office:string-value="0.0769" calcext:value-type="string">
            <text:p>0.0769</text:p>
          </table:table-cell>
          <table:table-cell table:style-name="ce13" table:formula="of:=['file:///home/spal_gnome/Nextcloud/University.sync/Crypto/Info-Set-Dec/mceliece-isd.4.2/stats/olds/prange.csv'#$prange.H2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3]" office:value-type="float" office:value="0" calcext:value-type="float">
            <text:p>0</text:p>
          </table:table-cell>
          <table:table-cell table:formula="of:=[.E249]/[.D249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4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4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4]" office:value-type="float" office:value="1648" calcext:value-type="float">
            <text:p>1648</text:p>
          </table:table-cell>
          <table:table-cell table:style-name="ce13" table:formula="of:=['file:///home/spal_gnome/Nextcloud/University.sync/Crypto/Info-Set-Dec/mceliece-isd.4.2/stats/olds/prange.csv'#$prange.G24]" office:value-type="string" office:string-value="0.1667" calcext:value-type="string">
            <text:p>0.1667</text:p>
          </table:table-cell>
          <table:table-cell table:style-name="ce13" table:formula="of:=['file:///home/spal_gnome/Nextcloud/University.sync/Crypto/Info-Set-Dec/mceliece-isd.4.2/stats/olds/prange.csv'#$prange.H2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4]" office:value-type="float" office:value="0" calcext:value-type="float">
            <text:p>0</text:p>
          </table:table-cell>
          <table:table-cell table:formula="of:=[.E250]/[.D250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5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5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5]" office:value-type="float" office:value="810" calcext:value-type="float">
            <text:p>810</text:p>
          </table:table-cell>
          <table:table-cell table:style-name="ce13" table:formula="of:=['file:///home/spal_gnome/Nextcloud/University.sync/Crypto/Info-Set-Dec/mceliece-isd.4.2/stats/olds/prange.csv'#$prange.G25]" office:value-type="string" office:string-value="0.0833" calcext:value-type="string">
            <text:p>0.0833</text:p>
          </table:table-cell>
          <table:table-cell table:style-name="ce13" table:formula="of:=['file:///home/spal_gnome/Nextcloud/University.sync/Crypto/Info-Set-Dec/mceliece-isd.4.2/stats/olds/prange.csv'#$prange.H2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5]" office:value-type="float" office:value="0" calcext:value-type="float">
            <text:p>0</text:p>
          </table:table-cell>
          <table:table-cell table:formula="of:=[.E251]/[.D251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6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6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6]" office:value-type="float" office:value="858" calcext:value-type="float">
            <text:p>858</text:p>
          </table:table-cell>
          <table:table-cell table:style-name="ce13" table:formula="of:=['file:///home/spal_gnome/Nextcloud/University.sync/Crypto/Info-Set-Dec/mceliece-isd.4.2/stats/olds/prange.csv'#$prange.G26]" office:value-type="string" office:string-value="1.0" calcext:value-type="string">
            <text:p>1.0</text:p>
          </table:table-cell>
          <table:table-cell table:style-name="ce13" table:formula="of:=['file:///home/spal_gnome/Nextcloud/University.sync/Crypto/Info-Set-Dec/mceliece-isd.4.2/stats/olds/prange.csv'#$prange.H2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6]" office:value-type="float" office:value="0" calcext:value-type="float">
            <text:p>0</text:p>
          </table:table-cell>
          <table:table-cell table:formula="of:=[.E252]/[.D252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7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7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7]" office:value-type="float" office:value="973" calcext:value-type="float">
            <text:p>973</text:p>
          </table:table-cell>
          <table:table-cell table:style-name="ce13" table:formula="of:=['file:///home/spal_gnome/Nextcloud/University.sync/Crypto/Info-Set-Dec/mceliece-isd.4.2/stats/olds/prange.csv'#$prange.G27]" office:value-type="string" office:string-value="0.0833" calcext:value-type="string">
            <text:p>0.0833</text:p>
          </table:table-cell>
          <table:table-cell table:style-name="ce13" table:formula="of:=['file:///home/spal_gnome/Nextcloud/University.sync/Crypto/Info-Set-Dec/mceliece-isd.4.2/stats/olds/prange.csv'#$prange.H2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7]" office:value-type="float" office:value="0" calcext:value-type="float">
            <text:p>0</text:p>
          </table:table-cell>
          <table:table-cell table:formula="of:=[.E253]/[.D253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8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8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8]" office:value-type="float" office:value="7995" calcext:value-type="float">
            <text:p>7995</text:p>
          </table:table-cell>
          <table:table-cell table:style-name="ce13" table:formula="of:=['file:///home/spal_gnome/Nextcloud/University.sync/Crypto/Info-Set-Dec/mceliece-isd.4.2/stats/olds/prange.csv'#$prange.G28]" office:value-type="string" office:string-value="0.02" calcext:value-type="string">
            <text:p>0.02</text:p>
          </table:table-cell>
          <table:table-cell table:style-name="ce13" table:formula="of:=['file:///home/spal_gnome/Nextcloud/University.sync/Crypto/Info-Set-Dec/mceliece-isd.4.2/stats/olds/prange.csv'#$prange.H2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8]" office:value-type="float" office:value="0" calcext:value-type="float">
            <text:p>0</text:p>
          </table:table-cell>
          <table:table-cell table:formula="of:=[.E254]/[.D254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2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2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29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2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29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29]" office:value-type="float" office:value="992" calcext:value-type="float">
            <text:p>992</text:p>
          </table:table-cell>
          <table:table-cell table:style-name="ce13" table:formula="of:=['file:///home/spal_gnome/Nextcloud/University.sync/Crypto/Info-Set-Dec/mceliece-isd.4.2/stats/olds/prange.csv'#$prange.G29]" office:value-type="string" office:string-value="0.0909" calcext:value-type="string">
            <text:p>0.0909</text:p>
          </table:table-cell>
          <table:table-cell table:style-name="ce13" table:formula="of:=['file:///home/spal_gnome/Nextcloud/University.sync/Crypto/Info-Set-Dec/mceliece-isd.4.2/stats/olds/prange.csv'#$prange.H2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2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29]" office:value-type="float" office:value="0" calcext:value-type="float">
            <text:p>0</text:p>
          </table:table-cell>
          <table:table-cell table:formula="of:=[.E255]/[.D255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0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0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0]" office:value-type="float" office:value="4097" calcext:value-type="float">
            <text:p>4097</text:p>
          </table:table-cell>
          <table:table-cell table:style-name="ce13" table:formula="of:=['file:///home/spal_gnome/Nextcloud/University.sync/Crypto/Info-Set-Dec/mceliece-isd.4.2/stats/olds/prange.csv'#$prange.G30]" office:value-type="string" office:string-value="0.0435" calcext:value-type="string">
            <text:p>0.0435</text:p>
          </table:table-cell>
          <table:table-cell table:style-name="ce13" table:formula="of:=['file:///home/spal_gnome/Nextcloud/University.sync/Crypto/Info-Set-Dec/mceliece-isd.4.2/stats/olds/prange.csv'#$prange.H3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0]" office:value-type="float" office:value="0" calcext:value-type="float">
            <text:p>0</text:p>
          </table:table-cell>
          <table:table-cell table:formula="of:=[.E256]/[.D256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1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1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1]" office:value-type="float" office:value="8000" calcext:value-type="float">
            <text:p>8000</text:p>
          </table:table-cell>
          <table:table-cell table:style-name="ce13" table:formula="of:=['file:///home/spal_gnome/Nextcloud/University.sync/Crypto/Info-Set-Dec/mceliece-isd.4.2/stats/olds/prange.csv'#$prange.G31]" office:value-type="string" office:string-value="0.0323" calcext:value-type="string">
            <text:p>0.0323</text:p>
          </table:table-cell>
          <table:table-cell table:style-name="ce13" table:formula="of:=['file:///home/spal_gnome/Nextcloud/University.sync/Crypto/Info-Set-Dec/mceliece-isd.4.2/stats/olds/prange.csv'#$prange.H3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1]" office:value-type="float" office:value="0" calcext:value-type="float">
            <text:p>0</text:p>
          </table:table-cell>
          <table:table-cell table:formula="of:=[.E257]/[.D257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2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2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2]" office:value-type="float" office:value="4122" calcext:value-type="float">
            <text:p>4122</text:p>
          </table:table-cell>
          <table:table-cell table:style-name="ce13" table:formula="of:=['file:///home/spal_gnome/Nextcloud/University.sync/Crypto/Info-Set-Dec/mceliece-isd.4.2/stats/olds/prange.csv'#$prange.G32]" office:value-type="string" office:string-value="0.0667" calcext:value-type="string">
            <text:p>0.0667</text:p>
          </table:table-cell>
          <table:table-cell table:style-name="ce13" table:formula="of:=['file:///home/spal_gnome/Nextcloud/University.sync/Crypto/Info-Set-Dec/mceliece-isd.4.2/stats/olds/prange.csv'#$prange.H3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2]" office:value-type="float" office:value="0" calcext:value-type="float">
            <text:p>0</text:p>
          </table:table-cell>
          <table:table-cell table:formula="of:=[.E258]/[.D258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3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3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3]" office:value-type="float" office:value="918" calcext:value-type="float">
            <text:p>918</text:p>
          </table:table-cell>
          <table:table-cell table:style-name="ce13" table:formula="of:=['file:///home/spal_gnome/Nextcloud/University.sync/Crypto/Info-Set-Dec/mceliece-isd.4.2/stats/olds/prange.csv'#$prange.G33]" office:value-type="string" office:string-value="1.0" calcext:value-type="string">
            <text:p>1.0</text:p>
          </table:table-cell>
          <table:table-cell table:style-name="ce13" table:formula="of:=['file:///home/spal_gnome/Nextcloud/University.sync/Crypto/Info-Set-Dec/mceliece-isd.4.2/stats/olds/prange.csv'#$prange.H3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3]" office:value-type="float" office:value="0" calcext:value-type="float">
            <text:p>0</text:p>
          </table:table-cell>
          <table:table-cell table:formula="of:=[.E259]/[.D259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4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4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4]" office:value-type="float" office:value="1680" calcext:value-type="float">
            <text:p>1680</text:p>
          </table:table-cell>
          <table:table-cell table:style-name="ce13" table:formula="of:=['file:///home/spal_gnome/Nextcloud/University.sync/Crypto/Info-Set-Dec/mceliece-isd.4.2/stats/olds/prange.csv'#$prange.G34]" office:value-type="string" office:string-value="0.0909" calcext:value-type="string">
            <text:p>0.0909</text:p>
          </table:table-cell>
          <table:table-cell table:style-name="ce13" table:formula="of:=['file:///home/spal_gnome/Nextcloud/University.sync/Crypto/Info-Set-Dec/mceliece-isd.4.2/stats/olds/prange.csv'#$prange.H3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4]" office:value-type="float" office:value="0" calcext:value-type="float">
            <text:p>0</text:p>
          </table:table-cell>
          <table:table-cell table:formula="of:=[.E260]/[.D260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5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5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5]" office:value-type="float" office:value="881" calcext:value-type="float">
            <text:p>881</text:p>
          </table:table-cell>
          <table:table-cell table:style-name="ce13" table:formula="of:=['file:///home/spal_gnome/Nextcloud/University.sync/Crypto/Info-Set-Dec/mceliece-isd.4.2/stats/olds/prange.csv'#$prange.G35]" office:value-type="string" office:string-value="0.0909" calcext:value-type="string">
            <text:p>0.0909</text:p>
          </table:table-cell>
          <table:table-cell table:style-name="ce13" table:formula="of:=['file:///home/spal_gnome/Nextcloud/University.sync/Crypto/Info-Set-Dec/mceliece-isd.4.2/stats/olds/prange.csv'#$prange.H3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5]" office:value-type="float" office:value="0" calcext:value-type="float">
            <text:p>0</text:p>
          </table:table-cell>
          <table:table-cell table:formula="of:=[.E261]/[.D261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6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6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6]" office:value-type="float" office:value="6906" calcext:value-type="float">
            <text:p>6906</text:p>
          </table:table-cell>
          <table:table-cell table:style-name="ce13" table:formula="of:=['file:///home/spal_gnome/Nextcloud/University.sync/Crypto/Info-Set-Dec/mceliece-isd.4.2/stats/olds/prange.csv'#$prange.G36]" office:value-type="string" office:string-value="0.0357" calcext:value-type="string">
            <text:p>0.0357</text:p>
          </table:table-cell>
          <table:table-cell table:style-name="ce13" table:formula="of:=['file:///home/spal_gnome/Nextcloud/University.sync/Crypto/Info-Set-Dec/mceliece-isd.4.2/stats/olds/prange.csv'#$prange.H3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6]" office:value-type="float" office:value="0" calcext:value-type="float">
            <text:p>0</text:p>
          </table:table-cell>
          <table:table-cell table:formula="of:=[.E262]/[.D262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3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3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37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D3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37]" office:value-type="float" office:value="10" calcext:value-type="float">
            <text:p>10</text:p>
          </table:table-cell>
          <table:table-cell table:style-name="ce13" table:formula="of:=['file:///home/spal_gnome/Nextcloud/University.sync/Crypto/Info-Set-Dec/mceliece-isd.4.2/stats/olds/prange.csv'#$prange.F37]" office:value-type="float" office:value="1676" calcext:value-type="float">
            <text:p>1676</text:p>
          </table:table-cell>
          <table:table-cell table:style-name="ce13" table:formula="of:=['file:///home/spal_gnome/Nextcloud/University.sync/Crypto/Info-Set-Dec/mceliece-isd.4.2/stats/olds/prange.csv'#$prange.G37]" office:value-type="string" office:string-value="0.25" calcext:value-type="string">
            <text:p>0.25</text:p>
          </table:table-cell>
          <table:table-cell table:style-name="ce13" table:formula="of:=['file:///home/spal_gnome/Nextcloud/University.sync/Crypto/Info-Set-Dec/mceliece-isd.4.2/stats/olds/prange.csv'#$prange.H3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3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37]" office:value-type="float" office:value="0" calcext:value-type="float">
            <text:p>0</text:p>
          </table:table-cell>
          <table:table-cell table:formula="of:=[.E263]/[.D263]" office:value-type="float" office:value="0.15625" calcext:value-type="float">
            <text:p>0,15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0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0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0]" office:value-type="float" office:value="526" calcext:value-type="float">
            <text:p>526</text:p>
          </table:table-cell>
          <table:table-cell table:style-name="ce13" table:formula="of:=['file:///home/spal_gnome/Nextcloud/University.sync/Crypto/Info-Set-Dec/mceliece-isd.4.2/stats/olds/prange.csv'#$prange.G40]" office:value-type="string" office:string-value="0.0208" calcext:value-type="string">
            <text:p>0.0208</text:p>
          </table:table-cell>
          <table:table-cell table:style-name="ce13" table:formula="of:=['file:///home/spal_gnome/Nextcloud/University.sync/Crypto/Info-Set-Dec/mceliece-isd.4.2/stats/olds/prange.csv'#$prange.H4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0]" office:value-type="float" office:value="0" calcext:value-type="float">
            <text:p>0</text:p>
          </table:table-cell>
          <table:table-cell table:formula="of:=[.E264]/[.D264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1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1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1]" office:value-type="float" office:value="1178" calcext:value-type="float">
            <text:p>1178</text:p>
          </table:table-cell>
          <table:table-cell table:style-name="ce13" table:formula="of:=['file:///home/spal_gnome/Nextcloud/University.sync/Crypto/Info-Set-Dec/mceliece-isd.4.2/stats/olds/prange.csv'#$prange.G41]" office:value-type="string" office:string-value="0.0068" calcext:value-type="string">
            <text:p>0.0068</text:p>
          </table:table-cell>
          <table:table-cell table:style-name="ce13" table:formula="of:=['file:///home/spal_gnome/Nextcloud/University.sync/Crypto/Info-Set-Dec/mceliece-isd.4.2/stats/olds/prange.csv'#$prange.H4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1]" office:value-type="float" office:value="0" calcext:value-type="float">
            <text:p>0</text:p>
          </table:table-cell>
          <table:table-cell table:formula="of:=[.E265]/[.D265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2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2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2]" office:value-type="float" office:value="3237" calcext:value-type="float">
            <text:p>3237</text:p>
          </table:table-cell>
          <table:table-cell table:style-name="ce13" table:formula="of:=['file:///home/spal_gnome/Nextcloud/University.sync/Crypto/Info-Set-Dec/mceliece-isd.4.2/stats/olds/prange.csv'#$prange.G42]" office:value-type="string" office:string-value="0.0031" calcext:value-type="string">
            <text:p>0.0031</text:p>
          </table:table-cell>
          <table:table-cell table:style-name="ce13" table:formula="of:=['file:///home/spal_gnome/Nextcloud/University.sync/Crypto/Info-Set-Dec/mceliece-isd.4.2/stats/olds/prange.csv'#$prange.H4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2]" office:value-type="float" office:value="0" calcext:value-type="float">
            <text:p>0</text:p>
          </table:table-cell>
          <table:table-cell table:formula="of:=[.E266]/[.D266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3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3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3]" office:value-type="float" office:value="252" calcext:value-type="float">
            <text:p>252</text:p>
          </table:table-cell>
          <table:table-cell table:style-name="ce13" table:formula="of:=['file:///home/spal_gnome/Nextcloud/University.sync/Crypto/Info-Set-Dec/mceliece-isd.4.2/stats/olds/prange.csv'#$prange.G43]" office:value-type="string" office:string-value="0.0526" calcext:value-type="string">
            <text:p>0.0526</text:p>
          </table:table-cell>
          <table:table-cell table:style-name="ce13" table:formula="of:=['file:///home/spal_gnome/Nextcloud/University.sync/Crypto/Info-Set-Dec/mceliece-isd.4.2/stats/olds/prange.csv'#$prange.H4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3]" office:value-type="float" office:value="0" calcext:value-type="float">
            <text:p>0</text:p>
          </table:table-cell>
          <table:table-cell table:formula="of:=[.E267]/[.D267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4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4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4]" office:value-type="float" office:value="573" calcext:value-type="float">
            <text:p>573</text:p>
          </table:table-cell>
          <table:table-cell table:style-name="ce13" table:formula="of:=['file:///home/spal_gnome/Nextcloud/University.sync/Crypto/Info-Set-Dec/mceliece-isd.4.2/stats/olds/prange.csv'#$prange.G44]" office:value-type="string" office:string-value="0.0217" calcext:value-type="string">
            <text:p>0.0217</text:p>
          </table:table-cell>
          <table:table-cell table:style-name="ce13" table:formula="of:=['file:///home/spal_gnome/Nextcloud/University.sync/Crypto/Info-Set-Dec/mceliece-isd.4.2/stats/olds/prange.csv'#$prange.H4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4]" office:value-type="float" office:value="0" calcext:value-type="float">
            <text:p>0</text:p>
          </table:table-cell>
          <table:table-cell table:formula="of:=[.E268]/[.D268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5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5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5]" office:value-type="float" office:value="2508" calcext:value-type="float">
            <text:p>2508</text:p>
          </table:table-cell>
          <table:table-cell table:style-name="ce13" table:formula="of:=['file:///home/spal_gnome/Nextcloud/University.sync/Crypto/Info-Set-Dec/mceliece-isd.4.2/stats/olds/prange.csv'#$prange.G45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H4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5]" office:value-type="float" office:value="0" calcext:value-type="float">
            <text:p>0</text:p>
          </table:table-cell>
          <table:table-cell table:formula="of:=[.E269]/[.D269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6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6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6]" office:value-type="float" office:value="1839" calcext:value-type="float">
            <text:p>1839</text:p>
          </table:table-cell>
          <table:table-cell table:style-name="ce13" table:formula="of:=['file:///home/spal_gnome/Nextcloud/University.sync/Crypto/Info-Set-Dec/mceliece-isd.4.2/stats/olds/prange.csv'#$prange.G46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H4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6]" office:value-type="float" office:value="0" calcext:value-type="float">
            <text:p>0</text:p>
          </table:table-cell>
          <table:table-cell table:formula="of:=[.E270]/[.D270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7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7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7]" office:value-type="float" office:value="4757" calcext:value-type="float">
            <text:p>4757</text:p>
          </table:table-cell>
          <table:table-cell table:style-name="ce13" table:formula="of:=['file:///home/spal_gnome/Nextcloud/University.sync/Crypto/Info-Set-Dec/mceliece-isd.4.2/stats/olds/prange.csv'#$prange.G47]" office:value-type="string" office:string-value="0.0022" calcext:value-type="string">
            <text:p>0.0022</text:p>
          </table:table-cell>
          <table:table-cell table:style-name="ce13" table:formula="of:=['file:///home/spal_gnome/Nextcloud/University.sync/Crypto/Info-Set-Dec/mceliece-isd.4.2/stats/olds/prange.csv'#$prange.H4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7]" office:value-type="float" office:value="0" calcext:value-type="float">
            <text:p>0</text:p>
          </table:table-cell>
          <table:table-cell table:formula="of:=[.E271]/[.D271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8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8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8]" office:value-type="float" office:value="1162" calcext:value-type="float">
            <text:p>1162</text:p>
          </table:table-cell>
          <table:table-cell table:style-name="ce13" table:formula="of:=['file:///home/spal_gnome/Nextcloud/University.sync/Crypto/Info-Set-Dec/mceliece-isd.4.2/stats/olds/prange.csv'#$prange.G48]" office:value-type="string" office:string-value="0.0098" calcext:value-type="string">
            <text:p>0.0098</text:p>
          </table:table-cell>
          <table:table-cell table:style-name="ce13" table:formula="of:=['file:///home/spal_gnome/Nextcloud/University.sync/Crypto/Info-Set-Dec/mceliece-isd.4.2/stats/olds/prange.csv'#$prange.H4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8]" office:value-type="float" office:value="0" calcext:value-type="float">
            <text:p>0</text:p>
          </table:table-cell>
          <table:table-cell table:formula="of:=[.E272]/[.D272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4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4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49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4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49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49]" office:value-type="float" office:value="2951" calcext:value-type="float">
            <text:p>2951</text:p>
          </table:table-cell>
          <table:table-cell table:style-name="ce13" table:formula="of:=['file:///home/spal_gnome/Nextcloud/University.sync/Crypto/Info-Set-Dec/mceliece-isd.4.2/stats/olds/prange.csv'#$prange.G49]" office:value-type="string" office:string-value="0.0031" calcext:value-type="string">
            <text:p>0.0031</text:p>
          </table:table-cell>
          <table:table-cell table:style-name="ce13" table:formula="of:=['file:///home/spal_gnome/Nextcloud/University.sync/Crypto/Info-Set-Dec/mceliece-isd.4.2/stats/olds/prange.csv'#$prange.H4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4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49]" office:value-type="float" office:value="0" calcext:value-type="float">
            <text:p>0</text:p>
          </table:table-cell>
          <table:table-cell table:formula="of:=[.E273]/[.D273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0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0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0]" office:value-type="float" office:value="1096" calcext:value-type="float">
            <text:p>1096</text:p>
          </table:table-cell>
          <table:table-cell table:style-name="ce13" table:formula="of:=['file:///home/spal_gnome/Nextcloud/University.sync/Crypto/Info-Set-Dec/mceliece-isd.4.2/stats/olds/prange.csv'#$prange.G50]" office:value-type="string" office:string-value="0.0071" calcext:value-type="string">
            <text:p>0.0071</text:p>
          </table:table-cell>
          <table:table-cell table:style-name="ce13" table:formula="of:=['file:///home/spal_gnome/Nextcloud/University.sync/Crypto/Info-Set-Dec/mceliece-isd.4.2/stats/olds/prange.csv'#$prange.H5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0]" office:value-type="float" office:value="0" calcext:value-type="float">
            <text:p>0</text:p>
          </table:table-cell>
          <table:table-cell table:formula="of:=[.E274]/[.D274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1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1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1]" office:value-type="float" office:value="1704" calcext:value-type="float">
            <text:p>1704</text:p>
          </table:table-cell>
          <table:table-cell table:style-name="ce13" table:formula="of:=['file:///home/spal_gnome/Nextcloud/University.sync/Crypto/Info-Set-Dec/mceliece-isd.4.2/stats/olds/prange.csv'#$prange.G51]" office:value-type="string" office:string-value="0.0051" calcext:value-type="string">
            <text:p>0.0051</text:p>
          </table:table-cell>
          <table:table-cell table:style-name="ce13" table:formula="of:=['file:///home/spal_gnome/Nextcloud/University.sync/Crypto/Info-Set-Dec/mceliece-isd.4.2/stats/olds/prange.csv'#$prange.H5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1]" office:value-type="float" office:value="0" calcext:value-type="float">
            <text:p>0</text:p>
          </table:table-cell>
          <table:table-cell table:formula="of:=[.E275]/[.D275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2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2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2]" office:value-type="float" office:value="8651" calcext:value-type="float">
            <text:p>8651</text:p>
          </table:table-cell>
          <table:table-cell table:style-name="ce13" table:formula="of:=['file:///home/spal_gnome/Nextcloud/University.sync/Crypto/Info-Set-Dec/mceliece-isd.4.2/stats/olds/prange.csv'#$prange.G52]" office:value-type="string" office:string-value="0.0012" calcext:value-type="string">
            <text:p>0.0012</text:p>
          </table:table-cell>
          <table:table-cell table:style-name="ce13" table:formula="of:=['file:///home/spal_gnome/Nextcloud/University.sync/Crypto/Info-Set-Dec/mceliece-isd.4.2/stats/olds/prange.csv'#$prange.H5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2]" office:value-type="float" office:value="0" calcext:value-type="float">
            <text:p>0</text:p>
          </table:table-cell>
          <table:table-cell table:formula="of:=[.E276]/[.D276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3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3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3]" office:value-type="float" office:value="332" calcext:value-type="float">
            <text:p>332</text:p>
          </table:table-cell>
          <table:table-cell table:style-name="ce13" table:formula="of:=['file:///home/spal_gnome/Nextcloud/University.sync/Crypto/Info-Set-Dec/mceliece-isd.4.2/stats/olds/prange.csv'#$prange.G53]" office:value-type="string" office:string-value="0.0526" calcext:value-type="string">
            <text:p>0.0526</text:p>
          </table:table-cell>
          <table:table-cell table:style-name="ce13" table:formula="of:=['file:///home/spal_gnome/Nextcloud/University.sync/Crypto/Info-Set-Dec/mceliece-isd.4.2/stats/olds/prange.csv'#$prange.H5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3]" office:value-type="float" office:value="0" calcext:value-type="float">
            <text:p>0</text:p>
          </table:table-cell>
          <table:table-cell table:formula="of:=[.E277]/[.D277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4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4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4]" office:value-type="float" office:value="1837" calcext:value-type="float">
            <text:p>1837</text:p>
          </table:table-cell>
          <table:table-cell table:style-name="ce13" table:formula="of:=['file:///home/spal_gnome/Nextcloud/University.sync/Crypto/Info-Set-Dec/mceliece-isd.4.2/stats/olds/prange.csv'#$prange.G54]" office:value-type="string" office:string-value="0.0054" calcext:value-type="string">
            <text:p>0.0054</text:p>
          </table:table-cell>
          <table:table-cell table:style-name="ce13" table:formula="of:=['file:///home/spal_gnome/Nextcloud/University.sync/Crypto/Info-Set-Dec/mceliece-isd.4.2/stats/olds/prange.csv'#$prange.H5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4]" office:value-type="float" office:value="0" calcext:value-type="float">
            <text:p>0</text:p>
          </table:table-cell>
          <table:table-cell table:formula="of:=[.E278]/[.D278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5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5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5]" office:value-type="float" office:value="499" calcext:value-type="float">
            <text:p>499</text:p>
          </table:table-cell>
          <table:table-cell table:style-name="ce13" table:formula="of:=['file:///home/spal_gnome/Nextcloud/University.sync/Crypto/Info-Set-Dec/mceliece-isd.4.2/stats/olds/prange.csv'#$prange.G55]" office:value-type="string" office:string-value="0.0196" calcext:value-type="string">
            <text:p>0.0196</text:p>
          </table:table-cell>
          <table:table-cell table:style-name="ce13" table:formula="of:=['file:///home/spal_gnome/Nextcloud/University.sync/Crypto/Info-Set-Dec/mceliece-isd.4.2/stats/olds/prange.csv'#$prange.H5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5]" office:value-type="float" office:value="0" calcext:value-type="float">
            <text:p>0</text:p>
          </table:table-cell>
          <table:table-cell table:formula="of:=[.E279]/[.D279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6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6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6]" office:value-type="float" office:value="3946" calcext:value-type="float">
            <text:p>3946</text:p>
          </table:table-cell>
          <table:table-cell table:style-name="ce13" table:formula="of:=['file:///home/spal_gnome/Nextcloud/University.sync/Crypto/Info-Set-Dec/mceliece-isd.4.2/stats/olds/prange.csv'#$prange.G56]" office:value-type="string" office:string-value="0.0026" calcext:value-type="string">
            <text:p>0.0026</text:p>
          </table:table-cell>
          <table:table-cell table:style-name="ce13" table:formula="of:=['file:///home/spal_gnome/Nextcloud/University.sync/Crypto/Info-Set-Dec/mceliece-isd.4.2/stats/olds/prange.csv'#$prange.H5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6]" office:value-type="float" office:value="0" calcext:value-type="float">
            <text:p>0</text:p>
          </table:table-cell>
          <table:table-cell table:formula="of:=[.E280]/[.D280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7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7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7]" office:value-type="float" office:value="1633" calcext:value-type="float">
            <text:p>1633</text:p>
          </table:table-cell>
          <table:table-cell table:style-name="ce13" table:formula="of:=['file:///home/spal_gnome/Nextcloud/University.sync/Crypto/Info-Set-Dec/mceliece-isd.4.2/stats/olds/prange.csv'#$prange.G57]" office:value-type="string" office:string-value="0.0057" calcext:value-type="string">
            <text:p>0.0057</text:p>
          </table:table-cell>
          <table:table-cell table:style-name="ce13" table:formula="of:=['file:///home/spal_gnome/Nextcloud/University.sync/Crypto/Info-Set-Dec/mceliece-isd.4.2/stats/olds/prange.csv'#$prange.H5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7]" office:value-type="float" office:value="0" calcext:value-type="float">
            <text:p>0</text:p>
          </table:table-cell>
          <table:table-cell table:formula="of:=[.E281]/[.D281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8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8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8]" office:value-type="float" office:value="1426" calcext:value-type="float">
            <text:p>1426</text:p>
          </table:table-cell>
          <table:table-cell table:style-name="ce13" table:formula="of:=['file:///home/spal_gnome/Nextcloud/University.sync/Crypto/Info-Set-Dec/mceliece-isd.4.2/stats/olds/prange.csv'#$prange.G58]" office:value-type="string" office:string-value="0.0078" calcext:value-type="string">
            <text:p>0.0078</text:p>
          </table:table-cell>
          <table:table-cell table:style-name="ce13" table:formula="of:=['file:///home/spal_gnome/Nextcloud/University.sync/Crypto/Info-Set-Dec/mceliece-isd.4.2/stats/olds/prange.csv'#$prange.H5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8]" office:value-type="float" office:value="0" calcext:value-type="float">
            <text:p>0</text:p>
          </table:table-cell>
          <table:table-cell table:formula="of:=[.E282]/[.D282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5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5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59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5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59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59]" office:value-type="float" office:value="2949" calcext:value-type="float">
            <text:p>2949</text:p>
          </table:table-cell>
          <table:table-cell table:style-name="ce13" table:formula="of:=['file:///home/spal_gnome/Nextcloud/University.sync/Crypto/Info-Set-Dec/mceliece-isd.4.2/stats/olds/prange.csv'#$prange.G59]" office:value-type="string" office:string-value="0.0034" calcext:value-type="string">
            <text:p>0.0034</text:p>
          </table:table-cell>
          <table:table-cell table:style-name="ce13" table:formula="of:=['file:///home/spal_gnome/Nextcloud/University.sync/Crypto/Info-Set-Dec/mceliece-isd.4.2/stats/olds/prange.csv'#$prange.H5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5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59]" office:value-type="float" office:value="0" calcext:value-type="float">
            <text:p>0</text:p>
          </table:table-cell>
          <table:table-cell table:formula="of:=[.E283]/[.D283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0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0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0]" office:value-type="float" office:value="231" calcext:value-type="float">
            <text:p>231</text:p>
          </table:table-cell>
          <table:table-cell table:style-name="ce13" table:formula="of:=['file:///home/spal_gnome/Nextcloud/University.sync/Crypto/Info-Set-Dec/mceliece-isd.4.2/stats/olds/prange.csv'#$prange.G60]" office:value-type="string" office:string-value="0.04" calcext:value-type="string">
            <text:p>0.04</text:p>
          </table:table-cell>
          <table:table-cell table:style-name="ce13" table:formula="of:=['file:///home/spal_gnome/Nextcloud/University.sync/Crypto/Info-Set-Dec/mceliece-isd.4.2/stats/olds/prange.csv'#$prange.H6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0]" office:value-type="float" office:value="0" calcext:value-type="float">
            <text:p>0</text:p>
          </table:table-cell>
          <table:table-cell table:formula="of:=[.E284]/[.D284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1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1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1]" office:value-type="float" office:value="4870" calcext:value-type="float">
            <text:p>4870</text:p>
          </table:table-cell>
          <table:table-cell table:style-name="ce13" table:formula="of:=['file:///home/spal_gnome/Nextcloud/University.sync/Crypto/Info-Set-Dec/mceliece-isd.4.2/stats/olds/prange.csv'#$prange.G61]" office:value-type="string" office:string-value="0.0021" calcext:value-type="string">
            <text:p>0.0021</text:p>
          </table:table-cell>
          <table:table-cell table:style-name="ce13" table:formula="of:=['file:///home/spal_gnome/Nextcloud/University.sync/Crypto/Info-Set-Dec/mceliece-isd.4.2/stats/olds/prange.csv'#$prange.H6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1]" office:value-type="float" office:value="0" calcext:value-type="float">
            <text:p>0</text:p>
          </table:table-cell>
          <table:table-cell table:formula="of:=[.E285]/[.D285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2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2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2]" office:value-type="float" office:value="364" calcext:value-type="float">
            <text:p>364</text:p>
          </table:table-cell>
          <table:table-cell table:style-name="ce13" table:formula="of:=['file:///home/spal_gnome/Nextcloud/University.sync/Crypto/Info-Set-Dec/mceliece-isd.4.2/stats/olds/prange.csv'#$prange.G62]" office:value-type="string" office:string-value="0.0278" calcext:value-type="string">
            <text:p>0.0278</text:p>
          </table:table-cell>
          <table:table-cell table:style-name="ce13" table:formula="of:=['file:///home/spal_gnome/Nextcloud/University.sync/Crypto/Info-Set-Dec/mceliece-isd.4.2/stats/olds/prange.csv'#$prange.H6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2]" office:value-type="float" office:value="0" calcext:value-type="float">
            <text:p>0</text:p>
          </table:table-cell>
          <table:table-cell table:formula="of:=[.E286]/[.D286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3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3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3]" office:value-type="float" office:value="662" calcext:value-type="float">
            <text:p>662</text:p>
          </table:table-cell>
          <table:table-cell table:style-name="ce13" table:formula="of:=['file:///home/spal_gnome/Nextcloud/University.sync/Crypto/Info-Set-Dec/mceliece-isd.4.2/stats/olds/prange.csv'#$prange.G63]" office:value-type="string" office:string-value="0.0152" calcext:value-type="string">
            <text:p>0.0152</text:p>
          </table:table-cell>
          <table:table-cell table:style-name="ce13" table:formula="of:=['file:///home/spal_gnome/Nextcloud/University.sync/Crypto/Info-Set-Dec/mceliece-isd.4.2/stats/olds/prange.csv'#$prange.H6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3]" office:value-type="float" office:value="0" calcext:value-type="float">
            <text:p>0</text:p>
          </table:table-cell>
          <table:table-cell table:formula="of:=[.E287]/[.D287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4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4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4]" office:value-type="float" office:value="1342" calcext:value-type="float">
            <text:p>1342</text:p>
          </table:table-cell>
          <table:table-cell table:style-name="ce13" table:formula="of:=['file:///home/spal_gnome/Nextcloud/University.sync/Crypto/Info-Set-Dec/mceliece-isd.4.2/stats/olds/prange.csv'#$prange.G64]" office:value-type="string" office:string-value="0.0072" calcext:value-type="string">
            <text:p>0.0072</text:p>
          </table:table-cell>
          <table:table-cell table:style-name="ce13" table:formula="of:=['file:///home/spal_gnome/Nextcloud/University.sync/Crypto/Info-Set-Dec/mceliece-isd.4.2/stats/olds/prange.csv'#$prange.H6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4]" office:value-type="float" office:value="0" calcext:value-type="float">
            <text:p>0</text:p>
          </table:table-cell>
          <table:table-cell table:formula="of:=[.E288]/[.D288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5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5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5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5]" office:value-type="float" office:value="234" calcext:value-type="float">
            <text:p>234</text:p>
          </table:table-cell>
          <table:table-cell table:style-name="ce13" table:formula="of:=['file:///home/spal_gnome/Nextcloud/University.sync/Crypto/Info-Set-Dec/mceliece-isd.4.2/stats/olds/prange.csv'#$prange.G65]" office:value-type="string" office:string-value="0.0417" calcext:value-type="string">
            <text:p>0.0417</text:p>
          </table:table-cell>
          <table:table-cell table:style-name="ce13" table:formula="of:=['file:///home/spal_gnome/Nextcloud/University.sync/Crypto/Info-Set-Dec/mceliece-isd.4.2/stats/olds/prange.csv'#$prange.H6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5]" office:value-type="float" office:value="0" calcext:value-type="float">
            <text:p>0</text:p>
          </table:table-cell>
          <table:table-cell table:formula="of:=[.E289]/[.D289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6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6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6]" office:value-type="float" office:value="201" calcext:value-type="float">
            <text:p>201</text:p>
          </table:table-cell>
          <table:table-cell table:style-name="ce13" table:formula="of:=['file:///home/spal_gnome/Nextcloud/University.sync/Crypto/Info-Set-Dec/mceliece-isd.4.2/stats/olds/prange.csv'#$prange.G66]" office:value-type="string" office:string-value="0.0476" calcext:value-type="string">
            <text:p>0.0476</text:p>
          </table:table-cell>
          <table:table-cell table:style-name="ce13" table:formula="of:=['file:///home/spal_gnome/Nextcloud/University.sync/Crypto/Info-Set-Dec/mceliece-isd.4.2/stats/olds/prange.csv'#$prange.H6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6]" office:value-type="float" office:value="0" calcext:value-type="float">
            <text:p>0</text:p>
          </table:table-cell>
          <table:table-cell table:formula="of:=[.E290]/[.D290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7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7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7]" office:value-type="float" office:value="1237" calcext:value-type="float">
            <text:p>1237</text:p>
          </table:table-cell>
          <table:table-cell table:style-name="ce13" table:formula="of:=['file:///home/spal_gnome/Nextcloud/University.sync/Crypto/Info-Set-Dec/mceliece-isd.4.2/stats/olds/prange.csv'#$prange.G67]" office:value-type="string" office:string-value="0.0071" calcext:value-type="string">
            <text:p>0.0071</text:p>
          </table:table-cell>
          <table:table-cell table:style-name="ce13" table:formula="of:=['file:///home/spal_gnome/Nextcloud/University.sync/Crypto/Info-Set-Dec/mceliece-isd.4.2/stats/olds/prange.csv'#$prange.H6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7]" office:value-type="float" office:value="0" calcext:value-type="float">
            <text:p>0</text:p>
          </table:table-cell>
          <table:table-cell table:formula="of:=[.E291]/[.D291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8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8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8]" office:value-type="float" office:value="1242" calcext:value-type="float">
            <text:p>1242</text:p>
          </table:table-cell>
          <table:table-cell table:style-name="ce13" table:formula="of:=['file:///home/spal_gnome/Nextcloud/University.sync/Crypto/Info-Set-Dec/mceliece-isd.4.2/stats/olds/prange.csv'#$prange.G68]" office:value-type="string" office:string-value="0.0076" calcext:value-type="string">
            <text:p>0.0076</text:p>
          </table:table-cell>
          <table:table-cell table:style-name="ce13" table:formula="of:=['file:///home/spal_gnome/Nextcloud/University.sync/Crypto/Info-Set-Dec/mceliece-isd.4.2/stats/olds/prange.csv'#$prange.H6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8]" office:value-type="float" office:value="0" calcext:value-type="float">
            <text:p>0</text:p>
          </table:table-cell>
          <table:table-cell table:formula="of:=[.E292]/[.D292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6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6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69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6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69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69]" office:value-type="float" office:value="4299" calcext:value-type="float">
            <text:p>4299</text:p>
          </table:table-cell>
          <table:table-cell table:style-name="ce13" table:formula="of:=['file:///home/spal_gnome/Nextcloud/University.sync/Crypto/Info-Set-Dec/mceliece-isd.4.2/stats/olds/prange.csv'#$prange.G69]" office:value-type="string" office:string-value="0.0025" calcext:value-type="string">
            <text:p>0.0025</text:p>
          </table:table-cell>
          <table:table-cell table:style-name="ce13" table:formula="of:=['file:///home/spal_gnome/Nextcloud/University.sync/Crypto/Info-Set-Dec/mceliece-isd.4.2/stats/olds/prange.csv'#$prange.H6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6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69]" office:value-type="float" office:value="0" calcext:value-type="float">
            <text:p>0</text:p>
          </table:table-cell>
          <table:table-cell table:formula="of:=[.E293]/[.D293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0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7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0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70]" office:value-type="float" office:value="1564" calcext:value-type="float">
            <text:p>1564</text:p>
          </table:table-cell>
          <table:table-cell table:style-name="ce13" table:formula="of:=['file:///home/spal_gnome/Nextcloud/University.sync/Crypto/Info-Set-Dec/mceliece-isd.4.2/stats/olds/prange.csv'#$prange.G70]" office:value-type="string" office:string-value="0.0069" calcext:value-type="string">
            <text:p>0.0069</text:p>
          </table:table-cell>
          <table:table-cell table:style-name="ce13" table:formula="of:=['file:///home/spal_gnome/Nextcloud/University.sync/Crypto/Info-Set-Dec/mceliece-isd.4.2/stats/olds/prange.csv'#$prange.H7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0]" office:value-type="float" office:value="0" calcext:value-type="float">
            <text:p>0</text:p>
          </table:table-cell>
          <table:table-cell table:formula="of:=[.E294]/[.D294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1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7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1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71]" office:value-type="float" office:value="222" calcext:value-type="float">
            <text:p>222</text:p>
          </table:table-cell>
          <table:table-cell table:style-name="ce13" table:formula="of:=['file:///home/spal_gnome/Nextcloud/University.sync/Crypto/Info-Set-Dec/mceliece-isd.4.2/stats/olds/prange.csv'#$prange.G71]" office:value-type="string" office:string-value="0.0588" calcext:value-type="string">
            <text:p>0.0588</text:p>
          </table:table-cell>
          <table:table-cell table:style-name="ce13" table:formula="of:=['file:///home/spal_gnome/Nextcloud/University.sync/Crypto/Info-Set-Dec/mceliece-isd.4.2/stats/olds/prange.csv'#$prange.H7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1]" office:value-type="float" office:value="0" calcext:value-type="float">
            <text:p>0</text:p>
          </table:table-cell>
          <table:table-cell table:formula="of:=[.E295]/[.D295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2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7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2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72]" office:value-type="float" office:value="32" calcext:value-type="float">
            <text:p>32</text:p>
          </table:table-cell>
          <table:table-cell table:style-name="ce13" table:formula="of:=['file:///home/spal_gnome/Nextcloud/University.sync/Crypto/Info-Set-Dec/mceliece-isd.4.2/stats/olds/prange.csv'#$prange.G72]" office:value-type="string" office:string-value="0.5" calcext:value-type="string">
            <text:p>0.5</text:p>
          </table:table-cell>
          <table:table-cell table:style-name="ce13" table:formula="of:=['file:///home/spal_gnome/Nextcloud/University.sync/Crypto/Info-Set-Dec/mceliece-isd.4.2/stats/olds/prange.csv'#$prange.H7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2]" office:value-type="float" office:value="0" calcext:value-type="float">
            <text:p>0</text:p>
          </table:table-cell>
          <table:table-cell table:formula="of:=[.E296]/[.D296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3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73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3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73]" office:value-type="float" office:value="705" calcext:value-type="float">
            <text:p>705</text:p>
          </table:table-cell>
          <table:table-cell table:style-name="ce13" table:formula="of:=['file:///home/spal_gnome/Nextcloud/University.sync/Crypto/Info-Set-Dec/mceliece-isd.4.2/stats/olds/prange.csv'#$prange.G73]" office:value-type="string" office:string-value="0.0108" calcext:value-type="string">
            <text:p>0.0108</text:p>
          </table:table-cell>
          <table:table-cell table:style-name="ce13" table:formula="of:=['file:///home/spal_gnome/Nextcloud/University.sync/Crypto/Info-Set-Dec/mceliece-isd.4.2/stats/olds/prange.csv'#$prange.H7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3]" office:value-type="float" office:value="0" calcext:value-type="float">
            <text:p>0</text:p>
          </table:table-cell>
          <table:table-cell table:formula="of:=[.E297]/[.D297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4]" office:value-type="float" office:value="4" calcext:value-type="float">
            <text:p>4</text:p>
          </table:table-cell>
          <table:table-cell table:style-name="ce13" table:formula="of:=['file:///home/spal_gnome/Nextcloud/University.sync/Crypto/Info-Set-Dec/mceliece-isd.4.2/stats/olds/prange.csv'#$prange.D74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4]" office:value-type="float" office:value="40" calcext:value-type="float">
            <text:p>40</text:p>
          </table:table-cell>
          <table:table-cell table:style-name="ce13" table:formula="of:=['file:///home/spal_gnome/Nextcloud/University.sync/Crypto/Info-Set-Dec/mceliece-isd.4.2/stats/olds/prange.csv'#$prange.F74]" office:value-type="float" office:value="2457" calcext:value-type="float">
            <text:p>2457</text:p>
          </table:table-cell>
          <table:table-cell table:style-name="ce13" table:formula="of:=['file:///home/spal_gnome/Nextcloud/University.sync/Crypto/Info-Set-Dec/mceliece-isd.4.2/stats/olds/prange.csv'#$prange.G74]" office:value-type="string" office:string-value="0.0036" calcext:value-type="string">
            <text:p>0.0036</text:p>
          </table:table-cell>
          <table:table-cell table:style-name="ce13" table:formula="of:=['file:///home/spal_gnome/Nextcloud/University.sync/Crypto/Info-Set-Dec/mceliece-isd.4.2/stats/olds/prange.csv'#$prange.H7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4]" office:value-type="float" office:value="0" calcext:value-type="float">
            <text:p>0</text:p>
          </table:table-cell>
          <table:table-cell table:formula="of:=[.E298]/[.D298]" office:value-type="float" office:value="0.625" calcext:value-type="float">
            <text:p>0,62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6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76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6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76]" office:value-type="float" office:value="11566" calcext:value-type="float">
            <text:p>11566</text:p>
          </table:table-cell>
          <table:table-cell table:style-name="ce13" table:formula="of:=['file:///home/spal_gnome/Nextcloud/University.sync/Crypto/Info-Set-Dec/mceliece-isd.4.2/stats/olds/prange.csv'#$prange.G76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7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6]" office:value-type="float" office:value="0" calcext:value-type="float">
            <text:p>0</text:p>
          </table:table-cell>
          <table:table-cell table:formula="of:=[.E299]/[.D299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7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77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7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77]" office:value-type="float" office:value="7271" calcext:value-type="float">
            <text:p>7271</text:p>
          </table:table-cell>
          <table:table-cell table:style-name="ce13" table:formula="of:=['file:///home/spal_gnome/Nextcloud/University.sync/Crypto/Info-Set-Dec/mceliece-isd.4.2/stats/olds/prange.csv'#$prange.G77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7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7]" office:value-type="float" office:value="0" calcext:value-type="float">
            <text:p>0</text:p>
          </table:table-cell>
          <table:table-cell table:formula="of:=[.E300]/[.D300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8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78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8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78]" office:value-type="float" office:value="5409" calcext:value-type="float">
            <text:p>5409</text:p>
          </table:table-cell>
          <table:table-cell table:style-name="ce13" table:formula="of:=['file:///home/spal_gnome/Nextcloud/University.sync/Crypto/Info-Set-Dec/mceliece-isd.4.2/stats/olds/prange.csv'#$prange.G78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7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8]" office:value-type="float" office:value="0" calcext:value-type="float">
            <text:p>0</text:p>
          </table:table-cell>
          <table:table-cell table:formula="of:=[.E301]/[.D301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7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7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79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79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79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79]" office:value-type="float" office:value="2099" calcext:value-type="float">
            <text:p>2099</text:p>
          </table:table-cell>
          <table:table-cell table:style-name="ce13" table:formula="of:=['file:///home/spal_gnome/Nextcloud/University.sync/Crypto/Info-Set-Dec/mceliece-isd.4.2/stats/olds/prange.csv'#$prange.G79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7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7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79]" office:value-type="float" office:value="0" calcext:value-type="float">
            <text:p>0</text:p>
          </table:table-cell>
          <table:table-cell table:formula="of:=[.E302]/[.D302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0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80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80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80]" office:value-type="float" office:value="3297" calcext:value-type="float">
            <text:p>3297</text:p>
          </table:table-cell>
          <table:table-cell table:style-name="ce13" table:formula="of:=['file:///home/spal_gnome/Nextcloud/University.sync/Crypto/Info-Set-Dec/mceliece-isd.4.2/stats/olds/prange.csv'#$prange.G80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8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0]" office:value-type="float" office:value="0" calcext:value-type="float">
            <text:p>0</text:p>
          </table:table-cell>
          <table:table-cell table:formula="of:=[.E303]/[.D303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1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81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81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81]" office:value-type="float" office:value="6644" calcext:value-type="float">
            <text:p>6644</text:p>
          </table:table-cell>
          <table:table-cell table:style-name="ce13" table:formula="of:=['file:///home/spal_gnome/Nextcloud/University.sync/Crypto/Info-Set-Dec/mceliece-isd.4.2/stats/olds/prange.csv'#$prange.G81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8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1]" office:value-type="float" office:value="0" calcext:value-type="float">
            <text:p>0</text:p>
          </table:table-cell>
          <table:table-cell table:formula="of:=[.E304]/[.D304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2]" office:value-type="float" office:value="5" calcext:value-type="float">
            <text:p>5</text:p>
          </table:table-cell>
          <table:table-cell table:style-name="ce13" table:formula="of:=['file:///home/spal_gnome/Nextcloud/University.sync/Crypto/Info-Set-Dec/mceliece-isd.4.2/stats/olds/prange.csv'#$prange.D82]" office:value-type="float" office:value="64" calcext:value-type="float">
            <text:p>64</text:p>
          </table:table-cell>
          <table:table-cell table:style-name="ce13" table:formula="of:=['file:///home/spal_gnome/Nextcloud/University.sync/Crypto/Info-Set-Dec/mceliece-isd.4.2/stats/olds/prange.csv'#$prange.E82]" office:value-type="float" office:value="44" calcext:value-type="float">
            <text:p>44</text:p>
          </table:table-cell>
          <table:table-cell table:style-name="ce13" table:formula="of:=['file:///home/spal_gnome/Nextcloud/University.sync/Crypto/Info-Set-Dec/mceliece-isd.4.2/stats/olds/prange.csv'#$prange.F82]" office:value-type="float" office:value="2035" calcext:value-type="float">
            <text:p>2035</text:p>
          </table:table-cell>
          <table:table-cell table:style-name="ce13" table:formula="of:=['file:///home/spal_gnome/Nextcloud/University.sync/Crypto/Info-Set-Dec/mceliece-isd.4.2/stats/olds/prange.csv'#$prange.G82]" office:value-type="string" office:string-value="0.0" calcext:value-type="string">
            <text:p>0.0</text:p>
          </table:table-cell>
          <table:table-cell table:style-name="ce13" table:formula="of:=['file:///home/spal_gnome/Nextcloud/University.sync/Crypto/Info-Set-Dec/mceliece-isd.4.2/stats/olds/prange.csv'#$prange.H8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2]" office:value-type="float" office:value="0" calcext:value-type="float">
            <text:p>0</text:p>
          </table:table-cell>
          <table:table-cell table:formula="of:=[.E305]/[.D305]" office:value-type="float" office:value="0.6875" calcext:value-type="float">
            <text:p>0,687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5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85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85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85]" office:value-type="float" office:value="74" calcext:value-type="float">
            <text:p>74</text:p>
          </table:table-cell>
          <table:table-cell table:style-name="ce13" table:formula="of:=['file:///home/spal_gnome/Nextcloud/University.sync/Crypto/Info-Set-Dec/mceliece-isd.4.2/stats/olds/prange.csv'#$prange.G85]" office:value-type="string" office:string-value="0.0065" calcext:value-type="string">
            <text:p>0.0065</text:p>
          </table:table-cell>
          <table:table-cell table:style-name="ce13" table:formula="of:=['file:///home/spal_gnome/Nextcloud/University.sync/Crypto/Info-Set-Dec/mceliece-isd.4.2/stats/olds/prange.csv'#$prange.H8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5]" office:value-type="float" office:value="0" calcext:value-type="float">
            <text:p>0</text:p>
          </table:table-cell>
          <table:table-cell table:formula="of:=[.E306]/[.D306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6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86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86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8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G86]" office:value-type="float" office:value="125" calcext:value-type="float">
            <text:p>125</text:p>
          </table:table-cell>
          <table:table-cell table:style-name="ce13" table:formula="of:=['file:///home/spal_gnome/Nextcloud/University.sync/Crypto/Info-Set-Dec/mceliece-isd.4.2/stats/olds/prange.csv'#$prange.H8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6]" office:value-type="float" office:value="0" calcext:value-type="float">
            <text:p>0</text:p>
          </table:table-cell>
          <table:table-cell table:formula="of:=[.E307]/[.D307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7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87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87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87]" office:value-type="float" office:value="17" calcext:value-type="float">
            <text:p>17</text:p>
          </table:table-cell>
          <table:table-cell table:style-name="ce13" table:formula="of:=['file:///home/spal_gnome/Nextcloud/University.sync/Crypto/Info-Set-Dec/mceliece-isd.4.2/stats/olds/prange.csv'#$prange.G87]" office:value-type="string" office:string-value="0.0256" calcext:value-type="string">
            <text:p>0.0256</text:p>
          </table:table-cell>
          <table:table-cell table:style-name="ce13" table:formula="of:=['file:///home/spal_gnome/Nextcloud/University.sync/Crypto/Info-Set-Dec/mceliece-isd.4.2/stats/olds/prange.csv'#$prange.H8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7]" office:value-type="float" office:value="0" calcext:value-type="float">
            <text:p>0</text:p>
          </table:table-cell>
          <table:table-cell table:formula="of:=[.E309]/[.D309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8]" office:value-type="float" office:value="3" calcext:value-type="float">
            <text:p>3</text:p>
          </table:table-cell>
          <table:table-cell table:style-name="ce13" table:formula="of:=['file:///home/spal_gnome/Nextcloud/University.sync/Crypto/Info-Set-Dec/mceliece-isd.4.2/stats/olds/prange.csv'#$prange.D88]" office:value-type="float" office:value="61" calcext:value-type="float">
            <text:p>61</text:p>
          </table:table-cell>
          <table:table-cell table:style-name="ce13" table:formula="of:=['file:///home/spal_gnome/Nextcloud/University.sync/Crypto/Info-Set-Dec/mceliece-isd.4.2/stats/olds/prange.csv'#$prange.E88]" office:value-type="float" office:value="43" calcext:value-type="float">
            <text:p>43</text:p>
          </table:table-cell>
          <table:table-cell table:style-name="ce13" table:formula="of:=['file:///home/spal_gnome/Nextcloud/University.sync/Crypto/Info-Set-Dec/mceliece-isd.4.2/stats/olds/prange.csv'#$prange.F88]" office:value-type="float" office:value="149" calcext:value-type="float">
            <text:p>149</text:p>
          </table:table-cell>
          <table:table-cell table:style-name="ce13" table:formula="of:=['file:///home/spal_gnome/Nextcloud/University.sync/Crypto/Info-Set-Dec/mceliece-isd.4.2/stats/olds/prange.csv'#$prange.G88]" office:value-type="string" office:string-value="0.0137" calcext:value-type="string">
            <text:p>0.0137</text:p>
          </table:table-cell>
          <table:table-cell table:style-name="ce13" table:formula="of:=['file:///home/spal_gnome/Nextcloud/University.sync/Crypto/Info-Set-Dec/mceliece-isd.4.2/stats/olds/prange.csv'#$prange.H8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8]" office:value-type="float" office:value="0" calcext:value-type="float">
            <text:p>0</text:p>
          </table:table-cell>
          <table:table-cell table:formula="of:=[.E310]/[.D310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8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8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89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89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89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89]" office:value-type="float" office:value="52" calcext:value-type="float">
            <text:p>52</text:p>
          </table:table-cell>
          <table:table-cell table:style-name="ce13" table:formula="of:=['file:///home/spal_gnome/Nextcloud/University.sync/Crypto/Info-Set-Dec/mceliece-isd.4.2/stats/olds/prange.csv'#$prange.G89]" office:value-type="string" office:string-value="0.0098" calcext:value-type="string">
            <text:p>0.0098</text:p>
          </table:table-cell>
          <table:table-cell table:style-name="ce13" table:formula="of:=['file:///home/spal_gnome/Nextcloud/University.sync/Crypto/Info-Set-Dec/mceliece-isd.4.2/stats/olds/prange.csv'#$prange.H8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8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89]" office:value-type="float" office:value="0" calcext:value-type="float">
            <text:p>0</text:p>
          </table:table-cell>
          <table:table-cell table:formula="of:=[.E311]/[.D311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0]" office:value-type="float" office:value="3" calcext:value-type="float">
            <text:p>3</text:p>
          </table:table-cell>
          <table:table-cell table:style-name="ce13" table:formula="of:=['file:///home/spal_gnome/Nextcloud/University.sync/Crypto/Info-Set-Dec/mceliece-isd.4.2/stats/olds/prange.csv'#$prange.D90]" office:value-type="float" office:value="61" calcext:value-type="float">
            <text:p>61</text:p>
          </table:table-cell>
          <table:table-cell table:style-name="ce13" table:formula="of:=['file:///home/spal_gnome/Nextcloud/University.sync/Crypto/Info-Set-Dec/mceliece-isd.4.2/stats/olds/prange.csv'#$prange.E90]" office:value-type="float" office:value="43" calcext:value-type="float">
            <text:p>43</text:p>
          </table:table-cell>
          <table:table-cell table:style-name="ce13" table:formula="of:=['file:///home/spal_gnome/Nextcloud/University.sync/Crypto/Info-Set-Dec/mceliece-isd.4.2/stats/olds/prange.csv'#$prange.F90]" office:value-type="float" office:value="66" calcext:value-type="float">
            <text:p>66</text:p>
          </table:table-cell>
          <table:table-cell table:style-name="ce13" table:formula="of:=['file:///home/spal_gnome/Nextcloud/University.sync/Crypto/Info-Set-Dec/mceliece-isd.4.2/stats/olds/prange.csv'#$prange.G90]" office:value-type="string" office:string-value="0.05" calcext:value-type="string">
            <text:p>0.05</text:p>
          </table:table-cell>
          <table:table-cell table:style-name="ce13" table:formula="of:=['file:///home/spal_gnome/Nextcloud/University.sync/Crypto/Info-Set-Dec/mceliece-isd.4.2/stats/olds/prange.csv'#$prange.H9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0]" office:value-type="float" office:value="0" calcext:value-type="float">
            <text:p>0</text:p>
          </table:table-cell>
          <table:table-cell table:formula="of:=[.E312]/[.D312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1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1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1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1]" office:value-type="float" office:value="61" calcext:value-type="float">
            <text:p>61</text:p>
          </table:table-cell>
          <table:table-cell table:style-name="ce13" table:formula="of:=['file:///home/spal_gnome/Nextcloud/University.sync/Crypto/Info-Set-Dec/mceliece-isd.4.2/stats/olds/prange.csv'#$prange.G91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H9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1]" office:value-type="float" office:value="0" calcext:value-type="float">
            <text:p>0</text:p>
          </table:table-cell>
          <table:table-cell table:formula="of:=[.E313]/[.D313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2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2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2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2]" office:value-type="float" office:value="69" calcext:value-type="float">
            <text:p>69</text:p>
          </table:table-cell>
          <table:table-cell table:style-name="ce13" table:formula="of:=['file:///home/spal_gnome/Nextcloud/University.sync/Crypto/Info-Set-Dec/mceliece-isd.4.2/stats/olds/prange.csv'#$prange.G92]" office:value-type="string" office:string-value="0.0076" calcext:value-type="string">
            <text:p>0.0076</text:p>
          </table:table-cell>
          <table:table-cell table:style-name="ce13" table:formula="of:=['file:///home/spal_gnome/Nextcloud/University.sync/Crypto/Info-Set-Dec/mceliece-isd.4.2/stats/olds/prange.csv'#$prange.H9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2]" office:value-type="float" office:value="0" calcext:value-type="float">
            <text:p>0</text:p>
          </table:table-cell>
          <table:table-cell table:formula="of:=[.E314]/[.D314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3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3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3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3]" office:value-type="float" office:value="46" calcext:value-type="float">
            <text:p>46</text:p>
          </table:table-cell>
          <table:table-cell table:style-name="ce13" table:formula="of:=['file:///home/spal_gnome/Nextcloud/University.sync/Crypto/Info-Set-Dec/mceliece-isd.4.2/stats/olds/prange.csv'#$prange.G93]" office:value-type="float" office:value="12" calcext:value-type="float">
            <text:p>12</text:p>
          </table:table-cell>
          <table:table-cell table:style-name="ce13" table:formula="of:=['file:///home/spal_gnome/Nextcloud/University.sync/Crypto/Info-Set-Dec/mceliece-isd.4.2/stats/olds/prange.csv'#$prange.H9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3]" office:value-type="float" office:value="0" calcext:value-type="float">
            <text:p>0</text:p>
          </table:table-cell>
          <table:table-cell table:formula="of:=[.E315]/[.D315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4]" office:value-type="float" office:value="3" calcext:value-type="float">
            <text:p>3</text:p>
          </table:table-cell>
          <table:table-cell table:style-name="ce13" table:formula="of:=['file:///home/spal_gnome/Nextcloud/University.sync/Crypto/Info-Set-Dec/mceliece-isd.4.2/stats/olds/prange.csv'#$prange.D94]" office:value-type="float" office:value="61" calcext:value-type="float">
            <text:p>61</text:p>
          </table:table-cell>
          <table:table-cell table:style-name="ce13" table:formula="of:=['file:///home/spal_gnome/Nextcloud/University.sync/Crypto/Info-Set-Dec/mceliece-isd.4.2/stats/olds/prange.csv'#$prange.E94]" office:value-type="float" office:value="43" calcext:value-type="float">
            <text:p>43</text:p>
          </table:table-cell>
          <table:table-cell table:style-name="ce13" table:formula="of:=['file:///home/spal_gnome/Nextcloud/University.sync/Crypto/Info-Set-Dec/mceliece-isd.4.2/stats/olds/prange.csv'#$prange.F94]" office:value-type="float" office:value="138" calcext:value-type="float">
            <text:p>138</text:p>
          </table:table-cell>
          <table:table-cell table:style-name="ce13" table:formula="of:=['file:///home/spal_gnome/Nextcloud/University.sync/Crypto/Info-Set-Dec/mceliece-isd.4.2/stats/olds/prange.csv'#$prange.G94]" office:value-type="string" office:string-value="0.0159" calcext:value-type="string">
            <text:p>0.0159</text:p>
          </table:table-cell>
          <table:table-cell table:style-name="ce13" table:formula="of:=['file:///home/spal_gnome/Nextcloud/University.sync/Crypto/Info-Set-Dec/mceliece-isd.4.2/stats/olds/prange.csv'#$prange.H9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4]" office:value-type="float" office:value="0" calcext:value-type="float">
            <text:p>0</text:p>
          </table:table-cell>
          <table:table-cell table:formula="of:=[.E316]/[.D316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5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5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5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5]" office:value-type="float" office:value="25" calcext:value-type="float">
            <text:p>25</text:p>
          </table:table-cell>
          <table:table-cell table:style-name="ce13" table:formula="of:=['file:///home/spal_gnome/Nextcloud/University.sync/Crypto/Info-Set-Dec/mceliece-isd.4.2/stats/olds/prange.csv'#$prange.G95]" office:value-type="string" office:string-value="0.0217" calcext:value-type="string">
            <text:p>0.0217</text:p>
          </table:table-cell>
          <table:table-cell table:style-name="ce13" table:formula="of:=['file:///home/spal_gnome/Nextcloud/University.sync/Crypto/Info-Set-Dec/mceliece-isd.4.2/stats/olds/prange.csv'#$prange.H9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5]" office:value-type="float" office:value="0" calcext:value-type="float">
            <text:p>0</text:p>
          </table:table-cell>
          <table:table-cell table:formula="of:=[.E317]/[.D317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6]" office:value-type="float" office:value="3" calcext:value-type="float">
            <text:p>3</text:p>
          </table:table-cell>
          <table:table-cell table:style-name="ce13" table:formula="of:=['file:///home/spal_gnome/Nextcloud/University.sync/Crypto/Info-Set-Dec/mceliece-isd.4.2/stats/olds/prange.csv'#$prange.D96]" office:value-type="float" office:value="61" calcext:value-type="float">
            <text:p>61</text:p>
          </table:table-cell>
          <table:table-cell table:style-name="ce13" table:formula="of:=['file:///home/spal_gnome/Nextcloud/University.sync/Crypto/Info-Set-Dec/mceliece-isd.4.2/stats/olds/prange.csv'#$prange.E96]" office:value-type="float" office:value="43" calcext:value-type="float">
            <text:p>43</text:p>
          </table:table-cell>
          <table:table-cell table:style-name="ce13" table:formula="of:=['file:///home/spal_gnome/Nextcloud/University.sync/Crypto/Info-Set-Dec/mceliece-isd.4.2/stats/olds/prange.csv'#$prange.F96]" office:value-type="float" office:value="122" calcext:value-type="float">
            <text:p>122</text:p>
          </table:table-cell>
          <table:table-cell table:style-name="ce13" table:formula="of:=['file:///home/spal_gnome/Nextcloud/University.sync/Crypto/Info-Set-Dec/mceliece-isd.4.2/stats/olds/prange.csv'#$prange.G96]" office:value-type="string" office:string-value="0.0263" calcext:value-type="string">
            <text:p>0.0263</text:p>
          </table:table-cell>
          <table:table-cell table:style-name="ce13" table:formula="of:=['file:///home/spal_gnome/Nextcloud/University.sync/Crypto/Info-Set-Dec/mceliece-isd.4.2/stats/olds/prange.csv'#$prange.H9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6]" office:value-type="float" office:value="0" calcext:value-type="float">
            <text:p>0</text:p>
          </table:table-cell>
          <table:table-cell table:formula="of:=[.E318]/[.D318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7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7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7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7]" office:value-type="float" office:value="121" calcext:value-type="float">
            <text:p>121</text:p>
          </table:table-cell>
          <table:table-cell table:style-name="ce13" table:formula="of:=['file:///home/spal_gnome/Nextcloud/University.sync/Crypto/Info-Set-Dec/mceliece-isd.4.2/stats/olds/prange.csv'#$prange.G97]" office:value-type="string" office:string-value="0.0038" calcext:value-type="string">
            <text:p>0.0038</text:p>
          </table:table-cell>
          <table:table-cell table:style-name="ce13" table:formula="of:=['file:///home/spal_gnome/Nextcloud/University.sync/Crypto/Info-Set-Dec/mceliece-isd.4.2/stats/olds/prange.csv'#$prange.H9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7]" office:value-type="float" office:value="0" calcext:value-type="float">
            <text:p>0</text:p>
          </table:table-cell>
          <table:table-cell table:formula="of:=[.E319]/[.D319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8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8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8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8]" office:value-type="float" office:value="34" calcext:value-type="float">
            <text:p>34</text:p>
          </table:table-cell>
          <table:table-cell table:style-name="ce13" table:formula="of:=['file:///home/spal_gnome/Nextcloud/University.sync/Crypto/Info-Set-Dec/mceliece-isd.4.2/stats/olds/prange.csv'#$prange.G98]" office:value-type="string" office:string-value="0.0152" calcext:value-type="string">
            <text:p>0.0152</text:p>
          </table:table-cell>
          <table:table-cell table:style-name="ce13" table:formula="of:=['file:///home/spal_gnome/Nextcloud/University.sync/Crypto/Info-Set-Dec/mceliece-isd.4.2/stats/olds/prange.csv'#$prange.H9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8]" office:value-type="float" office:value="0" calcext:value-type="float">
            <text:p>0</text:p>
          </table:table-cell>
          <table:table-cell table:formula="of:=[.E320]/[.D320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9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9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99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99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99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99]" office:value-type="float" office:value="9" calcext:value-type="float">
            <text:p>9</text:p>
          </table:table-cell>
          <table:table-cell table:style-name="ce13" table:formula="of:=['file:///home/spal_gnome/Nextcloud/University.sync/Crypto/Info-Set-Dec/mceliece-isd.4.2/stats/olds/prange.csv'#$prange.G99]" office:value-type="string" office:string-value="0.0833" calcext:value-type="string">
            <text:p>0.0833</text:p>
          </table:table-cell>
          <table:table-cell table:style-name="ce13" table:formula="of:=['file:///home/spal_gnome/Nextcloud/University.sync/Crypto/Info-Set-Dec/mceliece-isd.4.2/stats/olds/prange.csv'#$prange.H9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9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99]" office:value-type="float" office:value="0" calcext:value-type="float">
            <text:p>0</text:p>
          </table:table-cell>
          <table:table-cell table:formula="of:=[.E321]/[.D321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0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0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0]" office:value-type="float" office:value="3" calcext:value-type="float">
            <text:p>3</text:p>
          </table:table-cell>
          <table:table-cell table:style-name="ce13" table:formula="of:=['file:///home/spal_gnome/Nextcloud/University.sync/Crypto/Info-Set-Dec/mceliece-isd.4.2/stats/olds/prange.csv'#$prange.D100]" office:value-type="float" office:value="61" calcext:value-type="float">
            <text:p>61</text:p>
          </table:table-cell>
          <table:table-cell table:style-name="ce13" table:formula="of:=['file:///home/spal_gnome/Nextcloud/University.sync/Crypto/Info-Set-Dec/mceliece-isd.4.2/stats/olds/prange.csv'#$prange.E100]" office:value-type="float" office:value="43" calcext:value-type="float">
            <text:p>43</text:p>
          </table:table-cell>
          <table:table-cell table:style-name="ce13" table:formula="of:=['file:///home/spal_gnome/Nextcloud/University.sync/Crypto/Info-Set-Dec/mceliece-isd.4.2/stats/olds/prange.csv'#$prange.F100]" office:value-type="float" office:value="141" calcext:value-type="float">
            <text:p>141</text:p>
          </table:table-cell>
          <table:table-cell table:style-name="ce13" table:formula="of:=['file:///home/spal_gnome/Nextcloud/University.sync/Crypto/Info-Set-Dec/mceliece-isd.4.2/stats/olds/prange.csv'#$prange.G100]" office:value-type="string" office:string-value="0.0208" calcext:value-type="string">
            <text:p>0.0208</text:p>
          </table:table-cell>
          <table:table-cell table:style-name="ce13" table:formula="of:=['file:///home/spal_gnome/Nextcloud/University.sync/Crypto/Info-Set-Dec/mceliece-isd.4.2/stats/olds/prange.csv'#$prange.H10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0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0]" office:value-type="float" office:value="0" calcext:value-type="float">
            <text:p>0</text:p>
          </table:table-cell>
          <table:table-cell table:formula="of:=[.E322]/[.D322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1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1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1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1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1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1]" office:value-type="float" office:value="81" calcext:value-type="float">
            <text:p>81</text:p>
          </table:table-cell>
          <table:table-cell table:style-name="ce13" table:formula="of:=['file:///home/spal_gnome/Nextcloud/University.sync/Crypto/Info-Set-Dec/mceliece-isd.4.2/stats/olds/prange.csv'#$prange.G101]" office:value-type="string" office:string-value="0.0062" calcext:value-type="string">
            <text:p>0.0062</text:p>
          </table:table-cell>
          <table:table-cell table:style-name="ce13" table:formula="of:=['file:///home/spal_gnome/Nextcloud/University.sync/Crypto/Info-Set-Dec/mceliece-isd.4.2/stats/olds/prange.csv'#$prange.H10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1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1]" office:value-type="float" office:value="0" calcext:value-type="float">
            <text:p>0</text:p>
          </table:table-cell>
          <table:table-cell table:formula="of:=[.E323]/[.D323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2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2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2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2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2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2]" office:value-type="float" office:value="113" calcext:value-type="float">
            <text:p>113</text:p>
          </table:table-cell>
          <table:table-cell table:style-name="ce13" table:formula="of:=['file:///home/spal_gnome/Nextcloud/University.sync/Crypto/Info-Set-Dec/mceliece-isd.4.2/stats/olds/prange.csv'#$prange.G102]" office:value-type="string" office:string-value="0.0043" calcext:value-type="string">
            <text:p>0.0043</text:p>
          </table:table-cell>
          <table:table-cell table:style-name="ce13" table:formula="of:=['file:///home/spal_gnome/Nextcloud/University.sync/Crypto/Info-Set-Dec/mceliece-isd.4.2/stats/olds/prange.csv'#$prange.H10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2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2]" office:value-type="float" office:value="0" calcext:value-type="float">
            <text:p>0</text:p>
          </table:table-cell>
          <table:table-cell table:formula="of:=[.E324]/[.D324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3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3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3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3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3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3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G103]" office:value-type="string" office:string-value="1.0" calcext:value-type="string">
            <text:p>1.0</text:p>
          </table:table-cell>
          <table:table-cell table:style-name="ce13" table:formula="of:=['file:///home/spal_gnome/Nextcloud/University.sync/Crypto/Info-Set-Dec/mceliece-isd.4.2/stats/olds/prange.csv'#$prange.H10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3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3]" office:value-type="float" office:value="0" calcext:value-type="float">
            <text:p>0</text:p>
          </table:table-cell>
          <table:table-cell table:formula="of:=[.E325]/[.D325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4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4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4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4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4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4]" office:value-type="float" office:value="22" calcext:value-type="float">
            <text:p>22</text:p>
          </table:table-cell>
          <table:table-cell table:style-name="ce13" table:formula="of:=['file:///home/spal_gnome/Nextcloud/University.sync/Crypto/Info-Set-Dec/mceliece-isd.4.2/stats/olds/prange.csv'#$prange.G104]" office:value-type="string" office:string-value="0.0227" calcext:value-type="string">
            <text:p>0.0227</text:p>
          </table:table-cell>
          <table:table-cell table:style-name="ce13" table:formula="of:=['file:///home/spal_gnome/Nextcloud/University.sync/Crypto/Info-Set-Dec/mceliece-isd.4.2/stats/olds/prange.csv'#$prange.H10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4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4]" office:value-type="float" office:value="0" calcext:value-type="float">
            <text:p>0</text:p>
          </table:table-cell>
          <table:table-cell table:formula="of:=[.E326]/[.D326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5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5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5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5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5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5]" office:value-type="float" office:value="70" calcext:value-type="float">
            <text:p>70</text:p>
          </table:table-cell>
          <table:table-cell table:style-name="ce13" table:formula="of:=['file:///home/spal_gnome/Nextcloud/University.sync/Crypto/Info-Set-Dec/mceliece-isd.4.2/stats/olds/prange.csv'#$prange.G105]" office:value-type="float" office:value="7" calcext:value-type="float">
            <text:p>7</text:p>
          </table:table-cell>
          <table:table-cell table:style-name="ce13" table:formula="of:=['file:///home/spal_gnome/Nextcloud/University.sync/Crypto/Info-Set-Dec/mceliece-isd.4.2/stats/olds/prange.csv'#$prange.H10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5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5]" office:value-type="float" office:value="0" calcext:value-type="float">
            <text:p>0</text:p>
          </table:table-cell>
          <table:table-cell table:formula="of:=[.E327]/[.D327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6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6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6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6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6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6]" office:value-type="float" office:value="49" calcext:value-type="float">
            <text:p>49</text:p>
          </table:table-cell>
          <table:table-cell table:style-name="ce13" table:formula="of:=['file:///home/spal_gnome/Nextcloud/University.sync/Crypto/Info-Set-Dec/mceliece-isd.4.2/stats/olds/prange.csv'#$prange.G106]" office:value-type="string" office:string-value="0.0098" calcext:value-type="string">
            <text:p>0.0098</text:p>
          </table:table-cell>
          <table:table-cell table:style-name="ce13" table:formula="of:=['file:///home/spal_gnome/Nextcloud/University.sync/Crypto/Info-Set-Dec/mceliece-isd.4.2/stats/olds/prange.csv'#$prange.H10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6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6]" office:value-type="float" office:value="0" calcext:value-type="float">
            <text:p>0</text:p>
          </table:table-cell>
          <table:table-cell table:formula="of:=[.E328]/[.D328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7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7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7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7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7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7]" office:value-type="float" office:value="47" calcext:value-type="float">
            <text:p>47</text:p>
          </table:table-cell>
          <table:table-cell table:style-name="ce13" table:formula="of:=['file:///home/spal_gnome/Nextcloud/University.sync/Crypto/Info-Set-Dec/mceliece-isd.4.2/stats/olds/prange.csv'#$prange.G107]" office:value-type="string" office:string-value="0.0122" calcext:value-type="string">
            <text:p>0.0122</text:p>
          </table:table-cell>
          <table:table-cell table:style-name="ce13" table:formula="of:=['file:///home/spal_gnome/Nextcloud/University.sync/Crypto/Info-Set-Dec/mceliece-isd.4.2/stats/olds/prange.csv'#$prange.H10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7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7]" office:value-type="float" office:value="0" calcext:value-type="float">
            <text:p>0</text:p>
          </table:table-cell>
          <table:table-cell table:formula="of:=[.E329]/[.D329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8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8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8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8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8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8]" office:value-type="float" office:value="142" calcext:value-type="float">
            <text:p>142</text:p>
          </table:table-cell>
          <table:table-cell table:style-name="ce13" table:formula="of:=['file:///home/spal_gnome/Nextcloud/University.sync/Crypto/Info-Set-Dec/mceliece-isd.4.2/stats/olds/prange.csv'#$prange.G108]" office:value-type="string" office:string-value="0.0038" calcext:value-type="string">
            <text:p>0.0038</text:p>
          </table:table-cell>
          <table:table-cell table:style-name="ce13" table:formula="of:=['file:///home/spal_gnome/Nextcloud/University.sync/Crypto/Info-Set-Dec/mceliece-isd.4.2/stats/olds/prange.csv'#$prange.H10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8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8]" office:value-type="float" office:value="0" calcext:value-type="float">
            <text:p>0</text:p>
          </table:table-cell>
          <table:table-cell table:formula="of:=[.E330]/[.D330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ce13" table:formula="of:=['file:///home/spal_gnome/Nextcloud/University.sync/Crypto/Info-Set-Dec/mceliece-isd.4.2/stats/olds/prange.csv'#$prange.A109]" office:value-type="string" office:string-value="Prange OK" calcext:value-type="string">
            <text:p>Prange OK</text:p>
          </table:table-cell>
          <table:table-cell table:style-name="ce13" table:formula="of:=['file:///home/spal_gnome/Nextcloud/University.sync/Crypto/Info-Set-Dec/mceliece-isd.4.2/stats/olds/prange.csv'#$prange.B109]" office:value-type="float" office:value="6" calcext:value-type="float">
            <text:p>6</text:p>
          </table:table-cell>
          <table:table-cell table:style-name="ce13" table:formula="of:=['file:///home/spal_gnome/Nextcloud/University.sync/Crypto/Info-Set-Dec/mceliece-isd.4.2/stats/olds/prange.csv'#$prange.C109]" office:value-type="float" office:value="2" calcext:value-type="float">
            <text:p>2</text:p>
          </table:table-cell>
          <table:table-cell table:style-name="ce13" table:formula="of:=['file:///home/spal_gnome/Nextcloud/University.sync/Crypto/Info-Set-Dec/mceliece-isd.4.2/stats/olds/prange.csv'#$prange.D109]" office:value-type="float" office:value="62" calcext:value-type="float">
            <text:p>62</text:p>
          </table:table-cell>
          <table:table-cell table:style-name="ce13" table:formula="of:=['file:///home/spal_gnome/Nextcloud/University.sync/Crypto/Info-Set-Dec/mceliece-isd.4.2/stats/olds/prange.csv'#$prange.E109]" office:value-type="float" office:value="50" calcext:value-type="float">
            <text:p>50</text:p>
          </table:table-cell>
          <table:table-cell table:style-name="ce13" table:formula="of:=['file:///home/spal_gnome/Nextcloud/University.sync/Crypto/Info-Set-Dec/mceliece-isd.4.2/stats/olds/prange.csv'#$prange.F109]" office:value-type="float" office:value="55" calcext:value-type="float">
            <text:p>55</text:p>
          </table:table-cell>
          <table:table-cell table:style-name="ce13" table:formula="of:=['file:///home/spal_gnome/Nextcloud/University.sync/Crypto/Info-Set-Dec/mceliece-isd.4.2/stats/olds/prange.csv'#$prange.G109]" office:value-type="string" office:string-value="0.0076" calcext:value-type="string">
            <text:p>0.0076</text:p>
          </table:table-cell>
          <table:table-cell table:style-name="ce13" table:formula="of:=['file:///home/spal_gnome/Nextcloud/University.sync/Crypto/Info-Set-Dec/mceliece-isd.4.2/stats/olds/prange.csv'#$prange.H10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I109]" office:value-type="float" office:value="0" calcext:value-type="float">
            <text:p>0</text:p>
          </table:table-cell>
          <table:table-cell table:style-name="ce13" table:formula="of:=['file:///home/spal_gnome/Nextcloud/University.sync/Crypto/Info-Set-Dec/mceliece-isd.4.2/stats/olds/prange.csv'#$prange.J109]" office:value-type="float" office:value="0" calcext:value-type="float">
            <text:p>0</text:p>
          </table:table-cell>
          <table:table-cell table:formula="of:=[.E331]/[.D331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0.68</text:p>
          </table:table-cell>
          <table:table-cell table:number-columns-repeated="2"/>
          <table:table-cell table:formula="of:=[.E332]/[.D332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0.0036</text:p>
          </table:table-cell>
          <table:table-cell table:number-columns-repeated="3"/>
          <table:table-cell table:formula="of:=[.E333]/[.D333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3"/>
          <table:table-cell table:formula="of:=[.E334]/[.D334]" office:value-type="float" office:value="0.806451612903226" calcext:value-type="float">
            <text:p>0,806451612903226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0.1111</text:p>
          </table:table-cell>
          <table:table-cell table:number-columns-repeated="3"/>
          <table:table-cell table:formula="of:=[.E335]/[.D335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string" calcext:value-type="string">
            <text:p>0.0021</text:p>
          </table:table-cell>
          <table:table-cell table:number-columns-repeated="3"/>
          <table:table-cell table:formula="of:=[.E336]/[.D336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office:value-type="string" calcext:value-type="string">
            <text:p>0.0044</text:p>
          </table:table-cell>
          <table:table-cell table:number-columns-repeated="3"/>
          <table:table-cell table:formula="of:=[.E337]/[.D337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0.0333</text:p>
          </table:table-cell>
          <table:table-cell table:number-columns-repeated="3"/>
          <table:table-cell table:formula="of:=[.E338]/[.D338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857" calcext:value-type="float">
            <text:p>85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table:formula="of:=[.E339]/[.D339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string" calcext:value-type="string">
            <text:p>0.0127</text:p>
          </table:table-cell>
          <table:table-cell table:number-columns-repeated="3"/>
          <table:table-cell table:formula="of:=[.E340]/[.D340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.0</text:p>
          </table:table-cell>
          <table:table-cell table:number-columns-repeated="3"/>
          <table:table-cell table:formula="of:=[.E341]/[.D341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string" calcext:value-type="string">
            <text:p>0.0141</text:p>
          </table:table-cell>
          <table:table-cell table:number-columns-repeated="3"/>
          <table:table-cell table:formula="of:=[.E342]/[.D342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string" calcext:value-type="string">
            <text:p>0.0179</text:p>
          </table:table-cell>
          <table:table-cell table:number-columns-repeated="3"/>
          <table:table-cell table:formula="of:=[.E343]/[.D343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344]/[.D344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0.0385</text:p>
          </table:table-cell>
          <table:table-cell table:number-columns-repeated="3"/>
          <table:table-cell table:formula="of:=[.E345]/[.D345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string" calcext:value-type="string">
            <text:p>0.0081</text:p>
          </table:table-cell>
          <table:table-cell table:number-columns-repeated="3"/>
          <table:table-cell table:formula="of:=[.E346]/[.D346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string" calcext:value-type="string">
            <text:p>0.0082</text:p>
          </table:table-cell>
          <table:table-cell table:number-columns-repeated="3"/>
          <table:table-cell table:formula="of:=[.E347]/[.D347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string" calcext:value-type="string">
            <text:p>0.0074</text:p>
          </table:table-cell>
          <table:table-cell table:number-columns-repeated="3"/>
          <table:table-cell table:formula="of:=[.E348]/[.D348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0.0096</text:p>
          </table:table-cell>
          <table:table-cell table:number-columns-repeated="3"/>
          <table:table-cell table:formula="of:=[.E349]/[.D349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0.0185</text:p>
          </table:table-cell>
          <table:table-cell table:number-columns-repeated="3"/>
          <table:table-cell table:formula="of:=[.E350]/[.D350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131" calcext:value-type="float">
            <text:p>1131</text:p>
          </table:table-cell>
          <table:table-cell table:style-name="Default" office:value-type="string" calcext:value-type="string">
            <text:p>0.0022</text:p>
          </table:table-cell>
          <table:table-cell table:number-columns-repeated="3"/>
          <table:table-cell table:formula="of:=[.E351]/[.D351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18" calcext:value-type="float">
            <text:p>618</text:p>
          </table:table-cell>
          <table:table-cell table:style-name="Default" office:value-type="string" calcext:value-type="string">
            <text:p>0.0047</text:p>
          </table:table-cell>
          <table:table-cell table:number-columns-repeated="3"/>
          <table:table-cell table:formula="of:=[.E352]/[.D352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/>
          <table:table-cell table:formula="of:=[.E353]/[.D353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string" calcext:value-type="string">
            <text:p>0.0096</text:p>
          </table:table-cell>
          <table:table-cell table:number-columns-repeated="3"/>
          <table:table-cell table:formula="of:=[.E354]/[.D354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3"/>
          <table:table-cell table:formula="of:=[.E355]/[.D355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211" calcext:value-type="float">
            <text:p>1211</text:p>
          </table:table-cell>
          <table:table-cell table:style-name="Default" office:value-type="string" calcext:value-type="string">
            <text:p>0.0023</text:p>
          </table:table-cell>
          <table:table-cell table:number-columns-repeated="3"/>
          <table:table-cell table:formula="of:=[.E356]/[.D356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string" calcext:value-type="string">
            <text:p>0.0147</text:p>
          </table:table-cell>
          <table:table-cell table:number-columns-repeated="3"/>
          <table:table-cell table:formula="of:=[.E357]/[.D357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string" calcext:value-type="string">
            <text:p>0.0062</text:p>
          </table:table-cell>
          <table:table-cell table:number-columns-repeated="3"/>
          <table:table-cell table:formula="of:=[.E358]/[.D358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123" calcext:value-type="float">
            <text:p>1123</text:p>
          </table:table-cell>
          <table:table-cell table:style-name="Default" office:value-type="string" calcext:value-type="string">
            <text:p>0.0025</text:p>
          </table:table-cell>
          <table:table-cell table:number-columns-repeated="3"/>
          <table:table-cell table:formula="of:=[.E359]/[.D359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0.04</text:p>
          </table:table-cell>
          <table:table-cell table:number-columns-repeated="3"/>
          <table:table-cell table:formula="of:=[.E360]/[.D360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0.1</text:p>
          </table:table-cell>
          <table:table-cell table:number-columns-repeated="3"/>
          <table:table-cell table:formula="of:=[.E361]/[.D361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0.1667</text:p>
          </table:table-cell>
          <table:table-cell table:number-columns-repeated="3"/>
          <table:table-cell table:formula="of:=[.E362]/[.D362]" office:value-type="float" office:value="0.704918032786885" calcext:value-type="float">
            <text:p>0,70491803278688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018" calcext:value-type="float">
            <text:p>1018</text:p>
          </table:table-cell>
          <table:table-cell table:style-name="Default" office:value-type="string" calcext:value-type="string">
            <text:p>0.0027</text:p>
          </table:table-cell>
          <table:table-cell table:number-columns-repeated="3"/>
          <table:table-cell table:formula="of:=[.E363]/[.D363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0.0192</text:p>
          </table:table-cell>
          <table:table-cell table:number-columns-repeated="3"/>
          <table:table-cell table:formula="of:=[.E364]/[.D364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681" calcext:value-type="float">
            <text:p>681</text:p>
          </table:table-cell>
          <table:table-cell table:style-name="Default" office:value-type="string" calcext:value-type="string">
            <text:p>0.0015</text:p>
          </table:table-cell>
          <table:table-cell table:number-columns-repeated="3"/>
          <table:table-cell table:formula="of:=[.E365]/[.D365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string" calcext:value-type="string">
            <text:p>0.0063</text:p>
          </table:table-cell>
          <table:table-cell table:number-columns-repeated="3"/>
          <table:table-cell table:formula="of:=[.E366]/[.D366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0.02</text:p>
          </table:table-cell>
          <table:table-cell table:number-columns-repeated="3"/>
          <table:table-cell table:formula="of:=[.E367]/[.D367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0.0167</text:p>
          </table:table-cell>
          <table:table-cell table:number-columns-repeated="3"/>
          <table:table-cell table:formula="of:=[.E368]/[.D368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0.0104</text:p>
          </table:table-cell>
          <table:table-cell table:number-columns-repeated="3"/>
          <table:table-cell table:formula="of:=[.E369]/[.D369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0.0085</text:p>
          </table:table-cell>
          <table:table-cell table:number-columns-repeated="3"/>
          <table:table-cell table:formula="of:=[.E370]/[.D370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table:formula="of:=[.E371]/[.D371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string" calcext:value-type="string">
            <text:p>0.0064</text:p>
          </table:table-cell>
          <table:table-cell table:number-columns-repeated="3"/>
          <table:table-cell table:formula="of:=[.E372]/[.D372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office:value-type="string" calcext:value-type="string">
            <text:p>0.0026</text:p>
          </table:table-cell>
          <table:table-cell table:number-columns-repeated="3"/>
          <table:table-cell table:formula="of:=[.E373]/[.D373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0.0145</text:p>
          </table:table-cell>
          <table:table-cell table:number-columns-repeated="3"/>
          <table:table-cell table:formula="of:=[.E374]/[.D374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443" calcext:value-type="float">
            <text:p>443</text:p>
          </table:table-cell>
          <table:table-cell table:style-name="Default" office:value-type="string" calcext:value-type="string">
            <text:p>0.0023</text:p>
          </table:table-cell>
          <table:table-cell table:number-columns-repeated="3"/>
          <table:table-cell table:formula="of:=[.E375]/[.D375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string" calcext:value-type="string">
            <text:p>0.0063</text:p>
          </table:table-cell>
          <table:table-cell table:number-columns-repeated="3"/>
          <table:table-cell table:formula="of:=[.E376]/[.D376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string" calcext:value-type="string">
            <text:p>0.0034</text:p>
          </table:table-cell>
          <table:table-cell table:number-columns-repeated="3"/>
          <table:table-cell table:formula="of:=[.E377]/[.D377]" office:value-type="float" office:value="0.890625" calcext:value-type="float">
            <text:p>0,890625</text:p>
          </table:table-cell>
          <table:table-cell table:number-columns-repeated="1013"/>
        </table:table-row>
        <table:table-row table:style-name="ro1" table:visibility="filter">
          <table:table-cell table:style-name="Default" office:value-type="string" calcext:value-type="string">
            <text:p>Prange O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0.0333</text:p>
          </table:table-cell>
          <table:table-cell table:number-columns-repeated="3"/>
          <table:table-cell table:formula="of:=[.E378]/[.D378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0.1667</text:p>
          </table:table-cell>
          <table:table-cell table:number-columns-repeated="3"/>
          <table:table-cell table:formula="of:=[.E379]/[.D379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380]/[.D380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381]/[.D381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2</text:p>
          </table:table-cell>
          <table:table-cell table:number-columns-repeated="3"/>
          <table:table-cell table:formula="of:=[.E382]/[.D382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383]/[.D383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384]/[.D384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385]/[.D385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2</text:p>
          </table:table-cell>
          <table:table-cell table:number-columns-repeated="3"/>
          <table:table-cell table:formula="of:=[.E386]/[.D386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.0</text:p>
          </table:table-cell>
          <table:table-cell table:number-columns-repeated="3"/>
          <table:table-cell table:formula="of:=[.E387]/[.D387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.0</text:p>
          </table:table-cell>
          <table:table-cell table:number-columns-repeated="3"/>
          <table:table-cell table:formula="of:=[.E388]/[.D388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389]/[.D389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390]/[.D390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391]/[.D391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0.05</text:p>
          </table:table-cell>
          <table:table-cell table:number-columns-repeated="3"/>
          <table:table-cell table:formula="of:=[.E392]/[.D392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393]/[.D393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394]/[.D394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0.0833</text:p>
          </table:table-cell>
          <table:table-cell table:number-columns-repeated="3"/>
          <table:table-cell table:formula="of:=[.E395]/[.D395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396]/[.D396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0.1667</text:p>
          </table:table-cell>
          <table:table-cell table:number-columns-repeated="3"/>
          <table:table-cell table:formula="of:=[.E397]/[.D397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0.25</text:p>
          </table:table-cell>
          <table:table-cell table:number-columns-repeated="3"/>
          <table:table-cell table:formula="of:=[.E398]/[.D398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3"/>
          <table:table-cell table:formula="of:=[.E399]/[.D399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.0</text:p>
          </table:table-cell>
          <table:table-cell table:number-columns-repeated="3"/>
          <table:table-cell table:formula="of:=[.E400]/[.D400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2</text:p>
          </table:table-cell>
          <table:table-cell table:number-columns-repeated="3"/>
          <table:table-cell table:formula="of:=[.E401]/[.D401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0.2</text:p>
          </table:table-cell>
          <table:table-cell table:number-columns-repeated="3"/>
          <table:table-cell table:formula="of:=[.E402]/[.D402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.0</text:p>
          </table:table-cell>
          <table:table-cell table:number-columns-repeated="3"/>
          <table:table-cell table:formula="of:=[.E403]/[.D403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0.1429</text:p>
          </table:table-cell>
          <table:table-cell table:number-columns-repeated="3"/>
          <table:table-cell table:formula="of:=[.E404]/[.D404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405]/[.D405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0.25</text:p>
          </table:table-cell>
          <table:table-cell table:number-columns-repeated="3"/>
          <table:table-cell table:formula="of:=[.E406]/[.D406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0.0909</text:p>
          </table:table-cell>
          <table:table-cell table:number-columns-repeated="3"/>
          <table:table-cell table:formula="of:=[.E407]/[.D407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1</text:p>
          </table:table-cell>
          <table:table-cell table:number-columns-repeated="3"/>
          <table:table-cell table:formula="of:=[.E408]/[.D408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0.25</text:p>
          </table:table-cell>
          <table:table-cell table:number-columns-repeated="3"/>
          <table:table-cell table:formula="of:=[.E409]/[.D409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0.3333</text:p>
          </table:table-cell>
          <table:table-cell table:number-columns-repeated="3"/>
          <table:table-cell table:formula="of:=[.E410]/[.D410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0.1667</text:p>
          </table:table-cell>
          <table:table-cell table:number-columns-repeated="3"/>
          <table:table-cell table:formula="of:=[.E411]/[.D411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5</text:p>
          </table:table-cell>
          <table:table-cell table:number-columns-repeated="3"/>
          <table:table-cell table:formula="of:=[.E412]/[.D412]" office:value-type="float" office:value="0.0740740740740741" calcext:value-type="float">
            <text:p>0,074074074074074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Prange OK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.0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9" table:style-name="ta1">
        <table:table-column table:style-name="co7" table:number-columns-repeated="10" table:default-cell-style-name="ce13"/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style-name="ce12" table:formula="of:=[.I1]/[.J1]" office:value-type="float" office:value="1" calcext:value-type="float">
            <text:p>1</text:p>
          </table:table-cell>
          <table:table-cell table:style-name="ce12" table:formula="of:=COMBIN([.D1]-[.C1];[.E1])" office:value-type="float" office:value="1" calcext:value-type="float">
            <text:p>1</text:p>
          </table:table-cell>
          <table:table-cell table:style-name="ce12" table:formula="of:=COMBIN([.D1];[.E1])" office:value-type="float" office:value="1" calcext:value-type="float">
            <text:p>1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style-name="ce12" table:formula="of:=[.I2]/[.J2]" office:value-type="float" office:value="1" calcext:value-type="float">
            <text:p>1</text:p>
          </table:table-cell>
          <table:table-cell table:style-name="ce12" table:formula="of:=COMBIN([.D2]-[.C2];[.E2])" office:value-type="float" office:value="1" calcext:value-type="float">
            <text:p>1</text:p>
          </table:table-cell>
          <table:table-cell table:style-name="ce12" table:formula="of:=COMBIN([.D2];[.E2])" office:value-type="float" office:value="1" calcext:value-type="float">
            <text:p>1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style-name="ce12" table:formula="of:=[.I3]/[.J3]" office:value-type="float" office:value="1" calcext:value-type="float">
            <text:p>1</text:p>
          </table:table-cell>
          <table:table-cell table:style-name="ce12" table:formula="of:=COMBIN([.D3]-[.C3];[.E3])" office:value-type="float" office:value="1" calcext:value-type="float">
            <text:p>1</text:p>
          </table:table-cell>
          <table:table-cell table:style-name="ce12" table:formula="of:=COMBIN([.D3];[.E3])" office:value-type="float" office:value="1" calcext:value-type="float">
            <text:p>1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style-name="ce12" table:formula="of:=[.I4]/[.J4]" office:value-type="float" office:value="1" calcext:value-type="float">
            <text:p>1</text:p>
          </table:table-cell>
          <table:table-cell table:style-name="ce12" table:formula="of:=COMBIN([.D4]-[.C4];[.E4])" office:value-type="float" office:value="1" calcext:value-type="float">
            <text:p>1</text:p>
          </table:table-cell>
          <table:table-cell table:style-name="ce12" table:formula="of:=COMBIN([.D4];[.E4])" office:value-type="float" office:value="1" calcext:value-type="float">
            <text:p>1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style-name="ce12" table:formula="of:=[.I5]/[.J5]" office:value-type="float" office:value="1" calcext:value-type="float">
            <text:p>1</text:p>
          </table:table-cell>
          <table:table-cell table:style-name="ce12" table:formula="of:=COMBIN([.D5]-[.C5];[.E5])" office:value-type="float" office:value="1" calcext:value-type="float">
            <text:p>1</text:p>
          </table:table-cell>
          <table:table-cell table:style-name="ce12" table:formula="of:=COMBIN([.D5];[.E5])" office:value-type="float" office:value="1" calcext:value-type="float">
            <text:p>1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style-name="ce12" table:formula="of:=[.I6]/[.J6]" office:value-type="float" office:value="1" calcext:value-type="float">
            <text:p>1</text:p>
          </table:table-cell>
          <table:table-cell table:style-name="ce12" table:formula="of:=COMBIN([.D6]-[.C6];[.E6])" office:value-type="float" office:value="1" calcext:value-type="float">
            <text:p>1</text:p>
          </table:table-cell>
          <table:table-cell table:style-name="ce12" table:formula="of:=COMBIN([.D6];[.E6])" office:value-type="float" office:value="1" calcext:value-type="float">
            <text:p>1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  <table:table-row table:style-name="ro1">
          <table:table-cell table:formula="of:=['file:///home/spal_gnome/Nextcloud/University.sync/Crypto/Info-Set-Dec/mceliece-isd.4.2/stats/olds/prange.csv'#$prange.A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B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C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D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E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F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G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H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I$#REF!]" office:value-type="float" office:value="0" calcext:value-type="float">
            <text:p>0</text:p>
          </table:table-cell>
          <table:table-cell table:formula="of:=['file:///home/spal_gnome/Nextcloud/University.sync/Crypto/Info-Set-Dec/mceliece-isd.4.2/stats/olds/prange.csv'#$prange.J$#REF!]" office:value-type="float" office:value="0" calcext:value-type="float">
            <text:p>0</text:p>
          </table:table-cell>
        </table:table-row>
      </table:table>
      <table:table table:name="'file:///home/spal_gnome/Nextcloud/University.sync/Crypto/Info-Set-Dec/mceliece-isd.4.2/stats/olds/prange.csv'#prange" table:print="false" table:style-name="ta_extref">
        <table:table-source xlink:type="simple" xlink:href="../prange.csv" table:table-name="prange" table:filter-name="Text - txt - csv (StarCalc)" table:filter-options="9/59/44,34,76,1,,0,false,false,true,false,false" table:mode="copy-results-only"/>
        <table:table-column table:number-columns-repeated="7"/>
        <table:table-row table:number-rows-repeated="2">
          <table:table-cell table:number-columns-repeated="7"/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842">
            <text:p>6842</text:p>
          </table:table-cell>
          <table:table-cell table:style-name="ce1" office:value-type="string">
            <text:p>0.071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897">
            <text:p>6897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50">
            <text:p>1750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27">
            <text:p>827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197">
            <text:p>7197</text:p>
          </table:table-cell>
          <table:table-cell table:style-name="ce1" office:value-type="string">
            <text:p>0.029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80">
            <text:p>2480</text:p>
          </table:table-cell>
          <table:table-cell table:style-name="ce1" office:value-type="string">
            <text:p>0.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575">
            <text:p>5575</text:p>
          </table:table-cell>
          <table:table-cell table:style-name="ce1" office:value-type="string">
            <text:p>0.033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05">
            <text:p>1705</text:p>
          </table:table-cell>
          <table:table-cell table:style-name="ce1" office:value-type="string">
            <text:p>0.333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65">
            <text:p>1865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02">
            <text:p>1402</text:p>
          </table:table-cell>
          <table:table-cell table:style-name="ce1" office:value-type="string">
            <text:p>0.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58">
            <text:p>758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953">
            <text:p>6953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35">
            <text:p>1435</text:p>
          </table:table-cell>
          <table:table-cell table:style-name="ce1" office:value-type="string">
            <text:p>0.062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45">
            <text:p>3645</text:p>
          </table:table-cell>
          <table:table-cell table:style-name="ce1" office:value-type="string">
            <text:p>0.038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30">
            <text:p>930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914">
            <text:p>5914</text:p>
          </table:table-cell>
          <table:table-cell table:style-name="ce1" office:value-type="string">
            <text:p>0.028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878">
            <text:p>3878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688">
            <text:p>8688</text:p>
          </table:table-cell>
          <table:table-cell table:style-name="ce1" office:value-type="string">
            <text:p>0.015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609">
            <text:p>2609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131">
            <text:p>3131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12">
            <text:p>3212</text:p>
          </table:table-cell>
          <table:table-cell table:style-name="ce1" office:value-type="string">
            <text:p>0.076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48">
            <text:p>1648</text:p>
          </table:table-cell>
          <table:table-cell table:style-name="ce1" office:value-type="string">
            <text:p>0.166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10">
            <text:p>810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58">
            <text:p>858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73">
            <text:p>973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995">
            <text:p>7995</text:p>
          </table:table-cell>
          <table:table-cell table:style-name="ce1" office:value-type="string">
            <text:p>0.0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92">
            <text:p>992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97">
            <text:p>4097</text:p>
          </table:table-cell>
          <table:table-cell table:style-name="ce1" office:value-type="string">
            <text:p>0.043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0.032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122">
            <text:p>4122</text:p>
          </table:table-cell>
          <table:table-cell table:style-name="ce1" office:value-type="string">
            <text:p>0.066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18">
            <text:p>918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80">
            <text:p>1680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81">
            <text:p>881</text:p>
          </table:table-cell>
          <table:table-cell table:style-name="ce1" office:value-type="string">
            <text:p>0.090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906">
            <text:p>6906</text:p>
          </table:table-cell>
          <table:table-cell table:style-name="ce1" office:value-type="string">
            <text:p>0.035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76">
            <text:p>1676</text:p>
          </table:table-cell>
          <table:table-cell table:style-name="ce1" office:value-type="string">
            <text:p>0.25</text:p>
          </table:table-cell>
        </table:table-row>
        <table:table-row>
          <table:table-cell table:style-name="ce1" office:value-type="string">
            <text:p>2022-01-06 17:46:09.668752</text:p>
          </table:table-cell>
        </table:table-row>
        <table:table-row>
          <table:table-cell table:style-name="ce1" office:value-type="string">
            <text:p>2022-01-06 17:49:41.28104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26">
            <text:p>526</text:p>
          </table:table-cell>
          <table:table-cell table:style-name="ce1" office:value-type="string">
            <text:p>0.020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178">
            <text:p>1178</text:p>
          </table:table-cell>
          <table:table-cell table:style-name="ce1" office:value-type="string">
            <text:p>0.006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237">
            <text:p>3237</text:p>
          </table:table-cell>
          <table:table-cell table:style-name="ce1" office:value-type="string">
            <text:p>0.0031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52">
            <text:p>252</text:p>
          </table:table-cell>
          <table:table-cell table:style-name="ce1" office:value-type="string">
            <text:p>0.052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73">
            <text:p>573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508">
            <text:p>2508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839">
            <text:p>1839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757">
            <text:p>4757</text:p>
          </table:table-cell>
          <table:table-cell table:style-name="ce1" office:value-type="string">
            <text:p>0.002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162">
            <text:p>1162</text:p>
          </table:table-cell>
          <table:table-cell table:style-name="ce1" office:value-type="string">
            <text:p>0.009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51">
            <text:p>2951</text:p>
          </table:table-cell>
          <table:table-cell table:style-name="ce1" office:value-type="string">
            <text:p>0.0031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96">
            <text:p>1096</text:p>
          </table:table-cell>
          <table:table-cell table:style-name="ce1" office:value-type="string">
            <text:p>0.0071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704">
            <text:p>1704</text:p>
          </table:table-cell>
          <table:table-cell table:style-name="ce1" office:value-type="string">
            <text:p>0.0051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651">
            <text:p>8651</text:p>
          </table:table-cell>
          <table:table-cell table:style-name="ce1" office:value-type="string">
            <text:p>0.001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2">
            <text:p>332</text:p>
          </table:table-cell>
          <table:table-cell table:style-name="ce1" office:value-type="string">
            <text:p>0.052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837">
            <text:p>1837</text:p>
          </table:table-cell>
          <table:table-cell table:style-name="ce1" office:value-type="string">
            <text:p>0.005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99">
            <text:p>499</text:p>
          </table:table-cell>
          <table:table-cell table:style-name="ce1" office:value-type="string">
            <text:p>0.019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946">
            <text:p>3946</text:p>
          </table:table-cell>
          <table:table-cell table:style-name="ce1" office:value-type="string">
            <text:p>0.002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633">
            <text:p>1633</text:p>
          </table:table-cell>
          <table:table-cell table:style-name="ce1" office:value-type="string">
            <text:p>0.005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426">
            <text:p>1426</text:p>
          </table:table-cell>
          <table:table-cell table:style-name="ce1" office:value-type="string">
            <text:p>0.007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949">
            <text:p>2949</text:p>
          </table:table-cell>
          <table:table-cell table:style-name="ce1" office:value-type="string">
            <text:p>0.003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1">
            <text:p>231</text:p>
          </table:table-cell>
          <table:table-cell table:style-name="ce1" office:value-type="string">
            <text:p>0.04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870">
            <text:p>4870</text:p>
          </table:table-cell>
          <table:table-cell table:style-name="ce1" office:value-type="string">
            <text:p>0.0021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64">
            <text:p>364</text:p>
          </table:table-cell>
          <table:table-cell table:style-name="ce1" office:value-type="string">
            <text:p>0.027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62">
            <text:p>662</text:p>
          </table:table-cell>
          <table:table-cell table:style-name="ce1" office:value-type="string">
            <text:p>0.015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342">
            <text:p>1342</text:p>
          </table:table-cell>
          <table:table-cell table:style-name="ce1" office:value-type="string">
            <text:p>0.007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34">
            <text:p>234</text:p>
          </table:table-cell>
          <table:table-cell table:style-name="ce1" office:value-type="string">
            <text:p>0.041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01">
            <text:p>201</text:p>
          </table:table-cell>
          <table:table-cell table:style-name="ce1" office:value-type="string">
            <text:p>0.047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37">
            <text:p>1237</text:p>
          </table:table-cell>
          <table:table-cell table:style-name="ce1" office:value-type="string">
            <text:p>0.0071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42">
            <text:p>1242</text:p>
          </table:table-cell>
          <table:table-cell table:style-name="ce1" office:value-type="string">
            <text:p>0.007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299">
            <text:p>4299</text:p>
          </table:table-cell>
          <table:table-cell table:style-name="ce1" office:value-type="string">
            <text:p>0.002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564">
            <text:p>1564</text:p>
          </table:table-cell>
          <table:table-cell table:style-name="ce1" office:value-type="string">
            <text:p>0.006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2">
            <text:p>222</text:p>
          </table:table-cell>
          <table:table-cell table:style-name="ce1" office:value-type="string">
            <text:p>0.058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0.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05">
            <text:p>705</text:p>
          </table:table-cell>
          <table:table-cell table:style-name="ce1" office:value-type="string">
            <text:p>0.010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457">
            <text:p>2457</text:p>
          </table:table-cell>
          <table:table-cell table:style-name="ce1" office:value-type="string">
            <text:p>0.0036</text:p>
          </table:table-cell>
        </table:table-row>
        <table:table-row>
          <table:table-cell table:style-name="ce1" office:value-type="string">
            <text:p>2022-01-07 19:15:50.58381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1566">
            <text:p>11566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271">
            <text:p>7271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409">
            <text:p>5409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099">
            <text:p>2099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297">
            <text:p>3297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644">
            <text:p>6644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035">
            <text:p>2035</text:p>
          </table:table-cell>
          <table:table-cell table:style-name="ce1" office:value-type="string">
            <text:p>0.0</text:p>
          </table:table-cell>
        </table:table-row>
        <table:table-row>
          <table:table-cell table:style-name="ce1" office:value-type="string">
            <text:p>2022-01-08 11:41:37.948564</text:p>
          </table:table-cell>
        </table:table-row>
        <table:table-row>
          <table:table-cell table:style-name="ce1" office:value-type="string">
            <text:p>2022-06-07 00:39:51.46552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0.006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0.025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0.013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0.009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0.05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0.0076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38">
            <text:p>138</text:p>
          </table:table-cell>
          <table:table-cell table:style-name="ce1" office:value-type="string">
            <text:p>0.0159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0.021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0.026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0.003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0.015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0.083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41">
            <text:p>141</text:p>
          </table:table-cell>
          <table:table-cell table:style-name="ce1" office:value-type="string">
            <text:p>0.020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0.006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0.0043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1.0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0.022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0.009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0.0122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0.0038</text:p>
          </table:table-cell>
        </table:table-row>
        <table:table-row>
          <table:table-cell table:style-name="ce1" office:value-type="string">
            <text:p>Prange OK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0.0076</text:p>
          </table:table-cell>
        </table:table-row>
      </table:table>
      <table:named-expressions/>
      <table:database-ranges>
        <table:database-range table:name="__Anonymous_Sheet_DB__0" table:target-range-address="prange.B1:prange.G412" table:display-filter-buttons="true">
          <table:filter>
            <table:filter-and>
              <table:filter-condition table:data-type="number" table:value="5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3:37:55.71754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1-03T12:57:58.980216229</meta:creation-date>
    <meta:editing-duration>PT4H9M58S</meta:editing-duration>
    <meta:editing-cycles>60</meta:editing-cycles>
    <dc:date>2022-06-09T13:52:58.692947139</dc:date>
    <meta:document-statistic meta:table-count="2" meta:cell-count="4677" meta:object-count="0"/>
  </office:meta>
</office:document-meta>
</file>